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ots" table:style-name="ta1">
        <table:shapes>
          <draw:frame draw:z-index="0" draw:style-name="gr1" draw:text-style-name="P1" svg:width="521.69pt" svg:height="253.7pt" svg:x="0pt" svg:y="521.04pt">
            <loext:p draw:notify-on-update-of-ranges="8PSK.C3:8PSK.C42 8PSK.A3:8PSK.A42 8PSK.B2:8PSK.B2 8PSK.B3:8PSK.B42 8PSK.A3:8PSK.A42 8PSK.D2:8PSK.D2 8PSK.D3:8PSK.D42 8PSK.A3:8PSK.A42 8PSK.C2:8PSK.C2 8PSK.C3:8PSK.C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21.69pt" svg:height="253.7pt" svg:x="0pt" svg:y="259.34pt">
            <loext:p draw:notify-on-update-of-ranges="16QAM.A3:16QAM.A42 16QAM.B2:16QAM.B2 16QAM.B3:16QAM.B42 16QAM.A3:16QAM.A42 16QAM.D2:16QAM.D2 16QAM.D3:16QAM.D42 16QAM.A3:16QAM.A42 16QAM.C2:16QAM.C2 16QAM.C3:16QAM.C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521.69pt" svg:height="253.7pt" svg:x="0.77pt" svg:y="0pt">
            <loext:p draw:notify-on-update-of-ranges="QPSK.C3:QPSK.C42 QPSK.A3:QPSK.A42 QPSK.B2:QPSK.B2 QPSK.B3:QPSK.B42 QPSK.A3:QPSK.A42 QPSK.D2:QPSK.D2 QPSK.D3:QPSK.D42 QPSK.A3:QPSK.A42 QPSK.C2:QPSK.C2 QPSK.C3:QPSK.C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521.69pt" svg:height="253.7pt" svg:x="0pt" svg:y="790.47pt">
            <loext:p draw:notify-on-update-of-ranges="BPSK.C3:BPSK.C42 BPSK.A3:BPSK.A42 BPSK.B2:BPSK.B2 BPSK.B3:BPSK.B42 BPSK.A3:BPSK.A42 BPSK.D2:BPSK.D2 BPSK.D3:BPSK.D42 BPSK.A3:BPSK.A42 BPSK.C2:BPSK.C2 BPSK.C3:BPSK.C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521.69pt" svg:height="253.7pt" svg:x="525.15pt" svg:y="0pt">
            <loext:p draw:notify-on-update-of-ranges="QPSK.G2:QPSK.G2 QPSK.G3:QPSK.G42 QPSK.H2:QPSK.H2 QPSK.H3:QPSK.H42 QPSK.G2:QPSK.G2 QPSK.G3:QPSK.G42 QPSK.I2:QPSK.I2 QPSK.I3:QPSK.I42 QPSK.G2:QPSK.G2 QPSK.G3:QPSK.G42 QPSK.J2:QPSK.J2 QPSK.J3:QPSK.J4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521.69pt" svg:height="253.7pt" svg:x="1051.91pt" svg:y="0pt">
            <loext:p draw:notify-on-update-of-ranges="QPSK.L2:QPSK.L2 QPSK.L3:QPSK.L42 QPSK.M2:QPSK.M2 QPSK.M3:QPSK.M42 QPSK.L2:QPSK.L2 QPSK.L3:QPSK.L42 QPSK.N2:QPSK.N2 QPSK.N3:QPSK.N42 QPSK.L2:QPSK.L2 QPSK.L3:QPSK.L42 QPSK.O2:QPSK.O2 QPSK.O3:QPSK.O4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521.69pt" svg:height="253.7pt" svg:x="525.94pt" svg:y="524.01pt">
            <loext:p draw:notify-on-update-of-ranges="8PSK.G2:8PSK.G2 8PSK.G3:8PSK.G42 8PSK.H2:8PSK.H2 8PSK.H3:8PSK.H42 8PSK.G2:8PSK.G2 8PSK.G3:8PSK.G42 8PSK.I2:8PSK.I2 8PSK.I3:8PSK.I42 8PSK.G2:8PSK.G2 8PSK.G3:8PSK.G42 8PSK.J2:8PSK.J2 8PSK.J3:8PSK.J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521.69pt" svg:height="253.7pt" svg:x="1054.35pt" svg:y="520.02pt">
            <loext:p draw:notify-on-update-of-ranges="8PSK.L2:8PSK.L2 8PSK.L3:8PSK.L42 8PSK.M2:8PSK.M2 8PSK.M3:8PSK.M42 8PSK.L2:8PSK.L2 8PSK.L3:8PSK.L42 8PSK.N2:8PSK.N2 8PSK.N3:8PSK.N42 8PSK.L2:8PSK.L2 8PSK.L3:8PSK.L42 8PSK.O2:8PSK.O2 8PSK.O3:8PSK.O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521.69pt" svg:height="253.7pt" svg:x="531.21pt" svg:y="262.37pt">
            <loext:p draw:notify-on-update-of-ranges="16QAM.G2:16QAM.G2 16QAM.G3:16QAM.G42 16QAM.H2:16QAM.H2 16QAM.H3:16QAM.H42 16QAM.G2:16QAM.G2 16QAM.G3:16QAM.G42 16QAM.I2:16QAM.I2 16QAM.I3:16QAM.I42 16QAM.G2:16QAM.G2 16QAM.G3:16QAM.G42 16QAM.J2:16QAM.J2 16QAM.J3:16QAM.J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521.69pt" svg:height="253.7pt" svg:x="1056.05pt" svg:y="265.12pt">
            <loext:p draw:notify-on-update-of-ranges="16QAM.L2:16QAM.L2 16QAM.L3:16QAM.L42 16QAM.M2:16QAM.M2 16QAM.M3:16QAM.M42 16QAM.L2:16QAM.L2 16QAM.L3:16QAM.L42 16QAM.N2:16QAM.N2 16QAM.N3:16QAM.N42 16QAM.L2:16QAM.L2 16QAM.L3:16QAM.L42 16QAM.O2:16QAM.O2 16QAM.O3:16QAM.O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PSK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P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num_clusters</text:p>
          </table:table-cell>
          <table:table-cell office:value-type="string" calcext:value-type="string">
            <text:p><text:s/>BER (BL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2658558" calcext:value-type="float">
            <text:p>0.2658558</text:p>
          </table:table-cell>
          <table:table-cell office:value-type="float" office:value="20" calcext:value-type="float">
            <text:p>20</text:p>
          </table:table-cell>
          <table:table-cell office:value-type="float" office:value="0.2634388" calcext:value-type="float">
            <text:p>0.2634388</text:p>
          </table:table-cell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2599949" calcext:value-type="float">
            <text:p>0.2599949</text:p>
          </table:table-cell>
          <table:table-cell office:value-type="float" office:value="20" calcext:value-type="float">
            <text:p>20</text:p>
          </table:table-cell>
          <table:table-cell office:value-type="float" office:value="0.2510673" calcext:value-type="float">
            <text:p>0.2510673</text:p>
          </table:table-cell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2425017" calcext:value-type="float">
            <text:p>0.2425017</text:p>
          </table:table-cell>
          <table:table-cell office:value-type="float" office:value="20" calcext:value-type="float">
            <text:p>20</text:p>
          </table:table-cell>
          <table:table-cell office:value-type="float" office:value="0.2382162" calcext:value-type="float">
            <text:p>0.2382162</text:p>
          </table:table-cell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2311961" calcext:value-type="float">
            <text:p>0.2311961</text:p>
          </table:table-cell>
          <table:table-cell office:value-type="float" office:value="19" calcext:value-type="float">
            <text:p>19</text:p>
          </table:table-cell>
          <table:table-cell office:value-type="float" office:value="0.2250004" calcext:value-type="float">
            <text:p>0.2250004</text:p>
          </table:table-cell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2145596" calcext:value-type="float">
            <text:p>0.2145596</text:p>
          </table:table-cell>
          <table:table-cell office:value-type="float" office:value="17" calcext:value-type="float">
            <text:p>17</text:p>
          </table:table-cell>
          <table:table-cell office:value-type="float" office:value="0.2114906" calcext:value-type="float">
            <text:p>0.2114906</text:p>
          </table:table-cell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2030719" calcext:value-type="float">
            <text:p>0.2030719</text:p>
          </table:table-cell>
          <table:table-cell office:value-type="float" office:value="16" calcext:value-type="float">
            <text:p>16</text:p>
          </table:table-cell>
          <table:table-cell office:value-type="float" office:value="0.1976491" calcext:value-type="float">
            <text:p>0.1976491</text:p>
          </table:table-cell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1951396" calcext:value-type="float">
            <text:p>0.1951396</text:p>
          </table:table-cell>
          <table:table-cell office:value-type="float" office:value="20" calcext:value-type="float">
            <text:p>20</text:p>
          </table:table-cell>
          <table:table-cell office:value-type="float" office:value="0.1836095" calcext:value-type="float">
            <text:p>0.1836095</text:p>
          </table:table-cell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1742196" calcext:value-type="float">
            <text:p>0.1742196</text:p>
          </table:table-cell>
          <table:table-cell office:value-type="float" office:value="17" calcext:value-type="float">
            <text:p>17</text:p>
          </table:table-cell>
          <table:table-cell office:value-type="float" office:value="0.169366" calcext:value-type="float">
            <text:p>0.169366</text:p>
          </table:table-cell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1718091" calcext:value-type="float">
            <text:p>0.1718091</text:p>
          </table:table-cell>
          <table:table-cell office:value-type="float" office:value="18" calcext:value-type="float">
            <text:p>18</text:p>
          </table:table-cell>
          <table:table-cell office:value-type="float" office:value="0.155164" calcext:value-type="float">
            <text:p>0.155164</text:p>
          </table:table-cell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5001265" calcext:value-type="float">
            <text:p>0.5001265</text:p>
          </table:table-cell>
          <table:table-cell office:value-type="float" office:value="1" calcext:value-type="float">
            <text:p>1</text:p>
          </table:table-cell>
          <table:table-cell office:value-type="float" office:value="0.1409248" calcext:value-type="float">
            <text:p>0.1409248</text:p>
          </table:table-cell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14" calcext:value-type="float">
            <text:p>14</text:p>
          </table:table-cell>
          <table:table-cell office:value-type="float" office:value="0.1268017" calcext:value-type="float">
            <text:p>0.1268017</text:p>
          </table:table-cell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1242022" calcext:value-type="float">
            <text:p>0.1242022</text:p>
          </table:table-cell>
          <table:table-cell office:value-type="float" office:value="20" calcext:value-type="float">
            <text:p>20</text:p>
          </table:table-cell>
          <table:table-cell office:value-type="float" office:value="0.1129362" calcext:value-type="float">
            <text:p>0.1129362</text:p>
          </table:table-cell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1127455" calcext:value-type="float">
            <text:p>0.1127455</text:p>
          </table:table-cell>
          <table:table-cell office:value-type="float" office:value="20" calcext:value-type="float">
            <text:p>20</text:p>
          </table:table-cell>
          <table:table-cell office:value-type="float" office:value="0.0995175" calcext:value-type="float">
            <text:p>0.0995175</text:p>
          </table:table-cell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1025388" calcext:value-type="float">
            <text:p>0.1025388</text:p>
          </table:table-cell>
          <table:table-cell office:value-type="float" office:value="20" calcext:value-type="float">
            <text:p>20</text:p>
          </table:table-cell>
          <table:table-cell office:value-type="float" office:value="0.0865246" calcext:value-type="float">
            <text:p>0.0865246</text:p>
          </table:table-cell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9956" calcext:value-type="float">
            <text:p>0.09956</text:p>
          </table:table-cell>
          <table:table-cell office:value-type="float" office:value="18" calcext:value-type="float">
            <text:p>18</text:p>
          </table:table-cell>
          <table:table-cell office:value-type="float" office:value="0.0741404" calcext:value-type="float">
            <text:p>0.0741404</text:p>
          </table:table-cell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636218" calcext:value-type="float">
            <text:p>0.0636218</text:p>
          </table:table-cell>
          <table:table-cell office:value-type="float" office:value="2" calcext:value-type="float">
            <text:p>2</text:p>
          </table:table-cell>
          <table:table-cell office:value-type="float" office:value="0.0625496" calcext:value-type="float">
            <text:p>0.0625496</text:p>
          </table:table-cell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525972" calcext:value-type="float">
            <text:p>0.0525972</text:p>
          </table:table-cell>
          <table:table-cell office:value-type="float" office:value="2" calcext:value-type="float">
            <text:p>2</text:p>
          </table:table-cell>
          <table:table-cell office:value-type="float" office:value="0.0518515" calcext:value-type="float">
            <text:p>0.0518515</text:p>
          </table:table-cell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42734" calcext:value-type="float">
            <text:p>0.042734</text:p>
          </table:table-cell>
          <table:table-cell office:value-type="float" office:value="2" calcext:value-type="float">
            <text:p>2</text:p>
          </table:table-cell>
          <table:table-cell office:value-type="float" office:value="0.0421175" calcext:value-type="float">
            <text:p>0.0421175</text:p>
          </table:table-cell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342288" calcext:value-type="float">
            <text:p>0.0342288</text:p>
          </table:table-cell>
          <table:table-cell office:value-type="float" office:value="2" calcext:value-type="float">
            <text:p>2</text:p>
          </table:table-cell>
          <table:table-cell office:value-type="float" office:value="0.033505" calcext:value-type="float">
            <text:p>0.033505</text:p>
          </table:table-cell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26457" calcext:value-type="float">
            <text:p>0.026457</text:p>
          </table:table-cell>
          <table:table-cell office:value-type="float" office:value="2" calcext:value-type="float">
            <text:p>2</text:p>
          </table:table-cell>
          <table:table-cell office:value-type="float" office:value="0.0259805" calcext:value-type="float">
            <text:p>0.0259805</text:p>
          </table:table-cell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199551" calcext:value-type="float">
            <text:p>0.0199551</text:p>
          </table:table-cell>
          <table:table-cell office:value-type="float" office:value="2" calcext:value-type="float">
            <text:p>2</text:p>
          </table:table-cell>
          <table:table-cell office:value-type="float" office:value="0.0196429" calcext:value-type="float">
            <text:p>0.0196429</text:p>
          </table:table-cell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145766" calcext:value-type="float">
            <text:p>0.0145766</text:p>
          </table:table-cell>
          <table:table-cell office:value-type="float" office:value="2" calcext:value-type="float">
            <text:p>2</text:p>
          </table:table-cell>
          <table:table-cell office:value-type="float" office:value="0.014413" calcext:value-type="float">
            <text:p>0.014413</text:p>
          </table:table-cell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103583" calcext:value-type="float">
            <text:p>0.0103583</text:p>
          </table:table-cell>
          <table:table-cell office:value-type="float" office:value="2" calcext:value-type="float">
            <text:p>2</text:p>
          </table:table-cell>
          <table:table-cell office:value-type="float" office:value="0.0102203" calcext:value-type="float">
            <text:p>0.0102203</text:p>
          </table:table-cell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70358" calcext:value-type="float">
            <text:p>0.0070358</text:p>
          </table:table-cell>
          <table:table-cell office:value-type="float" office:value="2" calcext:value-type="float">
            <text:p>2</text:p>
          </table:table-cell>
          <table:table-cell office:value-type="float" office:value="0.0069691" calcext:value-type="float">
            <text:p>0.0069691</text:p>
          </table:table-cell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45792" calcext:value-type="float">
            <text:p>0.0045792</text:p>
          </table:table-cell>
          <table:table-cell office:value-type="float" office:value="2" calcext:value-type="float">
            <text:p>2</text:p>
          </table:table-cell>
          <table:table-cell office:value-type="float" office:value="0.0045303" calcext:value-type="float">
            <text:p>0.0045303</text:p>
          </table:table-cell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28638" calcext:value-type="float">
            <text:p>0.0028638</text:p>
          </table:table-cell>
          <table:table-cell office:value-type="float" office:value="2" calcext:value-type="float">
            <text:p>2</text:p>
          </table:table-cell>
          <table:table-cell office:value-type="float" office:value="0.0028393" calcext:value-type="float">
            <text:p>0.0028393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16914" calcext:value-type="float">
            <text:p>0.0016914</text:p>
          </table:table-cell>
          <table:table-cell office:value-type="float" office:value="2" calcext:value-type="float">
            <text:p>2</text:p>
          </table:table-cell>
          <table:table-cell office:value-type="float" office:value="0.0016742" calcext:value-type="float">
            <text:p>0.0016742</text:p>
          </table:table-cell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9324" calcext:value-type="float">
            <text:p>0.0009324</text:p>
          </table:table-cell>
          <table:table-cell office:value-type="float" office:value="2" calcext:value-type="float">
            <text:p>2</text:p>
          </table:table-cell>
          <table:table-cell office:value-type="float" office:value="0.000917" calcext:value-type="float">
            <text:p>0.000917</text:p>
          </table:table-cell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2" calcext:value-type="float">
            <text:p>2</text:p>
          </table:table-cell>
          <table:table-cell office:value-type="float" office:value="0.0004754" calcext:value-type="float">
            <text:p>0.0004754</text:p>
          </table:table-cell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2326" calcext:value-type="float">
            <text:p>0.0002326</text:p>
          </table:table-cell>
          <table:table-cell office:value-type="float" office:value="2" calcext:value-type="float">
            <text:p>2</text:p>
          </table:table-cell>
          <table:table-cell office:value-type="float" office:value="0.0002253" calcext:value-type="float">
            <text:p>0.0002253</text:p>
          </table:table-cell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1025" calcext:value-type="float">
            <text:p>0.0001025</text:p>
          </table:table-cell>
          <table:table-cell office:value-type="float" office:value="2" calcext:value-type="float">
            <text:p>2</text:p>
          </table:table-cell>
          <table:table-cell office:value-type="float" office:value="0.0000999" calcext:value-type="float">
            <text:p>0.0000999</text:p>
          </table:table-cell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.0000406" calcext:value-type="float">
            <text:p>0.0000406</text:p>
          </table:table-cell>
          <table:table-cell office:value-type="float" office:value="2" calcext:value-type="float">
            <text:p>2</text:p>
          </table:table-cell>
          <table:table-cell office:value-type="float" office:value="0.0000406" calcext:value-type="float">
            <text:p>0.0000406</text:p>
          </table:table-cell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.0000147" calcext:value-type="float">
            <text:p>0.0000147</text:p>
          </table:table-cell>
          <table:table-cell office:value-type="float" office:value="2" calcext:value-type="float">
            <text:p>2</text:p>
          </table:table-cell>
          <table:table-cell office:value-type="float" office:value="0.0000145" calcext:value-type="float">
            <text:p>0.0000145</text:p>
          </table:table-cell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0.0000047" calcext:value-type="float">
            <text:p>0.0000047</text:p>
          </table:table-cell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2" calcext:value-type="float">
            <text:p>2</text:p>
          </table:table-cell>
          <table:table-cell office:value-type="float" office:value="0.0000017" calcext:value-type="float">
            <text:p>0.0000017</text:p>
          </table:table-cell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2" calcext:value-type="float">
            <text:p>2</text:p>
          </table:table-cell>
          <table:table-cell office:value-type="float" office:value="0.0000002" calcext:value-type="float">
            <text:p>0.0000002</text:p>
          </table:table-cell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2" calcext:value-type="float">
            <text:p>2</text:p>
          </table:table-cell>
          <table:table-cell office:value-type="float" office:value="0.0000001" calcext:value-type="float">
            <text:p>0.0000001</text:p>
          </table:table-cell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PSK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QPS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BER per training points</text:p>
          </table:table-cell>
          <table:table-cell table:number-columns-repeated="4"/>
          <table:table-cell office:value-type="string" calcext:value-type="string">
            <text:p>num_clusters per training poin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Eb/N0 [dB]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/>num_clusters</text:p>
          </table:table-cell>
          <table:table-cell office:value-type="string" calcext:value-type="string">
            <text:p>BER (BL)</text:p>
          </table:table-cell>
          <table:table-cell table:style-name="Default"/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50006925" calcext:value-type="float">
            <text:p>0.50006925</text:p>
          </table:table-cell>
          <table:table-cell office:value-type="float" office:value="1" calcext:value-type="float">
            <text:p>1</text:p>
          </table:table-cell>
          <table:table-cell office:value-type="float" office:value="0.1854262" calcext:value-type="float">
            <text:p>0.185426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4304775" calcext:value-type="float">
            <text:p>0.24304775</text:p>
          </table:table-cell>
          <table:table-cell office:value-type="float" office:value="0.50006925" calcext:value-type="float">
            <text:p>0.5000692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19474955" calcext:value-type="float">
            <text:p>0.19474955</text:p>
          </table:table-cell>
          <table:table-cell office:value-type="float" office:value="20" calcext:value-type="float">
            <text:p>20</text:p>
          </table:table-cell>
          <table:table-cell office:value-type="float" office:value="0.1711902" calcext:value-type="float">
            <text:p>0.1711902</text:p>
          </table:table-cell>
          <table:table-cell table:number-columns-repeated="2"/>
          <table:table-cell office:value-type="float" office:value="-9.487179" calcext:value-type="float">
            <text:p>-9.487179</text:p>
          </table:table-cell>
          <table:table-cell office:value-type="float" office:value="0.2337635" calcext:value-type="float">
            <text:p>0.2337635</text:p>
          </table:table-cell>
          <table:table-cell office:value-type="float" office:value="0.19474955" calcext:value-type="float">
            <text:p>0.1947495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9.487179" calcext:value-type="float">
            <text:p>-9.48717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17644855" calcext:value-type="float">
            <text:p>0.17644855</text:p>
          </table:table-cell>
          <table:table-cell office:value-type="float" office:value="20" calcext:value-type="float">
            <text:p>20</text:p>
          </table:table-cell>
          <table:table-cell office:value-type="float" office:value="0.15695405" calcext:value-type="float">
            <text:p>0.15695405</text:p>
          </table:table-cell>
          <table:table-cell table:number-columns-repeated="2"/>
          <table:table-cell office:value-type="float" office:value="-8.974359" calcext:value-type="float">
            <text:p>-8.974359</text:p>
          </table:table-cell>
          <table:table-cell office:value-type="float" office:value="0.2184939" calcext:value-type="float">
            <text:p>0.2184939</text:p>
          </table:table-cell>
          <table:table-cell office:value-type="float" office:value="0.17644855" calcext:value-type="float">
            <text:p>0.1764485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8.974359" calcext:value-type="float">
            <text:p>-8.97435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1554825" calcext:value-type="float">
            <text:p>0.1554825</text:p>
          </table:table-cell>
          <table:table-cell office:value-type="float" office:value="14" calcext:value-type="float">
            <text:p>14</text:p>
          </table:table-cell>
          <table:table-cell office:value-type="float" office:value="0.1427169" calcext:value-type="float">
            <text:p>0.1427169</text:p>
          </table:table-cell>
          <table:table-cell table:number-columns-repeated="2"/>
          <table:table-cell office:value-type="float" office:value="-8.461538" calcext:value-type="float">
            <text:p>-8.461538</text:p>
          </table:table-cell>
          <table:table-cell office:value-type="float" office:value="0.2064305" calcext:value-type="float">
            <text:p>0.2064305</text:p>
          </table:table-cell>
          <table:table-cell office:value-type="float" office:value="0.1554825" calcext:value-type="float">
            <text:p>0.155482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8.461538" calcext:value-type="float">
            <text:p>-8.46153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130723" calcext:value-type="float">
            <text:p>0.130723</text:p>
          </table:table-cell>
          <table:table-cell office:value-type="float" office:value="4" calcext:value-type="float">
            <text:p>4</text:p>
          </table:table-cell>
          <table:table-cell office:value-type="float" office:value="0.12858965" calcext:value-type="float">
            <text:p>0.12858965</text:p>
          </table:table-cell>
          <table:table-cell table:number-columns-repeated="2"/>
          <table:table-cell office:value-type="float" office:value="-7.948718" calcext:value-type="float">
            <text:p>-7.948718</text:p>
          </table:table-cell>
          <table:table-cell office:value-type="float" office:value="0.1699808" calcext:value-type="float">
            <text:p>0.1699808</text:p>
          </table:table-cell>
          <table:table-cell office:value-type="float" office:value="0.130723" calcext:value-type="float">
            <text:p>0.130723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7.948718" calcext:value-type="float">
            <text:p>-7.9487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11660085" calcext:value-type="float">
            <text:p>0.11660085</text:p>
          </table:table-cell>
          <table:table-cell office:value-type="float" office:value="4" calcext:value-type="float">
            <text:p>4</text:p>
          </table:table-cell>
          <table:table-cell office:value-type="float" office:value="0.11469555" calcext:value-type="float">
            <text:p>0.11469555</text:p>
          </table:table-cell>
          <table:table-cell table:number-columns-repeated="2"/>
          <table:table-cell office:value-type="float" office:value="-7.435897" calcext:value-type="float">
            <text:p>-7.435897</text:p>
          </table:table-cell>
          <table:table-cell office:value-type="float" office:value="0.14287095" calcext:value-type="float">
            <text:p>0.14287095</text:p>
          </table:table-cell>
          <table:table-cell office:value-type="float" office:value="0.11660085" calcext:value-type="float">
            <text:p>0.11660085</text:p>
          </table:table-cell>
          <table:table-cell office:value-type="float" office:value="0.1147426" calcext:value-type="float">
            <text:p>0.1147426</text:p>
          </table:table-cell>
          <table:table-cell/>
          <table:table-cell office:value-type="float" office:value="-7.435897" calcext:value-type="float">
            <text:p>-7.43589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1022434" calcext:value-type="float">
            <text:p>0.1022434</text:p>
          </table:table-cell>
          <table:table-cell office:value-type="float" office:value="4" calcext:value-type="float">
            <text:p>4</text:p>
          </table:table-cell>
          <table:table-cell office:value-type="float" office:value="0.10121675" calcext:value-type="float">
            <text:p>0.10121675</text:p>
          </table:table-cell>
          <table:table-cell table:number-columns-repeated="2"/>
          <table:table-cell office:value-type="float" office:value="-6.923077" calcext:value-type="float">
            <text:p>-6.923077</text:p>
          </table:table-cell>
          <table:table-cell office:value-type="float" office:value="0.12927785" calcext:value-type="float">
            <text:p>0.12927785</text:p>
          </table:table-cell>
          <table:table-cell office:value-type="float" office:value="0.1022434" calcext:value-type="float">
            <text:p>0.1022434</text:p>
          </table:table-cell>
          <table:table-cell office:value-type="float" office:value="0.1012084" calcext:value-type="float">
            <text:p>0.1012084</text:p>
          </table:table-cell>
          <table:table-cell/>
          <table:table-cell office:value-type="float" office:value="-6.923077" calcext:value-type="float">
            <text:p>-6.92307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11007065" calcext:value-type="float">
            <text:p>0.11007065</text:p>
          </table:table-cell>
          <table:table-cell office:value-type="float" office:value="17" calcext:value-type="float">
            <text:p>17</text:p>
          </table:table-cell>
          <table:table-cell office:value-type="float" office:value="0.0881389" calcext:value-type="float">
            <text:p>0.0881389</text:p>
          </table:table-cell>
          <table:table-cell table:number-columns-repeated="2"/>
          <table:table-cell office:value-type="float" office:value="-6.410256" calcext:value-type="float">
            <text:p>-6.410256</text:p>
          </table:table-cell>
          <table:table-cell office:value-type="float" office:value="0.1182017" calcext:value-type="float">
            <text:p>0.1182017</text:p>
          </table:table-cell>
          <table:table-cell office:value-type="float" office:value="0.11007065" calcext:value-type="float">
            <text:p>0.11007065</text:p>
          </table:table-cell>
          <table:table-cell office:value-type="float" office:value="0.08816735" calcext:value-type="float">
            <text:p>0.08816735</text:p>
          </table:table-cell>
          <table:table-cell/>
          <table:table-cell office:value-type="float" office:value="-6.410256" calcext:value-type="float">
            <text:p>-6.4102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07608875" calcext:value-type="float">
            <text:p>0.07608875</text:p>
          </table:table-cell>
          <table:table-cell office:value-type="float" office:value="4" calcext:value-type="float">
            <text:p>4</text:p>
          </table:table-cell>
          <table:table-cell office:value-type="float" office:value="0.07569875" calcext:value-type="float">
            <text:p>0.07569875</text:p>
          </table:table-cell>
          <table:table-cell table:number-columns-repeated="2"/>
          <table:table-cell office:value-type="float" office:value="-5.897436" calcext:value-type="float">
            <text:p>-5.897436</text:p>
          </table:table-cell>
          <table:table-cell office:value-type="float" office:value="0.1057667" calcext:value-type="float">
            <text:p>0.1057667</text:p>
          </table:table-cell>
          <table:table-cell office:value-type="float" office:value="0.07608875" calcext:value-type="float">
            <text:p>0.07608875</text:p>
          </table:table-cell>
          <table:table-cell office:value-type="float" office:value="0.075757" calcext:value-type="float">
            <text:p>0.075757</text:p>
          </table:table-cell>
          <table:table-cell/>
          <table:table-cell office:value-type="float" office:value="-5.897436" calcext:value-type="float">
            <text:p>-5.8974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06456355" calcext:value-type="float">
            <text:p>0.06456355</text:p>
          </table:table-cell>
          <table:table-cell office:value-type="float" office:value="4" calcext:value-type="float">
            <text:p>4</text:p>
          </table:table-cell>
          <table:table-cell office:value-type="float" office:value="0.0640003" calcext:value-type="float">
            <text:p>0.0640003</text:p>
          </table:table-cell>
          <table:table-cell table:number-columns-repeated="2"/>
          <table:table-cell office:value-type="float" office:value="-5.384615" calcext:value-type="float">
            <text:p>-5.384615</text:p>
          </table:table-cell>
          <table:table-cell office:value-type="float" office:value="0.09696565" calcext:value-type="float">
            <text:p>0.09696565</text:p>
          </table:table-cell>
          <table:table-cell office:value-type="float" office:value="0.06456355" calcext:value-type="float">
            <text:p>0.06456355</text:p>
          </table:table-cell>
          <table:table-cell office:value-type="float" office:value="0.06411105" calcext:value-type="float">
            <text:p>0.06411105</text:p>
          </table:table-cell>
          <table:table-cell/>
          <table:table-cell office:value-type="float" office:value="-5.384615" calcext:value-type="float">
            <text:p>-5.3846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0537376" calcext:value-type="float">
            <text:p>0.0537376</text:p>
          </table:table-cell>
          <table:table-cell office:value-type="float" office:value="4" calcext:value-type="float">
            <text:p>4</text:p>
          </table:table-cell>
          <table:table-cell office:value-type="float" office:value="0.05319435" calcext:value-type="float">
            <text:p>0.05319435</text:p>
          </table:table-cell>
          <table:table-cell table:number-columns-repeated="2"/>
          <table:table-cell office:value-type="float" office:value="-4.871795" calcext:value-type="float">
            <text:p>-4.871795</text:p>
          </table:table-cell>
          <table:table-cell office:value-type="float" office:value="0.078377" calcext:value-type="float">
            <text:p>0.078377</text:p>
          </table:table-cell>
          <table:table-cell office:value-type="float" office:value="0.0537376" calcext:value-type="float">
            <text:p>0.0537376</text:p>
          </table:table-cell>
          <table:table-cell office:value-type="float" office:value="0.05329705" calcext:value-type="float">
            <text:p>0.05329705</text:p>
          </table:table-cell>
          <table:table-cell/>
          <table:table-cell office:value-type="float" office:value="-4.871795" calcext:value-type="float">
            <text:p>-4.8717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043791" calcext:value-type="float">
            <text:p>0.043791</text:p>
          </table:table-cell>
          <table:table-cell office:value-type="float" office:value="4" calcext:value-type="float">
            <text:p>4</text:p>
          </table:table-cell>
          <table:table-cell office:value-type="float" office:value="0.0433662" calcext:value-type="float">
            <text:p>0.0433662</text:p>
          </table:table-cell>
          <table:table-cell table:number-columns-repeated="2"/>
          <table:table-cell office:value-type="float" office:value="-4.358974" calcext:value-type="float">
            <text:p>-4.358974</text:p>
          </table:table-cell>
          <table:table-cell office:value-type="float" office:value="0.06489205" calcext:value-type="float">
            <text:p>0.06489205</text:p>
          </table:table-cell>
          <table:table-cell office:value-type="float" office:value="0.043791" calcext:value-type="float">
            <text:p>0.043791</text:p>
          </table:table-cell>
          <table:table-cell office:value-type="float" office:value="0.04345745" calcext:value-type="float">
            <text:p>0.04345745</text:p>
          </table:table-cell>
          <table:table-cell/>
          <table:table-cell office:value-type="float" office:value="-4.358974" calcext:value-type="float">
            <text:p>-4.3589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0351161" calcext:value-type="float">
            <text:p>0.0351161</text:p>
          </table:table-cell>
          <table:table-cell office:value-type="float" office:value="4" calcext:value-type="float">
            <text:p>4</text:p>
          </table:table-cell>
          <table:table-cell office:value-type="float" office:value="0.03460125" calcext:value-type="float">
            <text:p>0.03460125</text:p>
          </table:table-cell>
          <table:table-cell table:number-columns-repeated="2"/>
          <table:table-cell office:value-type="float" office:value="-3.846154" calcext:value-type="float">
            <text:p>-3.846154</text:p>
          </table:table-cell>
          <table:table-cell office:value-type="float" office:value="0.0510425" calcext:value-type="float">
            <text:p>0.0510425</text:p>
          </table:table-cell>
          <table:table-cell office:value-type="float" office:value="0.0351161" calcext:value-type="float">
            <text:p>0.0351161</text:p>
          </table:table-cell>
          <table:table-cell office:value-type="float" office:value="0.03469895" calcext:value-type="float">
            <text:p>0.03469895</text:p>
          </table:table-cell>
          <table:table-cell/>
          <table:table-cell office:value-type="float" office:value="-3.846154" calcext:value-type="float">
            <text:p>-3.846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0272992" calcext:value-type="float">
            <text:p>0.0272992</text:p>
          </table:table-cell>
          <table:table-cell office:value-type="float" office:value="4" calcext:value-type="float">
            <text:p>4</text:p>
          </table:table-cell>
          <table:table-cell office:value-type="float" office:value="0.0269212" calcext:value-type="float">
            <text:p>0.0269212</text:p>
          </table:table-cell>
          <table:table-cell table:number-columns-repeated="2"/>
          <table:table-cell office:value-type="float" office:value="-3.333333" calcext:value-type="float">
            <text:p>-3.333333</text:p>
          </table:table-cell>
          <table:table-cell office:value-type="float" office:value="0.03758505" calcext:value-type="float">
            <text:p>0.03758505</text:p>
          </table:table-cell>
          <table:table-cell office:value-type="float" office:value="0.0272992" calcext:value-type="float">
            <text:p>0.0272992</text:p>
          </table:table-cell>
          <table:table-cell office:value-type="float" office:value="0.02702085" calcext:value-type="float">
            <text:p>0.02702085</text:p>
          </table:table-cell>
          <table:table-cell/>
          <table:table-cell office:value-type="float" office:value="-3.333333" calcext:value-type="float">
            <text:p>-3.3333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206962" calcext:value-type="float">
            <text:p>0.0206962</text:p>
          </table:table-cell>
          <table:table-cell office:value-type="float" office:value="4" calcext:value-type="float">
            <text:p>4</text:p>
          </table:table-cell>
          <table:table-cell office:value-type="float" office:value="0.0204058" calcext:value-type="float">
            <text:p>0.0204058</text:p>
          </table:table-cell>
          <table:table-cell table:number-columns-repeated="2"/>
          <table:table-cell office:value-type="float" office:value="-2.820513" calcext:value-type="float">
            <text:p>-2.820513</text:p>
          </table:table-cell>
          <table:table-cell office:value-type="float" office:value="0.0311844" calcext:value-type="float">
            <text:p>0.0311844</text:p>
          </table:table-cell>
          <table:table-cell office:value-type="float" office:value="0.0206962" calcext:value-type="float">
            <text:p>0.0206962</text:p>
          </table:table-cell>
          <table:table-cell office:value-type="float" office:value="0.0204798" calcext:value-type="float">
            <text:p>0.0204798</text:p>
          </table:table-cell>
          <table:table-cell/>
          <table:table-cell office:value-type="float" office:value="-2.820513" calcext:value-type="float">
            <text:p>-2.8205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152218" calcext:value-type="float">
            <text:p>0.0152218</text:p>
          </table:table-cell>
          <table:table-cell office:value-type="float" office:value="4" calcext:value-type="float">
            <text:p>4</text:p>
          </table:table-cell>
          <table:table-cell office:value-type="float" office:value="0.01502465" calcext:value-type="float">
            <text:p>0.01502465</text:p>
          </table:table-cell>
          <table:table-cell table:number-columns-repeated="2"/>
          <table:table-cell office:value-type="float" office:value="-2.307692" calcext:value-type="float">
            <text:p>-2.307692</text:p>
          </table:table-cell>
          <table:table-cell office:value-type="float" office:value="0.02369715" calcext:value-type="float">
            <text:p>0.02369715</text:p>
          </table:table-cell>
          <table:table-cell office:value-type="float" office:value="0.0152218" calcext:value-type="float">
            <text:p>0.0152218</text:p>
          </table:table-cell>
          <table:table-cell office:value-type="float" office:value="0.0150815" calcext:value-type="float">
            <text:p>0.0150815</text:p>
          </table:table-cell>
          <table:table-cell/>
          <table:table-cell office:value-type="float" office:value="-2.307692" calcext:value-type="float">
            <text:p>-2.3076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108056" calcext:value-type="float">
            <text:p>0.0108056</text:p>
          </table:table-cell>
          <table:table-cell office:value-type="float" office:value="4" calcext:value-type="float">
            <text:p>4</text:p>
          </table:table-cell>
          <table:table-cell office:value-type="float" office:value="0.01068355" calcext:value-type="float">
            <text:p>0.01068355</text:p>
          </table:table-cell>
          <table:table-cell table:number-columns-repeated="2"/>
          <table:table-cell office:value-type="float" office:value="-1.794872" calcext:value-type="float">
            <text:p>-1.794872</text:p>
          </table:table-cell>
          <table:table-cell office:value-type="float" office:value="0.0176655" calcext:value-type="float">
            <text:p>0.0176655</text:p>
          </table:table-cell>
          <table:table-cell office:value-type="float" office:value="0.0108056" calcext:value-type="float">
            <text:p>0.0108056</text:p>
          </table:table-cell>
          <table:table-cell office:value-type="float" office:value="0.0107265" calcext:value-type="float">
            <text:p>0.0107265</text:p>
          </table:table-cell>
          <table:table-cell/>
          <table:table-cell office:value-type="float" office:value="-1.794872" calcext:value-type="float">
            <text:p>-1.79487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073992" calcext:value-type="float">
            <text:p>0.0073992</text:p>
          </table:table-cell>
          <table:table-cell office:value-type="float" office:value="4" calcext:value-type="float">
            <text:p>4</text:p>
          </table:table-cell>
          <table:table-cell office:value-type="float" office:value="0.00730975" calcext:value-type="float">
            <text:p>0.00730975</text:p>
          </table:table-cell>
          <table:table-cell table:number-columns-repeated="2"/>
          <table:table-cell office:value-type="float" office:value="-1.282051" calcext:value-type="float">
            <text:p>-1.282051</text:p>
          </table:table-cell>
          <table:table-cell office:value-type="float" office:value="0.0109426" calcext:value-type="float">
            <text:p>0.0109426</text:p>
          </table:table-cell>
          <table:table-cell office:value-type="float" office:value="0.0073992" calcext:value-type="float">
            <text:p>0.0073992</text:p>
          </table:table-cell>
          <table:table-cell office:value-type="float" office:value="0.00733815" calcext:value-type="float">
            <text:p>0.00733815</text:p>
          </table:table-cell>
          <table:table-cell/>
          <table:table-cell office:value-type="float" office:value="-1.282051" calcext:value-type="float">
            <text:p>-1.2820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048658" calcext:value-type="float">
            <text:p>0.0048658</text:p>
          </table:table-cell>
          <table:table-cell office:value-type="float" office:value="4" calcext:value-type="float">
            <text:p>4</text:p>
          </table:table-cell>
          <table:table-cell office:value-type="float" office:value="0.00479535" calcext:value-type="float">
            <text:p>0.00479535</text:p>
          </table:table-cell>
          <table:table-cell table:number-columns-repeated="2"/>
          <table:table-cell office:value-type="float" office:value="-0.769231" calcext:value-type="float">
            <text:p>-0.769231</text:p>
          </table:table-cell>
          <table:table-cell office:value-type="float" office:value="0.00811095" calcext:value-type="float">
            <text:p>0.00811095</text:p>
          </table:table-cell>
          <table:table-cell office:value-type="float" office:value="0.0048658" calcext:value-type="float">
            <text:p>0.0048658</text:p>
          </table:table-cell>
          <table:table-cell office:value-type="float" office:value="0.00480165" calcext:value-type="float">
            <text:p>0.00480165</text:p>
          </table:table-cell>
          <table:table-cell/>
          <table:table-cell office:value-type="float" office:value="-0.769231" calcext:value-type="float">
            <text:p>-0.7692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0304725" calcext:value-type="float">
            <text:p>0.00304725</text:p>
          </table:table-cell>
          <table:table-cell office:value-type="float" office:value="4" calcext:value-type="float">
            <text:p>4</text:p>
          </table:table-cell>
          <table:table-cell office:value-type="float" office:value="0.0030098" calcext:value-type="float">
            <text:p>0.0030098</text:p>
          </table:table-cell>
          <table:table-cell table:number-columns-repeated="2"/>
          <table:table-cell office:value-type="float" office:value="-0.25641" calcext:value-type="float">
            <text:p>-0.25641</text:p>
          </table:table-cell>
          <table:table-cell office:value-type="float" office:value="0.0047871" calcext:value-type="float">
            <text:p>0.0047871</text:p>
          </table:table-cell>
          <table:table-cell office:value-type="float" office:value="0.00304725" calcext:value-type="float">
            <text:p>0.00304725</text:p>
          </table:table-cell>
          <table:table-cell office:value-type="float" office:value="0.00301705" calcext:value-type="float">
            <text:p>0.00301705</text:p>
          </table:table-cell>
          <table:table-cell/>
          <table:table-cell office:value-type="float" office:value="-0.25641" calcext:value-type="float">
            <text:p>-0.256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0181925" calcext:value-type="float">
            <text:p>0.00181925</text:p>
          </table:table-cell>
          <table:table-cell office:value-type="float" office:value="4" calcext:value-type="float">
            <text:p>4</text:p>
          </table:table-cell>
          <table:table-cell office:value-type="float" office:value="0.00178545" calcext:value-type="float">
            <text:p>0.00178545</text:p>
          </table:table-cell>
          <table:table-cell table:number-columns-repeated="2"/>
          <table:table-cell office:value-type="float" office:value="0.25641" calcext:value-type="float">
            <text:p>0.25641</text:p>
          </table:table-cell>
          <table:table-cell office:value-type="float" office:value="0.0031493" calcext:value-type="float">
            <text:p>0.0031493</text:p>
          </table:table-cell>
          <table:table-cell office:value-type="float" office:value="0.00181925" calcext:value-type="float">
            <text:p>0.00181925</text:p>
          </table:table-cell>
          <table:table-cell office:value-type="float" office:value="0.001797" calcext:value-type="float">
            <text:p>0.001797</text:p>
          </table:table-cell>
          <table:table-cell/>
          <table:table-cell office:value-type="float" office:value="0.25641" calcext:value-type="float">
            <text:p>0.256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101405" calcext:value-type="float">
            <text:p>0.00101405</text:p>
          </table:table-cell>
          <table:table-cell office:value-type="float" office:value="4" calcext:value-type="float">
            <text:p>4</text:p>
          </table:table-cell>
          <table:table-cell office:value-type="float" office:value="0.00099605" calcext:value-type="float">
            <text:p>0.00099605</text:p>
          </table:table-cell>
          <table:table-cell table:number-columns-repeated="2"/>
          <table:table-cell office:value-type="float" office:value="0.769231" calcext:value-type="float">
            <text:p>0.769231</text:p>
          </table:table-cell>
          <table:table-cell office:value-type="float" office:value="0.0018242" calcext:value-type="float">
            <text:p>0.0018242</text:p>
          </table:table-cell>
          <table:table-cell office:value-type="float" office:value="0.00101405" calcext:value-type="float">
            <text:p>0.00101405</text:p>
          </table:table-cell>
          <table:table-cell office:value-type="float" office:value="0.0010042" calcext:value-type="float">
            <text:p>0.0010042</text:p>
          </table:table-cell>
          <table:table-cell/>
          <table:table-cell office:value-type="float" office:value="0.769231" calcext:value-type="float">
            <text:p>0.7692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005298" calcext:value-type="float">
            <text:p>0.0005298</text:p>
          </table:table-cell>
          <table:table-cell office:value-type="float" office:value="4" calcext:value-type="float">
            <text:p>4</text:p>
          </table:table-cell>
          <table:table-cell office:value-type="float" office:value="0.0005164" calcext:value-type="float">
            <text:p>0.0005164</text:p>
          </table:table-cell>
          <table:table-cell table:number-columns-repeated="2"/>
          <table:table-cell office:value-type="float" office:value="1.282051" calcext:value-type="float">
            <text:p>1.282051</text:p>
          </table:table-cell>
          <table:table-cell office:value-type="float" office:value="0.0009869" calcext:value-type="float">
            <text:p>0.0009869</text:p>
          </table:table-cell>
          <table:table-cell office:value-type="float" office:value="0.0005298" calcext:value-type="float">
            <text:p>0.0005298</text:p>
          </table:table-cell>
          <table:table-cell office:value-type="float" office:value="0.00052155" calcext:value-type="float">
            <text:p>0.00052155</text:p>
          </table:table-cell>
          <table:table-cell/>
          <table:table-cell office:value-type="float" office:value="1.282051" calcext:value-type="float">
            <text:p>1.2820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02605" calcext:value-type="float">
            <text:p>0.0002605</text:p>
          </table:table-cell>
          <table:table-cell office:value-type="float" office:value="4" calcext:value-type="float">
            <text:p>4</text:p>
          </table:table-cell>
          <table:table-cell office:value-type="float" office:value="0.0002518" calcext:value-type="float">
            <text:p>0.0002518</text:p>
          </table:table-cell>
          <table:table-cell table:number-columns-repeated="2"/>
          <table:table-cell office:value-type="float" office:value="1.794872" calcext:value-type="float">
            <text:p>1.794872</text:p>
          </table:table-cell>
          <table:table-cell office:value-type="float" office:value="0.0004982" calcext:value-type="float">
            <text:p>0.0004982</text:p>
          </table:table-cell>
          <table:table-cell office:value-type="float" office:value="0.0002605" calcext:value-type="float">
            <text:p>0.0002605</text:p>
          </table:table-cell>
          <table:table-cell office:value-type="float" office:value="0.00025335" calcext:value-type="float">
            <text:p>0.00025335</text:p>
          </table:table-cell>
          <table:table-cell/>
          <table:table-cell office:value-type="float" office:value="1.794872" calcext:value-type="float">
            <text:p>1.7948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011545" calcext:value-type="float">
            <text:p>0.00011545</text:p>
          </table:table-cell>
          <table:table-cell office:value-type="float" office:value="4" calcext:value-type="float">
            <text:p>4</text:p>
          </table:table-cell>
          <table:table-cell office:value-type="float" office:value="0.0001135" calcext:value-type="float">
            <text:p>0.0001135</text:p>
          </table:table-cell>
          <table:table-cell table:number-columns-repeated="2"/>
          <table:table-cell office:value-type="float" office:value="2.307692" calcext:value-type="float">
            <text:p>2.307692</text:p>
          </table:table-cell>
          <table:table-cell office:value-type="float" office:value="0.00022995" calcext:value-type="float">
            <text:p>0.00022995</text:p>
          </table:table-cell>
          <table:table-cell office:value-type="float" office:value="0.00011545" calcext:value-type="float">
            <text:p>0.00011545</text:p>
          </table:table-cell>
          <table:table-cell office:value-type="float" office:value="0.00011285" calcext:value-type="float">
            <text:p>0.00011285</text:p>
          </table:table-cell>
          <table:table-cell/>
          <table:table-cell office:value-type="float" office:value="2.307692" calcext:value-type="float">
            <text:p>2.307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004615" calcext:value-type="float">
            <text:p>0.00004615</text:p>
          </table:table-cell>
          <table:table-cell office:value-type="float" office:value="4" calcext:value-type="float">
            <text:p>4</text:p>
          </table:table-cell>
          <table:table-cell office:value-type="float" office:value="0.0000456" calcext:value-type="float">
            <text:p>0.0000456</text:p>
          </table:table-cell>
          <table:table-cell table:number-columns-repeated="2"/>
          <table:table-cell office:value-type="float" office:value="2.820513" calcext:value-type="float">
            <text:p>2.820513</text:p>
          </table:table-cell>
          <table:table-cell office:value-type="float" office:value="0.00009785" calcext:value-type="float">
            <text:p>0.00009785</text:p>
          </table:table-cell>
          <table:table-cell office:value-type="float" office:value="0.00004615" calcext:value-type="float">
            <text:p>0.00004615</text:p>
          </table:table-cell>
          <table:table-cell office:value-type="float" office:value="0.0000461" calcext:value-type="float">
            <text:p>0.0000461</text:p>
          </table:table-cell>
          <table:table-cell/>
          <table:table-cell office:value-type="float" office:value="2.820513" calcext:value-type="float">
            <text:p>2.8205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4" calcext:value-type="float">
            <text:p>4</text:p>
          </table:table-cell>
          <table:table-cell office:value-type="float" office:value="0.0000167" calcext:value-type="float">
            <text:p>0.0000167</text:p>
          </table:table-cell>
          <table:table-cell table:number-columns-repeated="2"/>
          <table:table-cell office:value-type="float" office:value="3.333333" calcext:value-type="float">
            <text:p>3.333333</text:p>
          </table:table-cell>
          <table:table-cell office:value-type="float" office:value="0.00003705" calcext:value-type="float">
            <text:p>0.00003705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0001575" calcext:value-type="float">
            <text:p>0.00001575</text:p>
          </table:table-cell>
          <table:table-cell/>
          <table:table-cell office:value-type="float" office:value="3.333333" calcext:value-type="float">
            <text:p>3.3333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00535" calcext:value-type="float">
            <text:p>0.00000535</text:p>
          </table:table-cell>
          <table:table-cell office:value-type="float" office:value="4" calcext:value-type="float">
            <text:p>4</text:p>
          </table:table-cell>
          <table:table-cell office:value-type="float" office:value="0.00000575" calcext:value-type="float">
            <text:p>0.00000575</text:p>
          </table:table-cell>
          <table:table-cell table:number-columns-repeated="2"/>
          <table:table-cell office:value-type="float" office:value="3.846154" calcext:value-type="float">
            <text:p>3.846154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0000535" calcext:value-type="float">
            <text:p>0.00000535</text:p>
          </table:table-cell>
          <table:table-cell office:value-type="float" office:value="0.0000056" calcext:value-type="float">
            <text:p>0.0000056</text:p>
          </table:table-cell>
          <table:table-cell/>
          <table:table-cell office:value-type="float" office:value="3.846154" calcext:value-type="float">
            <text:p>3.846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4" calcext:value-type="float">
            <text:p>4</text:p>
          </table:table-cell>
          <table:table-cell office:value-type="float" office:value="0.0000018" calcext:value-type="float">
            <text:p>0.0000018</text:p>
          </table:table-cell>
          <table:table-cell table:number-columns-repeated="2"/>
          <table:table-cell office:value-type="float" office:value="4.358974" calcext:value-type="float">
            <text:p>4.358974</text:p>
          </table:table-cell>
          <table:table-cell office:value-type="float" office:value="0.00000335" calcext:value-type="float">
            <text:p>0.00000335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0.00000185" calcext:value-type="float">
            <text:p>0.00000185</text:p>
          </table:table-cell>
          <table:table-cell/>
          <table:table-cell office:value-type="float" office:value="4.358974" calcext:value-type="float">
            <text:p>4.3589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4" calcext:value-type="float">
            <text:p>4</text:p>
          </table:table-cell>
          <table:table-cell office:value-type="float" office:value="0.0000004" calcext:value-type="float">
            <text:p>0.0000004</text:p>
          </table:table-cell>
          <table:table-cell table:number-columns-repeated="2"/>
          <table:table-cell office:value-type="float" office:value="4.871795" calcext:value-type="float">
            <text:p>4.871795</text:p>
          </table:table-cell>
          <table:table-cell office:value-type="float" office:value="0.00000085" calcext:value-type="float">
            <text:p>0.00000085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0.00000035" calcext:value-type="float">
            <text:p>0.00000035</text:p>
          </table:table-cell>
          <table:table-cell/>
          <table:table-cell office:value-type="float" office:value="4.871795" calcext:value-type="float">
            <text:p>4.87179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4" calcext:value-type="float">
            <text:p>4</text:p>
          </table:table-cell>
          <table:table-cell office:value-type="float" office:value="0.00000005" calcext:value-type="float">
            <text:p>0.00000005</text:p>
          </table:table-cell>
          <table:table-cell table:number-columns-repeated="2"/>
          <table:table-cell office:value-type="float" office:value="5.384615" calcext:value-type="float">
            <text:p>5.384615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.00000005" calcext:value-type="float">
            <text:p>0.00000005</text:p>
          </table:table-cell>
          <table:table-cell/>
          <table:table-cell office:value-type="float" office:value="5.384615" calcext:value-type="float">
            <text:p>5.3846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897436" calcext:value-type="float">
            <text:p>5.8974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.897436" calcext:value-type="float">
            <text:p>5.89743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410256" calcext:value-type="float">
            <text:p>6.4102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410256" calcext:value-type="float">
            <text:p>6.41025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923077" calcext:value-type="float">
            <text:p>6.9230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923077" calcext:value-type="float">
            <text:p>6.92307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435897" calcext:value-type="float">
            <text:p>7.4358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435897" calcext:value-type="float">
            <text:p>7.43589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48718" calcext:value-type="float">
            <text:p>7.948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948718" calcext:value-type="float">
            <text:p>7.94871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461538" calcext:value-type="float">
            <text:p>8.4615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461538" calcext:value-type="float">
            <text:p>8.46153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974359" calcext:value-type="float">
            <text:p>8.9743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974359" calcext:value-type="float">
            <text:p>8.97435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87179" calcext:value-type="float">
            <text:p>9.4871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487179" calcext:value-type="float">
            <text:p>9.48717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</table:table>
      <table:table table:name="8PS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8PSK</text:p>
          </table:table-cell>
          <table:table-cell table:number-columns-repeated="5"/>
          <table:table-cell office:value-type="string" calcext:value-type="string">
            <text:p>BER per training points</text:p>
          </table:table-cell>
          <table:table-cell table:number-columns-repeated="4"/>
          <table:table-cell office:value-type="string" calcext:value-type="string">
            <text:p>num_clusters per training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<text:s/>BER</text:p>
          </table:table-cell>
          <table:table-cell office:value-type="string" calcext:value-type="string">
            <text:p><text:s/>num_clusters</text:p>
          </table:table-cell>
          <table:table-cell office:value-type="string" calcext:value-type="string">
            <text:p><text:s/>BER (BL)</text:p>
          </table:table-cell>
          <table:table-cell table:number-columns-repeated="2"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1998287333" calcext:value-type="float">
            <text:p>0.1998287333</text:p>
          </table:table-cell>
          <table:table-cell office:value-type="float" office:value="20" calcext:value-type="float">
            <text:p>20</text:p>
          </table:table-cell>
          <table:table-cell office:value-type="float" office:value="0.1761349333" calcext:value-type="float">
            <text:p>0.1761349333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94478" calcext:value-type="float">
            <text:p>0.294478</text:p>
          </table:table-cell>
          <table:table-cell office:value-type="float" office:value="0.1998287333" calcext:value-type="float">
            <text:p>0.1998287333</text:p>
          </table:table-cell>
          <table:table-cell office:value-type="float" office:value="0.4998507" calcext:value-type="float">
            <text:p>0.499850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1962289667" calcext:value-type="float">
            <text:p>0.1962289667</text:p>
          </table:table-cell>
          <table:table-cell office:value-type="float" office:value="18" calcext:value-type="float">
            <text:p>18</text:p>
          </table:table-cell>
          <table:table-cell office:value-type="float" office:value="0.1633244" calcext:value-type="float">
            <text:p>0.1633244</text:p>
          </table:table-cell>
          <table:table-cell table:number-columns-repeated="2"/>
          <table:table-cell office:value-type="float" office:value="-9.487179" calcext:value-type="float">
            <text:p>-9.487179</text:p>
          </table:table-cell>
          <table:table-cell office:value-type="float" office:value="0.2283808" calcext:value-type="float">
            <text:p>0.2283808</text:p>
          </table:table-cell>
          <table:table-cell office:value-type="float" office:value="0.1962289667" calcext:value-type="float">
            <text:p>0.1962289667</text:p>
          </table:table-cell>
          <table:table-cell office:value-type="float" office:value="0.4998507" calcext:value-type="float">
            <text:p>0.4998507</text:p>
          </table:table-cell>
          <table:table-cell/>
          <table:table-cell office:value-type="float" office:value="-9.487179" calcext:value-type="float">
            <text:p>-9.48717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1738536" calcext:value-type="float">
            <text:p>0.1738536</text:p>
          </table:table-cell>
          <table:table-cell office:value-type="float" office:value="20" calcext:value-type="float">
            <text:p>20</text:p>
          </table:table-cell>
          <table:table-cell office:value-type="float" office:value="0.1506889667" calcext:value-type="float">
            <text:p>0.1506889667</text:p>
          </table:table-cell>
          <table:table-cell table:number-columns-repeated="2"/>
          <table:table-cell office:value-type="float" office:value="-8.974359" calcext:value-type="float">
            <text:p>-8.974359</text:p>
          </table:table-cell>
          <table:table-cell office:value-type="float" office:value="0.2789277" calcext:value-type="float">
            <text:p>0.2789277</text:p>
          </table:table-cell>
          <table:table-cell office:value-type="float" office:value="0.1738536" calcext:value-type="float">
            <text:p>0.1738536</text:p>
          </table:table-cell>
          <table:table-cell office:value-type="float" office:value="0.4998507" calcext:value-type="float">
            <text:p>0.4998507</text:p>
          </table:table-cell>
          <table:table-cell/>
          <table:table-cell office:value-type="float" office:value="-8.974359" calcext:value-type="float">
            <text:p>-8.9743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1672653667" calcext:value-type="float">
            <text:p>0.1672653667</text:p>
          </table:table-cell>
          <table:table-cell office:value-type="float" office:value="20" calcext:value-type="float">
            <text:p>20</text:p>
          </table:table-cell>
          <table:table-cell office:value-type="float" office:value="0.138378" calcext:value-type="float">
            <text:p>0.138378</text:p>
          </table:table-cell>
          <table:table-cell table:number-columns-repeated="2"/>
          <table:table-cell office:value-type="float" office:value="-8.461538" calcext:value-type="float">
            <text:p>-8.461538</text:p>
          </table:table-cell>
          <table:table-cell office:value-type="float" office:value="0.1857322333" calcext:value-type="float">
            <text:p>0.1857322333</text:p>
          </table:table-cell>
          <table:table-cell office:value-type="float" office:value="0.1672653667" calcext:value-type="float">
            <text:p>0.1672653667</text:p>
          </table:table-cell>
          <table:table-cell office:value-type="float" office:value="0.2592105" calcext:value-type="float">
            <text:p>0.2592105</text:p>
          </table:table-cell>
          <table:table-cell/>
          <table:table-cell office:value-type="float" office:value="-8.461538" calcext:value-type="float">
            <text:p>-8.4615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1581524333" calcext:value-type="float">
            <text:p>0.1581524333</text:p>
          </table:table-cell>
          <table:table-cell office:value-type="float" office:value="15" calcext:value-type="float">
            <text:p>15</text:p>
          </table:table-cell>
          <table:table-cell office:value-type="float" office:value="0.1264478" calcext:value-type="float">
            <text:p>0.1264478</text:p>
          </table:table-cell>
          <table:table-cell table:number-columns-repeated="2"/>
          <table:table-cell office:value-type="float" office:value="-7.948718" calcext:value-type="float">
            <text:p>-7.948718</text:p>
          </table:table-cell>
          <table:table-cell office:value-type="float" office:value="0.1869186333" calcext:value-type="float">
            <text:p>0.1869186333</text:p>
          </table:table-cell>
          <table:table-cell office:value-type="float" office:value="0.1581524333" calcext:value-type="float">
            <text:p>0.1581524333</text:p>
          </table:table-cell>
          <table:table-cell office:value-type="float" office:value="0.2560115333" calcext:value-type="float">
            <text:p>0.2560115333</text:p>
          </table:table-cell>
          <table:table-cell/>
          <table:table-cell office:value-type="float" office:value="-7.948718" calcext:value-type="float">
            <text:p>-7.9487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1445426667" calcext:value-type="float">
            <text:p>0.1445426667</text:p>
          </table:table-cell>
          <table:table-cell office:value-type="float" office:value="16" calcext:value-type="float">
            <text:p>16</text:p>
          </table:table-cell>
          <table:table-cell office:value-type="float" office:value="0.1148963333" calcext:value-type="float">
            <text:p>0.1148963333</text:p>
          </table:table-cell>
          <table:table-cell table:number-columns-repeated="2"/>
          <table:table-cell office:value-type="float" office:value="-7.435897" calcext:value-type="float">
            <text:p>-7.435897</text:p>
          </table:table-cell>
          <table:table-cell office:value-type="float" office:value="0.1636432333" calcext:value-type="float">
            <text:p>0.1636432333</text:p>
          </table:table-cell>
          <table:table-cell office:value-type="float" office:value="0.1445426667" calcext:value-type="float">
            <text:p>0.1445426667</text:p>
          </table:table-cell>
          <table:table-cell office:value-type="float" office:value="0.2503350667" calcext:value-type="float">
            <text:p>0.2503350667</text:p>
          </table:table-cell>
          <table:table-cell/>
          <table:table-cell office:value-type="float" office:value="-7.435897" calcext:value-type="float">
            <text:p>-7.43589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2131547333" calcext:value-type="float">
            <text:p>0.2131547333</text:p>
          </table:table-cell>
          <table:table-cell office:value-type="float" office:value="4" calcext:value-type="float">
            <text:p>4</text:p>
          </table:table-cell>
          <table:table-cell office:value-type="float" office:value="0.1037503" calcext:value-type="float">
            <text:p>0.1037503</text:p>
          </table:table-cell>
          <table:table-cell table:number-columns-repeated="2"/>
          <table:table-cell office:value-type="float" office:value="-6.923077" calcext:value-type="float">
            <text:p>-6.923077</text:p>
          </table:table-cell>
          <table:table-cell office:value-type="float" office:value="0.1501486" calcext:value-type="float">
            <text:p>0.1501486</text:p>
          </table:table-cell>
          <table:table-cell office:value-type="float" office:value="0.2131547333" calcext:value-type="float">
            <text:p>0.2131547333</text:p>
          </table:table-cell>
          <table:table-cell office:value-type="float" office:value="0.1867061667" calcext:value-type="float">
            <text:p>0.1867061667</text:p>
          </table:table-cell>
          <table:table-cell/>
          <table:table-cell office:value-type="float" office:value="-6.923077" calcext:value-type="float">
            <text:p>-6.92307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1159118" calcext:value-type="float">
            <text:p>0.1159118</text:p>
          </table:table-cell>
          <table:table-cell office:value-type="float" office:value="18" calcext:value-type="float">
            <text:p>18</text:p>
          </table:table-cell>
          <table:table-cell office:value-type="float" office:value="0.0930677333" calcext:value-type="float">
            <text:p>0.0930677333</text:p>
          </table:table-cell>
          <table:table-cell table:number-columns-repeated="2"/>
          <table:table-cell office:value-type="float" office:value="-6.410256" calcext:value-type="float">
            <text:p>-6.410256</text:p>
          </table:table-cell>
          <table:table-cell office:value-type="float" office:value="0.1382816667" calcext:value-type="float">
            <text:p>0.1382816667</text:p>
          </table:table-cell>
          <table:table-cell office:value-type="float" office:value="0.1159118" calcext:value-type="float">
            <text:p>0.1159118</text:p>
          </table:table-cell>
          <table:table-cell office:value-type="float" office:value="0.1622442333" calcext:value-type="float">
            <text:p>0.1622442333</text:p>
          </table:table-cell>
          <table:table-cell/>
          <table:table-cell office:value-type="float" office:value="-6.410256" calcext:value-type="float">
            <text:p>-6.41025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0973817667" calcext:value-type="float">
            <text:p>0.0973817667</text:p>
          </table:table-cell>
          <table:table-cell office:value-type="float" office:value="20" calcext:value-type="float">
            <text:p>20</text:p>
          </table:table-cell>
          <table:table-cell office:value-type="float" office:value="0.0828203333" calcext:value-type="float">
            <text:p>0.0828203333</text:p>
          </table:table-cell>
          <table:table-cell table:number-columns-repeated="2"/>
          <table:table-cell office:value-type="float" office:value="-5.897436" calcext:value-type="float">
            <text:p>-5.897436</text:p>
          </table:table-cell>
          <table:table-cell office:value-type="float" office:value="0.1320262333" calcext:value-type="float">
            <text:p>0.1320262333</text:p>
          </table:table-cell>
          <table:table-cell office:value-type="float" office:value="0.0973817667" calcext:value-type="float">
            <text:p>0.0973817667</text:p>
          </table:table-cell>
          <table:table-cell office:value-type="float" office:value="0.1594131667" calcext:value-type="float">
            <text:p>0.1594131667</text:p>
          </table:table-cell>
          <table:table-cell/>
          <table:table-cell office:value-type="float" office:value="-5.897436" calcext:value-type="float">
            <text:p>-5.8974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0940481333" calcext:value-type="float">
            <text:p>0.0940481333</text:p>
          </table:table-cell>
          <table:table-cell office:value-type="float" office:value="20" calcext:value-type="float">
            <text:p>20</text:p>
          </table:table-cell>
          <table:table-cell office:value-type="float" office:value="0.0730601" calcext:value-type="float">
            <text:p>0.0730601</text:p>
          </table:table-cell>
          <table:table-cell table:number-columns-repeated="2"/>
          <table:table-cell office:value-type="float" office:value="-5.384615" calcext:value-type="float">
            <text:p>-5.384615</text:p>
          </table:table-cell>
          <table:table-cell office:value-type="float" office:value="0.1201266333" calcext:value-type="float">
            <text:p>0.1201266333</text:p>
          </table:table-cell>
          <table:table-cell office:value-type="float" office:value="0.0940481333" calcext:value-type="float">
            <text:p>0.0940481333</text:p>
          </table:table-cell>
          <table:table-cell office:value-type="float" office:value="0.1544955667" calcext:value-type="float">
            <text:p>0.1544955667</text:p>
          </table:table-cell>
          <table:table-cell/>
          <table:table-cell office:value-type="float" office:value="-5.384615" calcext:value-type="float">
            <text:p>-5.3846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0835922" calcext:value-type="float">
            <text:p>0.0835922</text:p>
          </table:table-cell>
          <table:table-cell office:value-type="float" office:value="14" calcext:value-type="float">
            <text:p>14</text:p>
          </table:table-cell>
          <table:table-cell office:value-type="float" office:value="0.0637843667" calcext:value-type="float">
            <text:p>0.0637843667</text:p>
          </table:table-cell>
          <table:table-cell table:number-columns-repeated="2"/>
          <table:table-cell office:value-type="float" office:value="-4.871795" calcext:value-type="float">
            <text:p>-4.871795</text:p>
          </table:table-cell>
          <table:table-cell office:value-type="float" office:value="0.1100386667" calcext:value-type="float">
            <text:p>0.1100386667</text:p>
          </table:table-cell>
          <table:table-cell office:value-type="float" office:value="0.0835922" calcext:value-type="float">
            <text:p>0.0835922</text:p>
          </table:table-cell>
          <table:table-cell office:value-type="float" office:value="0.1496569" calcext:value-type="float">
            <text:p>0.1496569</text:p>
          </table:table-cell>
          <table:table-cell/>
          <table:table-cell office:value-type="float" office:value="-4.871795" calcext:value-type="float">
            <text:p>-4.87179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0760025333" calcext:value-type="float">
            <text:p>0.0760025333</text:p>
          </table:table-cell>
          <table:table-cell office:value-type="float" office:value="19" calcext:value-type="float">
            <text:p>19</text:p>
          </table:table-cell>
          <table:table-cell office:value-type="float" office:value="0.0550328333" calcext:value-type="float">
            <text:p>0.0550328333</text:p>
          </table:table-cell>
          <table:table-cell table:number-columns-repeated="2"/>
          <table:table-cell office:value-type="float" office:value="-4.358974" calcext:value-type="float">
            <text:p>-4.358974</text:p>
          </table:table-cell>
          <table:table-cell office:value-type="float" office:value="0.0987874667" calcext:value-type="float">
            <text:p>0.0987874667</text:p>
          </table:table-cell>
          <table:table-cell office:value-type="float" office:value="0.0760025333" calcext:value-type="float">
            <text:p>0.0760025333</text:p>
          </table:table-cell>
          <table:table-cell office:value-type="float" office:value="0.0553312667" calcext:value-type="float">
            <text:p>0.0553312667</text:p>
          </table:table-cell>
          <table:table-cell/>
          <table:table-cell office:value-type="float" office:value="-4.358974" calcext:value-type="float">
            <text:p>-4.35897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0587107333" calcext:value-type="float">
            <text:p>0.0587107333</text:p>
          </table:table-cell>
          <table:table-cell office:value-type="float" office:value="10" calcext:value-type="float">
            <text:p>10</text:p>
          </table:table-cell>
          <table:table-cell office:value-type="float" office:value="0.0468316333" calcext:value-type="float">
            <text:p>0.0468316333</text:p>
          </table:table-cell>
          <table:table-cell table:number-columns-repeated="2"/>
          <table:table-cell office:value-type="float" office:value="-3.846154" calcext:value-type="float">
            <text:p>-3.846154</text:p>
          </table:table-cell>
          <table:table-cell office:value-type="float" office:value="0.0786407333" calcext:value-type="float">
            <text:p>0.0786407333</text:p>
          </table:table-cell>
          <table:table-cell office:value-type="float" office:value="0.0587107333" calcext:value-type="float">
            <text:p>0.0587107333</text:p>
          </table:table-cell>
          <table:table-cell office:value-type="float" office:value="0.0470257" calcext:value-type="float">
            <text:p>0.0470257</text:p>
          </table:table-cell>
          <table:table-cell/>
          <table:table-cell office:value-type="float" office:value="-3.846154" calcext:value-type="float">
            <text:p>-3.84615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0523614667" calcext:value-type="float">
            <text:p>0.0523614667</text:p>
          </table:table-cell>
          <table:table-cell office:value-type="float" office:value="10" calcext:value-type="float">
            <text:p>10</text:p>
          </table:table-cell>
          <table:table-cell office:value-type="float" office:value="0.0392495" calcext:value-type="float">
            <text:p>0.0392495</text:p>
          </table:table-cell>
          <table:table-cell table:number-columns-repeated="2"/>
          <table:table-cell office:value-type="float" office:value="-3.333333" calcext:value-type="float">
            <text:p>-3.333333</text:p>
          </table:table-cell>
          <table:table-cell office:value-type="float" office:value="0.0766822" calcext:value-type="float">
            <text:p>0.0766822</text:p>
          </table:table-cell>
          <table:table-cell office:value-type="float" office:value="0.0523614667" calcext:value-type="float">
            <text:p>0.0523614667</text:p>
          </table:table-cell>
          <table:table-cell office:value-type="float" office:value="0.0394187" calcext:value-type="float">
            <text:p>0.0394187</text:p>
          </table:table-cell>
          <table:table-cell/>
          <table:table-cell office:value-type="float" office:value="-3.333333" calcext:value-type="float">
            <text:p>-3.3333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331746667" calcext:value-type="float">
            <text:p>0.0331746667</text:p>
          </table:table-cell>
          <table:table-cell office:value-type="float" office:value="8" calcext:value-type="float">
            <text:p>8</text:p>
          </table:table-cell>
          <table:table-cell office:value-type="float" office:value="0.0323273667" calcext:value-type="float">
            <text:p>0.0323273667</text:p>
          </table:table-cell>
          <table:table-cell table:number-columns-repeated="2"/>
          <table:table-cell office:value-type="float" office:value="-2.820513" calcext:value-type="float">
            <text:p>-2.820513</text:p>
          </table:table-cell>
          <table:table-cell office:value-type="float" office:value="0.0584334333" calcext:value-type="float">
            <text:p>0.0584334333</text:p>
          </table:table-cell>
          <table:table-cell office:value-type="float" office:value="0.0331746667" calcext:value-type="float">
            <text:p>0.0331746667</text:p>
          </table:table-cell>
          <table:table-cell office:value-type="float" office:value="0.0324322333" calcext:value-type="float">
            <text:p>0.0324322333</text:p>
          </table:table-cell>
          <table:table-cell/>
          <table:table-cell office:value-type="float" office:value="-2.820513" calcext:value-type="float">
            <text:p>-2.8205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264527667" calcext:value-type="float">
            <text:p>0.0264527667</text:p>
          </table:table-cell>
          <table:table-cell office:value-type="float" office:value="8" calcext:value-type="float">
            <text:p>8</text:p>
          </table:table-cell>
          <table:table-cell office:value-type="float" office:value="0.0260790667" calcext:value-type="float">
            <text:p>0.0260790667</text:p>
          </table:table-cell>
          <table:table-cell table:number-columns-repeated="2"/>
          <table:table-cell office:value-type="float" office:value="-2.307692" calcext:value-type="float">
            <text:p>-2.307692</text:p>
          </table:table-cell>
          <table:table-cell office:value-type="float" office:value="0.0543776667" calcext:value-type="float">
            <text:p>0.0543776667</text:p>
          </table:table-cell>
          <table:table-cell office:value-type="float" office:value="0.0264527667" calcext:value-type="float">
            <text:p>0.0264527667</text:p>
          </table:table-cell>
          <table:table-cell office:value-type="float" office:value="0.0261479667" calcext:value-type="float">
            <text:p>0.0261479667</text:p>
          </table:table-cell>
          <table:table-cell/>
          <table:table-cell office:value-type="float" office:value="-2.307692" calcext:value-type="float">
            <text:p>-2.3076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314835" calcext:value-type="float">
            <text:p>0.0314835</text:p>
          </table:table-cell>
          <table:table-cell office:value-type="float" office:value="10" calcext:value-type="float">
            <text:p>10</text:p>
          </table:table-cell>
          <table:table-cell office:value-type="float" office:value="0.0205753333" calcext:value-type="float">
            <text:p>0.0205753333</text:p>
          </table:table-cell>
          <table:table-cell table:number-columns-repeated="2"/>
          <table:table-cell office:value-type="float" office:value="-1.794872" calcext:value-type="float">
            <text:p>-1.794872</text:p>
          </table:table-cell>
          <table:table-cell office:value-type="float" office:value="0.0475215333" calcext:value-type="float">
            <text:p>0.0475215333</text:p>
          </table:table-cell>
          <table:table-cell office:value-type="float" office:value="0.0314835" calcext:value-type="float">
            <text:p>0.0314835</text:p>
          </table:table-cell>
          <table:table-cell office:value-type="float" office:value="0.0206211" calcext:value-type="float">
            <text:p>0.0206211</text:p>
          </table:table-cell>
          <table:table-cell/>
          <table:table-cell office:value-type="float" office:value="-1.794872" calcext:value-type="float">
            <text:p>-1.79487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160398333" calcext:value-type="float">
            <text:p>0.0160398333</text:p>
          </table:table-cell>
          <table:table-cell office:value-type="float" office:value="8" calcext:value-type="float">
            <text:p>8</text:p>
          </table:table-cell>
          <table:table-cell office:value-type="float" office:value="0.0158297" calcext:value-type="float">
            <text:p>0.0158297</text:p>
          </table:table-cell>
          <table:table-cell table:number-columns-repeated="2"/>
          <table:table-cell office:value-type="float" office:value="-1.282051" calcext:value-type="float">
            <text:p>-1.282051</text:p>
          </table:table-cell>
          <table:table-cell office:value-type="float" office:value="0.0320406" calcext:value-type="float">
            <text:p>0.0320406</text:p>
          </table:table-cell>
          <table:table-cell office:value-type="float" office:value="0.0160398333" calcext:value-type="float">
            <text:p>0.0160398333</text:p>
          </table:table-cell>
          <table:table-cell office:value-type="float" office:value="0.0158691" calcext:value-type="float">
            <text:p>0.0158691</text:p>
          </table:table-cell>
          <table:table-cell/>
          <table:table-cell office:value-type="float" office:value="-1.282051" calcext:value-type="float">
            <text:p>-1.28205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119818667" calcext:value-type="float">
            <text:p>0.0119818667</text:p>
          </table:table-cell>
          <table:table-cell office:value-type="float" office:value="8" calcext:value-type="float">
            <text:p>8</text:p>
          </table:table-cell>
          <table:table-cell office:value-type="float" office:value="0.0118337667" calcext:value-type="float">
            <text:p>0.0118337667</text:p>
          </table:table-cell>
          <table:table-cell table:number-columns-repeated="2"/>
          <table:table-cell office:value-type="float" office:value="-0.769231" calcext:value-type="float">
            <text:p>-0.769231</text:p>
          </table:table-cell>
          <table:table-cell office:value-type="float" office:value="0.0364326667" calcext:value-type="float">
            <text:p>0.0364326667</text:p>
          </table:table-cell>
          <table:table-cell office:value-type="float" office:value="0.0119818667" calcext:value-type="float">
            <text:p>0.0119818667</text:p>
          </table:table-cell>
          <table:table-cell office:value-type="float" office:value="0.011878" calcext:value-type="float">
            <text:p>0.011878</text:p>
          </table:table-cell>
          <table:table-cell/>
          <table:table-cell office:value-type="float" office:value="-0.769231" calcext:value-type="float">
            <text:p>-0.7692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8" calcext:value-type="float">
            <text:p>8</text:p>
          </table:table-cell>
          <table:table-cell office:value-type="float" office:value="0.0085566" calcext:value-type="float">
            <text:p>0.0085566</text:p>
          </table:table-cell>
          <table:table-cell table:number-columns-repeated="2"/>
          <table:table-cell office:value-type="float" office:value="-0.25641" calcext:value-type="float">
            <text:p>-0.25641</text:p>
          </table:table-cell>
          <table:table-cell office:value-type="float" office:value="0.0212275667" calcext:value-type="float">
            <text:p>0.0212275667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0.0085993333" calcext:value-type="float">
            <text:p>0.0085993333</text:p>
          </table:table-cell>
          <table:table-cell/>
          <table:table-cell office:value-type="float" office:value="-0.25641" calcext:value-type="float">
            <text:p>-0.256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060683667" calcext:value-type="float">
            <text:p>0.0060683667</text:p>
          </table:table-cell>
          <table:table-cell office:value-type="float" office:value="8" calcext:value-type="float">
            <text:p>8</text:p>
          </table:table-cell>
          <table:table-cell office:value-type="float" office:value="0.0059824" calcext:value-type="float">
            <text:p>0.0059824</text:p>
          </table:table-cell>
          <table:table-cell table:number-columns-repeated="2"/>
          <table:table-cell office:value-type="float" office:value="0.25641" calcext:value-type="float">
            <text:p>0.25641</text:p>
          </table:table-cell>
          <table:table-cell office:value-type="float" office:value="0.0112597333" calcext:value-type="float">
            <text:p>0.0112597333</text:p>
          </table:table-cell>
          <table:table-cell office:value-type="float" office:value="0.0060683667" calcext:value-type="float">
            <text:p>0.0060683667</text:p>
          </table:table-cell>
          <table:table-cell office:value-type="float" office:value="0.0059992333" calcext:value-type="float">
            <text:p>0.0059992333</text:p>
          </table:table-cell>
          <table:table-cell/>
          <table:table-cell office:value-type="float" office:value="0.25641" calcext:value-type="float">
            <text:p>0.256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40660333" calcext:value-type="float">
            <text:p>0.0040660333</text:p>
          </table:table-cell>
          <table:table-cell office:value-type="float" office:value="8" calcext:value-type="float">
            <text:p>8</text:p>
          </table:table-cell>
          <table:table-cell office:value-type="float" office:value="0.0040092333" calcext:value-type="float">
            <text:p>0.0040092333</text:p>
          </table:table-cell>
          <table:table-cell table:number-columns-repeated="2"/>
          <table:table-cell office:value-type="float" office:value="0.769231" calcext:value-type="float">
            <text:p>0.769231</text:p>
          </table:table-cell>
          <table:table-cell office:value-type="float" office:value="0.0047671667" calcext:value-type="float">
            <text:p>0.0047671667</text:p>
          </table:table-cell>
          <table:table-cell office:value-type="float" office:value="0.0040660333" calcext:value-type="float">
            <text:p>0.0040660333</text:p>
          </table:table-cell>
          <table:table-cell office:value-type="float" office:value="0.0040324333" calcext:value-type="float">
            <text:p>0.0040324333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026064333" calcext:value-type="float">
            <text:p>0.0026064333</text:p>
          </table:table-cell>
          <table:table-cell office:value-type="float" office:value="8" calcext:value-type="float">
            <text:p>8</text:p>
          </table:table-cell>
          <table:table-cell office:value-type="float" office:value="0.0025723" calcext:value-type="float">
            <text:p>0.0025723</text:p>
          </table:table-cell>
          <table:table-cell table:number-columns-repeated="2"/>
          <table:table-cell office:value-type="float" office:value="1.282051" calcext:value-type="float">
            <text:p>1.282051</text:p>
          </table:table-cell>
          <table:table-cell office:value-type="float" office:value="0.0031018333" calcext:value-type="float">
            <text:p>0.0031018333</text:p>
          </table:table-cell>
          <table:table-cell office:value-type="float" office:value="0.0026064333" calcext:value-type="float">
            <text:p>0.0026064333</text:p>
          </table:table-cell>
          <table:table-cell office:value-type="float" office:value="0.0025855" calcext:value-type="float">
            <text:p>0.0025855</text:p>
          </table:table-cell>
          <table:table-cell/>
          <table:table-cell office:value-type="float" office:value="1.282051" calcext:value-type="float">
            <text:p>1.28205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15929333" calcext:value-type="float">
            <text:p>0.0015929333</text:p>
          </table:table-cell>
          <table:table-cell office:value-type="float" office:value="8" calcext:value-type="float">
            <text:p>8</text:p>
          </table:table-cell>
          <table:table-cell office:value-type="float" office:value="0.0015724667" calcext:value-type="float">
            <text:p>0.0015724667</text:p>
          </table:table-cell>
          <table:table-cell table:number-columns-repeated="2"/>
          <table:table-cell office:value-type="float" office:value="1.794872" calcext:value-type="float">
            <text:p>1.794872</text:p>
          </table:table-cell>
          <table:table-cell office:value-type="float" office:value="0.0019663333" calcext:value-type="float">
            <text:p>0.0019663333</text:p>
          </table:table-cell>
          <table:table-cell office:value-type="float" office:value="0.0015929333" calcext:value-type="float">
            <text:p>0.0015929333</text:p>
          </table:table-cell>
          <table:table-cell office:value-type="float" office:value="0.001577" calcext:value-type="float">
            <text:p>0.001577</text:p>
          </table:table-cell>
          <table:table-cell/>
          <table:table-cell office:value-type="float" office:value="1.794872" calcext:value-type="float">
            <text:p>1.79487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09296333" calcext:value-type="float">
            <text:p>0.0009296333</text:p>
          </table:table-cell>
          <table:table-cell office:value-type="float" office:value="8" calcext:value-type="float">
            <text:p>8</text:p>
          </table:table-cell>
          <table:table-cell office:value-type="float" office:value="0.0009078667" calcext:value-type="float">
            <text:p>0.0009078667</text:p>
          </table:table-cell>
          <table:table-cell table:number-columns-repeated="2"/>
          <table:table-cell office:value-type="float" office:value="2.307692" calcext:value-type="float">
            <text:p>2.307692</text:p>
          </table:table-cell>
          <table:table-cell office:value-type="float" office:value="0.0011629" calcext:value-type="float">
            <text:p>0.0011629</text:p>
          </table:table-cell>
          <table:table-cell office:value-type="float" office:value="0.0009296333" calcext:value-type="float">
            <text:p>0.0009296333</text:p>
          </table:table-cell>
          <table:table-cell office:value-type="float" office:value="0.0009090667" calcext:value-type="float">
            <text:p>0.0009090667</text:p>
          </table:table-cell>
          <table:table-cell/>
          <table:table-cell office:value-type="float" office:value="2.307692" calcext:value-type="float">
            <text:p>2.30769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05005333" calcext:value-type="float">
            <text:p>0.0005005333</text:p>
          </table:table-cell>
          <table:table-cell office:value-type="float" office:value="8" calcext:value-type="float">
            <text:p>8</text:p>
          </table:table-cell>
          <table:table-cell office:value-type="float" office:value="0.0004872333" calcext:value-type="float">
            <text:p>0.0004872333</text:p>
          </table:table-cell>
          <table:table-cell table:number-columns-repeated="2"/>
          <table:table-cell office:value-type="float" office:value="2.820513" calcext:value-type="float">
            <text:p>2.820513</text:p>
          </table:table-cell>
          <table:table-cell office:value-type="float" office:value="0.0006415333" calcext:value-type="float">
            <text:p>0.0006415333</text:p>
          </table:table-cell>
          <table:table-cell office:value-type="float" office:value="0.0005005333" calcext:value-type="float">
            <text:p>0.0005005333</text:p>
          </table:table-cell>
          <table:table-cell office:value-type="float" office:value="0.0004907" calcext:value-type="float">
            <text:p>0.0004907</text:p>
          </table:table-cell>
          <table:table-cell/>
          <table:table-cell office:value-type="float" office:value="2.820513" calcext:value-type="float">
            <text:p>2.820513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02511" calcext:value-type="float">
            <text:p>0.0002511</text:p>
          </table:table-cell>
          <table:table-cell office:value-type="float" office:value="8" calcext:value-type="float">
            <text:p>8</text:p>
          </table:table-cell>
          <table:table-cell office:value-type="float" office:value="0.0002451667" calcext:value-type="float">
            <text:p>0.0002451667</text:p>
          </table:table-cell>
          <table:table-cell table:number-columns-repeated="2"/>
          <table:table-cell office:value-type="float" office:value="3.333333" calcext:value-type="float">
            <text:p>3.333333</text:p>
          </table:table-cell>
          <table:table-cell office:value-type="float" office:value="0.0003340333" calcext:value-type="float">
            <text:p>0.0003340333</text:p>
          </table:table-cell>
          <table:table-cell office:value-type="float" office:value="0.0002511" calcext:value-type="float">
            <text:p>0.0002511</text:p>
          </table:table-cell>
          <table:table-cell office:value-type="float" office:value="0.0002478333" calcext:value-type="float">
            <text:p>0.0002478333</text:p>
          </table:table-cell>
          <table:table-cell/>
          <table:table-cell office:value-type="float" office:value="3.333333" calcext:value-type="float">
            <text:p>3.333333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1158333" calcext:value-type="float">
            <text:p>0.0001158333</text:p>
          </table:table-cell>
          <table:table-cell office:value-type="float" office:value="8" calcext:value-type="float">
            <text:p>8</text:p>
          </table:table-cell>
          <table:table-cell office:value-type="float" office:value="0.0001132667" calcext:value-type="float">
            <text:p>0.0001132667</text:p>
          </table:table-cell>
          <table:table-cell table:number-columns-repeated="2"/>
          <table:table-cell office:value-type="float" office:value="3.846154" calcext:value-type="float">
            <text:p>3.846154</text:p>
          </table:table-cell>
          <table:table-cell office:value-type="float" office:value="0.0001586667" calcext:value-type="float">
            <text:p>0.0001586667</text:p>
          </table:table-cell>
          <table:table-cell office:value-type="float" office:value="0.0001158333" calcext:value-type="float">
            <text:p>0.0001158333</text:p>
          </table:table-cell>
          <table:table-cell office:value-type="float" office:value="0.0001152667" calcext:value-type="float">
            <text:p>0.0001152667</text:p>
          </table:table-cell>
          <table:table-cell/>
          <table:table-cell office:value-type="float" office:value="3.846154" calcext:value-type="float">
            <text:p>3.84615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0504333" calcext:value-type="float">
            <text:p>5.04333E-05</text:p>
          </table:table-cell>
          <table:table-cell office:value-type="float" office:value="8" calcext:value-type="float">
            <text:p>8</text:p>
          </table:table-cell>
          <table:table-cell office:value-type="float" office:value="0.0000478667" calcext:value-type="float">
            <text:p>4.78667E-05</text:p>
          </table:table-cell>
          <table:table-cell table:number-columns-repeated="2"/>
          <table:table-cell office:value-type="float" office:value="4.358974" calcext:value-type="float">
            <text:p>4.358974</text:p>
          </table:table-cell>
          <table:table-cell office:value-type="float" office:value="0.0000679333" calcext:value-type="float">
            <text:p>6.79333E-05</text:p>
          </table:table-cell>
          <table:table-cell office:value-type="float" office:value="0.0000504333" calcext:value-type="float">
            <text:p>5.04333E-05</text:p>
          </table:table-cell>
          <table:table-cell office:value-type="float" office:value="0.0000487333" calcext:value-type="float">
            <text:p>4.87333E-05</text:p>
          </table:table-cell>
          <table:table-cell/>
          <table:table-cell office:value-type="float" office:value="4.358974" calcext:value-type="float">
            <text:p>4.35897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8" calcext:value-type="float">
            <text:p>8</text:p>
          </table:table-cell>
          <table:table-cell office:value-type="float" office:value="0.0000181" calcext:value-type="float">
            <text:p>0.0000181</text:p>
          </table:table-cell>
          <table:table-cell table:number-columns-repeated="2"/>
          <table:table-cell office:value-type="float" office:value="4.871795" calcext:value-type="float">
            <text:p>4.871795</text:p>
          </table:table-cell>
          <table:table-cell office:value-type="float" office:value="0.0000276" calcext:value-type="float">
            <text:p>0.0000276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000179333" calcext:value-type="float">
            <text:p>1.79333E-05</text:p>
          </table:table-cell>
          <table:table-cell/>
          <table:table-cell office:value-type="float" office:value="4.871795" calcext:value-type="float">
            <text:p>4.871795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0068667" calcext:value-type="float">
            <text:p>6.8667E-06</text:p>
          </table:table-cell>
          <table:table-cell office:value-type="float" office:value="8" calcext:value-type="float">
            <text:p>8</text:p>
          </table:table-cell>
          <table:table-cell office:value-type="float" office:value="0.0000066" calcext:value-type="float">
            <text:p>0.0000066</text:p>
          </table:table-cell>
          <table:table-cell table:number-columns-repeated="2"/>
          <table:table-cell office:value-type="float" office:value="5.384615" calcext:value-type="float">
            <text:p>5.384615</text:p>
          </table:table-cell>
          <table:table-cell office:value-type="float" office:value="0.0000093667" calcext:value-type="float">
            <text:p>9.3667E-06</text:p>
          </table:table-cell>
          <table:table-cell office:value-type="float" office:value="0.0000068667" calcext:value-type="float">
            <text:p>6.8667E-06</text:p>
          </table:table-cell>
          <table:table-cell office:value-type="float" office:value="0.0000058667" calcext:value-type="float">
            <text:p>5.8667E-06</text:p>
          </table:table-cell>
          <table:table-cell/>
          <table:table-cell office:value-type="float" office:value="5.384615" calcext:value-type="float">
            <text:p>5.384615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.0000022667" calcext:value-type="float">
            <text:p>2.2667E-06</text:p>
          </table:table-cell>
          <table:table-cell office:value-type="float" office:value="8" calcext:value-type="float">
            <text:p>8</text:p>
          </table:table-cell>
          <table:table-cell office:value-type="float" office:value="0.0000022667" calcext:value-type="float">
            <text:p>2.2667E-06</text:p>
          </table:table-cell>
          <table:table-cell table:number-columns-repeated="2"/>
          <table:table-cell office:value-type="float" office:value="5.897436" calcext:value-type="float">
            <text:p>5.897436</text:p>
          </table:table-cell>
          <table:table-cell office:value-type="float" office:value="0.0000029667" calcext:value-type="float">
            <text:p>2.9667E-06</text:p>
          </table:table-cell>
          <table:table-cell office:value-type="float" office:value="0.0000022667" calcext:value-type="float">
            <text:p>2.2667E-06</text:p>
          </table:table-cell>
          <table:table-cell office:value-type="float" office:value="0.000002" calcext:value-type="float">
            <text:p>0.000002</text:p>
          </table:table-cell>
          <table:table-cell/>
          <table:table-cell office:value-type="float" office:value="5.897436" calcext:value-type="float">
            <text:p>5.897436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.0000007667" calcext:value-type="float">
            <text:p>7.667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6" calcext:value-type="float">
            <text:p>0.0000006</text:p>
          </table:table-cell>
          <table:table-cell table:number-columns-repeated="2"/>
          <table:table-cell office:value-type="float" office:value="6.410256" calcext:value-type="float">
            <text:p>6.410256</text:p>
          </table:table-cell>
          <table:table-cell office:value-type="float" office:value="0.0000007333" calcext:value-type="float">
            <text:p>7.333E-07</text:p>
          </table:table-cell>
          <table:table-cell office:value-type="float" office:value="0.0000007667" calcext:value-type="float">
            <text:p>7.667E-07</text:p>
          </table:table-cell>
          <table:table-cell office:value-type="float" office:value="0.0000005667" calcext:value-type="float">
            <text:p>5.667E-07</text:p>
          </table:table-cell>
          <table:table-cell/>
          <table:table-cell office:value-type="float" office:value="6.410256" calcext:value-type="float">
            <text:p>6.410256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.0000001667" calcext:value-type="float">
            <text:p>1.667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1333" calcext:value-type="float">
            <text:p>1.333E-07</text:p>
          </table:table-cell>
          <table:table-cell table:number-columns-repeated="2"/>
          <table:table-cell office:value-type="float" office:value="6.923077" calcext:value-type="float">
            <text:p>6.923077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000001667" calcext:value-type="float">
            <text:p>1.667E-07</text:p>
          </table:table-cell>
          <table:table-cell office:value-type="float" office:value="0.0000002667" calcext:value-type="float">
            <text:p>2.667E-07</text:p>
          </table:table-cell>
          <table:table-cell/>
          <table:table-cell office:value-type="float" office:value="6.923077" calcext:value-type="float">
            <text:p>6.92307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.0000000667" calcext:value-type="float">
            <text:p>6.67E-08</text:p>
          </table:table-cell>
          <table:table-cell office:value-type="float" office:value="8" calcext:value-type="float">
            <text:p>8</text:p>
          </table:table-cell>
          <table:table-cell office:value-type="float" office:value="0.0000000667" calcext:value-type="float">
            <text:p>6.67E-08</text:p>
          </table:table-cell>
          <table:table-cell table:number-columns-repeated="2"/>
          <table:table-cell office:value-type="float" office:value="7.435897" calcext:value-type="float">
            <text:p>7.435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667" calcext:value-type="float">
            <text:p>6.67E-08</text:p>
          </table:table-cell>
          <table:table-cell office:value-type="float" office:value="0.0000000333" calcext:value-type="float">
            <text:p>3.33E-08</text:p>
          </table:table-cell>
          <table:table-cell/>
          <table:table-cell office:value-type="float" office:value="7.435897" calcext:value-type="float">
            <text:p>7.43589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48718" calcext:value-type="float">
            <text:p>7.948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948718" calcext:value-type="float">
            <text:p>7.948718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461538" calcext:value-type="float">
            <text:p>8.4615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461538" calcext:value-type="float">
            <text:p>8.461538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974359" calcext:value-type="float">
            <text:p>8.9743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974359" calcext:value-type="float">
            <text:p>8.97435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87179" calcext:value-type="float">
            <text:p>9.4871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487179" calcext:value-type="float">
            <text:p>9.48717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</table:table>
      <table:table table:name="16QAM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('16qam', ' Train points: 1000 | Test points: 10000000')</text:p>
          </table:table-cell>
          <table:table-cell table:number-columns-repeated="5"/>
          <table:table-cell office:value-type="string" calcext:value-type="string">
            <text:p>BER per training points</text:p>
          </table:table-cell>
          <table:table-cell table:number-columns-repeated="4"/>
          <table:table-cell office:value-type="string" calcext:value-type="string">
            <text:p>num_clusters per training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b/N0 [dB]</text:p>
          </table:table-cell>
          <table:table-cell office:value-type="string" calcext:value-type="string">
            <text:p>BER </text:p>
          </table:table-cell>
          <table:table-cell office:value-type="string" calcext:value-type="string">
            <text:p><text:s/>num_clusters</text:p>
          </table:table-cell>
          <table:table-cell office:value-type="string" calcext:value-type="string">
            <text:p>BER (BL)</text:p>
          </table:table-cell>
          <table:table-cell table:number-columns-repeated="2"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18849665" calcext:value-type="float">
            <text:p>0.18849665</text:p>
          </table:table-cell>
          <table:table-cell office:value-type="float" office:value="12" calcext:value-type="float">
            <text:p>12</text:p>
          </table:table-cell>
          <table:table-cell office:value-type="float" office:value="0.1521169" calcext:value-type="float">
            <text:p>0.152116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47234275" calcext:value-type="float">
            <text:p>0.247234275</text:p>
          </table:table-cell>
          <table:table-cell office:value-type="float" office:value="0.18849665" calcext:value-type="float">
            <text:p>0.18849665</text:p>
          </table:table-cell>
          <table:table-cell office:value-type="float" office:value="0.301147375" calcext:value-type="float">
            <text:p>0.301147375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293110875" calcext:value-type="float">
            <text:p>0.293110875</text:p>
          </table:table-cell>
          <table:table-cell office:value-type="float" office:value="4" calcext:value-type="float">
            <text:p>4</text:p>
          </table:table-cell>
          <table:table-cell office:value-type="float" office:value="0.14056865" calcext:value-type="float">
            <text:p>0.14056865</text:p>
          </table:table-cell>
          <table:table-cell table:number-columns-repeated="2"/>
          <table:table-cell office:value-type="float" office:value="-9.487179" calcext:value-type="float">
            <text:p>-9.487179</text:p>
          </table:table-cell>
          <table:table-cell office:value-type="float" office:value="0.2409665" calcext:value-type="float">
            <text:p>0.2409665</text:p>
          </table:table-cell>
          <table:table-cell office:value-type="float" office:value="0.293110875" calcext:value-type="float">
            <text:p>0.293110875</text:p>
          </table:table-cell>
          <table:table-cell office:value-type="float" office:value="0.297131375" calcext:value-type="float">
            <text:p>0.297131375</text:p>
          </table:table-cell>
          <table:table-cell/>
          <table:table-cell office:value-type="float" office:value="-9.487179" calcext:value-type="float">
            <text:p>-9.4871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289257725" calcext:value-type="float">
            <text:p>0.289257725</text:p>
          </table:table-cell>
          <table:table-cell office:value-type="float" office:value="4" calcext:value-type="float">
            <text:p>4</text:p>
          </table:table-cell>
          <table:table-cell office:value-type="float" office:value="0.1292271" calcext:value-type="float">
            <text:p>0.1292271</text:p>
          </table:table-cell>
          <table:table-cell table:number-columns-repeated="2"/>
          <table:table-cell office:value-type="float" office:value="-8.974359" calcext:value-type="float">
            <text:p>-8.974359</text:p>
          </table:table-cell>
          <table:table-cell office:value-type="float" office:value="0.213236125" calcext:value-type="float">
            <text:p>0.213236125</text:p>
          </table:table-cell>
          <table:table-cell office:value-type="float" office:value="0.289257725" calcext:value-type="float">
            <text:p>0.289257725</text:p>
          </table:table-cell>
          <table:table-cell office:value-type="float" office:value="0.292964" calcext:value-type="float">
            <text:p>0.292964</text:p>
          </table:table-cell>
          <table:table-cell/>
          <table:table-cell office:value-type="float" office:value="-8.974359" calcext:value-type="float">
            <text:p>-8.9743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14747875" calcext:value-type="float">
            <text:p>0.14747875</text:p>
          </table:table-cell>
          <table:table-cell office:value-type="float" office:value="18" calcext:value-type="float">
            <text:p>18</text:p>
          </table:table-cell>
          <table:table-cell office:value-type="float" office:value="0.118067475" calcext:value-type="float">
            <text:p>0.118067475</text:p>
          </table:table-cell>
          <table:table-cell table:number-columns-repeated="2"/>
          <table:table-cell office:value-type="float" office:value="-8.461538" calcext:value-type="float">
            <text:p>-8.461538</text:p>
          </table:table-cell>
          <table:table-cell office:value-type="float" office:value="0.170087725" calcext:value-type="float">
            <text:p>0.170087725</text:p>
          </table:table-cell>
          <table:table-cell office:value-type="float" office:value="0.14747875" calcext:value-type="float">
            <text:p>0.14747875</text:p>
          </table:table-cell>
          <table:table-cell office:value-type="float" office:value="0.289131425" calcext:value-type="float">
            <text:p>0.289131425</text:p>
          </table:table-cell>
          <table:table-cell/>
          <table:table-cell office:value-type="float" office:value="-8.461538" calcext:value-type="float">
            <text:p>-8.46153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16919595" calcext:value-type="float">
            <text:p>0.16919595</text:p>
          </table:table-cell>
          <table:table-cell office:value-type="float" office:value="10" calcext:value-type="float">
            <text:p>10</text:p>
          </table:table-cell>
          <table:table-cell office:value-type="float" office:value="0.107085325" calcext:value-type="float">
            <text:p>0.107085325</text:p>
          </table:table-cell>
          <table:table-cell table:number-columns-repeated="2"/>
          <table:table-cell office:value-type="float" office:value="-7.948718" calcext:value-type="float">
            <text:p>-7.948718</text:p>
          </table:table-cell>
          <table:table-cell office:value-type="float" office:value="0.161429175" calcext:value-type="float">
            <text:p>0.161429175</text:p>
          </table:table-cell>
          <table:table-cell office:value-type="float" office:value="0.16919595" calcext:value-type="float">
            <text:p>0.16919595</text:p>
          </table:table-cell>
          <table:table-cell office:value-type="float" office:value="0.285269225" calcext:value-type="float">
            <text:p>0.285269225</text:p>
          </table:table-cell>
          <table:table-cell/>
          <table:table-cell office:value-type="float" office:value="-7.948718" calcext:value-type="float">
            <text:p>-7.94871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122754725" calcext:value-type="float">
            <text:p>0.122754725</text:p>
          </table:table-cell>
          <table:table-cell office:value-type="float" office:value="18" calcext:value-type="float">
            <text:p>18</text:p>
          </table:table-cell>
          <table:table-cell office:value-type="float" office:value="0.096305325" calcext:value-type="float">
            <text:p>0.096305325</text:p>
          </table:table-cell>
          <table:table-cell table:number-columns-repeated="2"/>
          <table:table-cell office:value-type="float" office:value="-7.435897" calcext:value-type="float">
            <text:p>-7.435897</text:p>
          </table:table-cell>
          <table:table-cell office:value-type="float" office:value="0.1320038" calcext:value-type="float">
            <text:p>0.1320038</text:p>
          </table:table-cell>
          <table:table-cell office:value-type="float" office:value="0.122754725" calcext:value-type="float">
            <text:p>0.122754725</text:p>
          </table:table-cell>
          <table:table-cell office:value-type="float" office:value="0.281757375" calcext:value-type="float">
            <text:p>0.281757375</text:p>
          </table:table-cell>
          <table:table-cell/>
          <table:table-cell office:value-type="float" office:value="-7.435897" calcext:value-type="float">
            <text:p>-7.43589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122011725" calcext:value-type="float">
            <text:p>0.122011725</text:p>
          </table:table-cell>
          <table:table-cell office:value-type="float" office:value="12" calcext:value-type="float">
            <text:p>12</text:p>
          </table:table-cell>
          <table:table-cell office:value-type="float" office:value="0.085789225" calcext:value-type="float">
            <text:p>0.085789225</text:p>
          </table:table-cell>
          <table:table-cell table:number-columns-repeated="2"/>
          <table:table-cell office:value-type="float" office:value="-6.923077" calcext:value-type="float">
            <text:p>-6.923077</text:p>
          </table:table-cell>
          <table:table-cell office:value-type="float" office:value="0.1653837" calcext:value-type="float">
            <text:p>0.1653837</text:p>
          </table:table-cell>
          <table:table-cell office:value-type="float" office:value="0.122011725" calcext:value-type="float">
            <text:p>0.122011725</text:p>
          </table:table-cell>
          <table:table-cell office:value-type="float" office:value="0.278131575" calcext:value-type="float">
            <text:p>0.278131575</text:p>
          </table:table-cell>
          <table:table-cell/>
          <table:table-cell office:value-type="float" office:value="-6.923077" calcext:value-type="float">
            <text:p>-6.9230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0870252" calcext:value-type="float">
            <text:p>0.0870252</text:p>
          </table:table-cell>
          <table:table-cell office:value-type="float" office:value="16" calcext:value-type="float">
            <text:p>16</text:p>
          </table:table-cell>
          <table:table-cell office:value-type="float" office:value="0.07563985" calcext:value-type="float">
            <text:p>0.07563985</text:p>
          </table:table-cell>
          <table:table-cell table:number-columns-repeated="2"/>
          <table:table-cell office:value-type="float" office:value="-6.410256" calcext:value-type="float">
            <text:p>-6.410256</text:p>
          </table:table-cell>
          <table:table-cell office:value-type="float" office:value="0.133286025" calcext:value-type="float">
            <text:p>0.133286025</text:p>
          </table:table-cell>
          <table:table-cell office:value-type="float" office:value="0.0870252" calcext:value-type="float">
            <text:p>0.0870252</text:p>
          </table:table-cell>
          <table:table-cell office:value-type="float" office:value="0.275120425" calcext:value-type="float">
            <text:p>0.275120425</text:p>
          </table:table-cell>
          <table:table-cell/>
          <table:table-cell office:value-type="float" office:value="-6.410256" calcext:value-type="float">
            <text:p>-6.410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088611775" calcext:value-type="float">
            <text:p>0.088611775</text:p>
          </table:table-cell>
          <table:table-cell office:value-type="float" office:value="14" calcext:value-type="float">
            <text:p>14</text:p>
          </table:table-cell>
          <table:table-cell office:value-type="float" office:value="0.0658436" calcext:value-type="float">
            <text:p>0.0658436</text:p>
          </table:table-cell>
          <table:table-cell table:number-columns-repeated="2"/>
          <table:table-cell office:value-type="float" office:value="-5.897436" calcext:value-type="float">
            <text:p>-5.897436</text:p>
          </table:table-cell>
          <table:table-cell office:value-type="float" office:value="0.119630075" calcext:value-type="float">
            <text:p>0.119630075</text:p>
          </table:table-cell>
          <table:table-cell office:value-type="float" office:value="0.088611775" calcext:value-type="float">
            <text:p>0.088611775</text:p>
          </table:table-cell>
          <table:table-cell office:value-type="float" office:value="0.27194685" calcext:value-type="float">
            <text:p>0.27194685</text:p>
          </table:table-cell>
          <table:table-cell/>
          <table:table-cell office:value-type="float" office:value="-5.897436" calcext:value-type="float">
            <text:p>-5.89743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060170575" calcext:value-type="float">
            <text:p>0.060170575</text:p>
          </table:table-cell>
          <table:table-cell office:value-type="float" office:value="16" calcext:value-type="float">
            <text:p>16</text:p>
          </table:table-cell>
          <table:table-cell office:value-type="float" office:value="0.056520075" calcext:value-type="float">
            <text:p>0.056520075</text:p>
          </table:table-cell>
          <table:table-cell table:number-columns-repeated="2"/>
          <table:table-cell office:value-type="float" office:value="-5.384615" calcext:value-type="float">
            <text:p>-5.384615</text:p>
          </table:table-cell>
          <table:table-cell office:value-type="float" office:value="0.082811775" calcext:value-type="float">
            <text:p>0.082811775</text:p>
          </table:table-cell>
          <table:table-cell office:value-type="float" office:value="0.060170575" calcext:value-type="float">
            <text:p>0.060170575</text:p>
          </table:table-cell>
          <table:table-cell office:value-type="float" office:value="0.05718125" calcext:value-type="float">
            <text:p>0.05718125</text:p>
          </table:table-cell>
          <table:table-cell/>
          <table:table-cell office:value-type="float" office:value="-5.384615" calcext:value-type="float">
            <text:p>-5.3846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0510436" calcext:value-type="float">
            <text:p>0.0510436</text:p>
          </table:table-cell>
          <table:table-cell office:value-type="float" office:value="17" calcext:value-type="float">
            <text:p>17</text:p>
          </table:table-cell>
          <table:table-cell office:value-type="float" office:value="0.047791225" calcext:value-type="float">
            <text:p>0.047791225</text:p>
          </table:table-cell>
          <table:table-cell table:number-columns-repeated="2"/>
          <table:table-cell office:value-type="float" office:value="-4.871795" calcext:value-type="float">
            <text:p>-4.871795</text:p>
          </table:table-cell>
          <table:table-cell office:value-type="float" office:value="0.070910775" calcext:value-type="float">
            <text:p>0.070910775</text:p>
          </table:table-cell>
          <table:table-cell office:value-type="float" office:value="0.0510436" calcext:value-type="float">
            <text:p>0.0510436</text:p>
          </table:table-cell>
          <table:table-cell office:value-type="float" office:value="0.0482444" calcext:value-type="float">
            <text:p>0.0482444</text:p>
          </table:table-cell>
          <table:table-cell/>
          <table:table-cell office:value-type="float" office:value="-4.871795" calcext:value-type="float">
            <text:p>-4.87179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0478146" calcext:value-type="float">
            <text:p>0.0478146</text:p>
          </table:table-cell>
          <table:table-cell office:value-type="float" office:value="18" calcext:value-type="float">
            <text:p>18</text:p>
          </table:table-cell>
          <table:table-cell office:value-type="float" office:value="0.0397091" calcext:value-type="float">
            <text:p>0.0397091</text:p>
          </table:table-cell>
          <table:table-cell table:number-columns-repeated="2"/>
          <table:table-cell office:value-type="float" office:value="-4.358974" calcext:value-type="float">
            <text:p>-4.358974</text:p>
          </table:table-cell>
          <table:table-cell office:value-type="float" office:value="0.0959224" calcext:value-type="float">
            <text:p>0.0959224</text:p>
          </table:table-cell>
          <table:table-cell office:value-type="float" office:value="0.0478146" calcext:value-type="float">
            <text:p>0.0478146</text:p>
          </table:table-cell>
          <table:table-cell office:value-type="float" office:value="0.053239" calcext:value-type="float">
            <text:p>0.053239</text:p>
          </table:table-cell>
          <table:table-cell/>
          <table:table-cell office:value-type="float" office:value="-4.358974" calcext:value-type="float">
            <text:p>-4.35897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054386725" calcext:value-type="float">
            <text:p>0.054386725</text:p>
          </table:table-cell>
          <table:table-cell office:value-type="float" office:value="16" calcext:value-type="float">
            <text:p>16</text:p>
          </table:table-cell>
          <table:table-cell office:value-type="float" office:value="0.03234935" calcext:value-type="float">
            <text:p>0.03234935</text:p>
          </table:table-cell>
          <table:table-cell table:number-columns-repeated="2"/>
          <table:table-cell office:value-type="float" office:value="-3.846154" calcext:value-type="float">
            <text:p>-3.846154</text:p>
          </table:table-cell>
          <table:table-cell office:value-type="float" office:value="0.064237725" calcext:value-type="float">
            <text:p>0.064237725</text:p>
          </table:table-cell>
          <table:table-cell office:value-type="float" office:value="0.054386725" calcext:value-type="float">
            <text:p>0.054386725</text:p>
          </table:table-cell>
          <table:table-cell office:value-type="float" office:value="0.03256605" calcext:value-type="float">
            <text:p>0.03256605</text:p>
          </table:table-cell>
          <table:table-cell/>
          <table:table-cell office:value-type="float" office:value="-3.846154" calcext:value-type="float">
            <text:p>-3.84615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033751225" calcext:value-type="float">
            <text:p>0.033751225</text:p>
          </table:table-cell>
          <table:table-cell office:value-type="float" office:value="19" calcext:value-type="float">
            <text:p>19</text:p>
          </table:table-cell>
          <table:table-cell office:value-type="float" office:value="0.02578835" calcext:value-type="float">
            <text:p>0.02578835</text:p>
          </table:table-cell>
          <table:table-cell table:number-columns-repeated="2"/>
          <table:table-cell office:value-type="float" office:value="-3.333333" calcext:value-type="float">
            <text:p>-3.333333</text:p>
          </table:table-cell>
          <table:table-cell office:value-type="float" office:value="0.05902955" calcext:value-type="float">
            <text:p>0.05902955</text:p>
          </table:table-cell>
          <table:table-cell office:value-type="float" office:value="0.033751225" calcext:value-type="float">
            <text:p>0.033751225</text:p>
          </table:table-cell>
          <table:table-cell office:value-type="float" office:value="0.02595685" calcext:value-type="float">
            <text:p>0.02595685</text:p>
          </table:table-cell>
          <table:table-cell/>
          <table:table-cell office:value-type="float" office:value="-3.333333" calcext:value-type="float">
            <text:p>-3.33333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35758025" calcext:value-type="float">
            <text:p>0.035758025</text:p>
          </table:table-cell>
          <table:table-cell office:value-type="float" office:value="15" calcext:value-type="float">
            <text:p>15</text:p>
          </table:table-cell>
          <table:table-cell office:value-type="float" office:value="0.020071675" calcext:value-type="float">
            <text:p>0.020071675</text:p>
          </table:table-cell>
          <table:table-cell table:number-columns-repeated="2"/>
          <table:table-cell office:value-type="float" office:value="-2.820513" calcext:value-type="float">
            <text:p>-2.820513</text:p>
          </table:table-cell>
          <table:table-cell office:value-type="float" office:value="0.03892635" calcext:value-type="float">
            <text:p>0.03892635</text:p>
          </table:table-cell>
          <table:table-cell office:value-type="float" office:value="0.035758025" calcext:value-type="float">
            <text:p>0.035758025</text:p>
          </table:table-cell>
          <table:table-cell office:value-type="float" office:value="0.0201582" calcext:value-type="float">
            <text:p>0.0201582</text:p>
          </table:table-cell>
          <table:table-cell/>
          <table:table-cell office:value-type="float" office:value="-2.820513" calcext:value-type="float">
            <text:p>-2.8205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16053925" calcext:value-type="float">
            <text:p>0.016053925</text:p>
          </table:table-cell>
          <table:table-cell office:value-type="float" office:value="17" calcext:value-type="float">
            <text:p>17</text:p>
          </table:table-cell>
          <table:table-cell office:value-type="float" office:value="0.015202525" calcext:value-type="float">
            <text:p>0.015202525</text:p>
          </table:table-cell>
          <table:table-cell table:number-columns-repeated="2"/>
          <table:table-cell office:value-type="float" office:value="-2.307692" calcext:value-type="float">
            <text:p>-2.307692</text:p>
          </table:table-cell>
          <table:table-cell office:value-type="float" office:value="0.0524428" calcext:value-type="float">
            <text:p>0.0524428</text:p>
          </table:table-cell>
          <table:table-cell office:value-type="float" office:value="0.016053925" calcext:value-type="float">
            <text:p>0.016053925</text:p>
          </table:table-cell>
          <table:table-cell office:value-type="float" office:value="0.01527825" calcext:value-type="float">
            <text:p>0.01527825</text:p>
          </table:table-cell>
          <table:table-cell/>
          <table:table-cell office:value-type="float" office:value="-2.307692" calcext:value-type="float">
            <text:p>-2.30769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1183615" calcext:value-type="float">
            <text:p>0.01183615</text:p>
          </table:table-cell>
          <table:table-cell office:value-type="float" office:value="17" calcext:value-type="float">
            <text:p>17</text:p>
          </table:table-cell>
          <table:table-cell office:value-type="float" office:value="0.011179875" calcext:value-type="float">
            <text:p>0.011179875</text:p>
          </table:table-cell>
          <table:table-cell table:number-columns-repeated="2"/>
          <table:table-cell office:value-type="float" office:value="-1.794872" calcext:value-type="float">
            <text:p>-1.794872</text:p>
          </table:table-cell>
          <table:table-cell office:value-type="float" office:value="0.04972985" calcext:value-type="float">
            <text:p>0.04972985</text:p>
          </table:table-cell>
          <table:table-cell office:value-type="float" office:value="0.01183615" calcext:value-type="float">
            <text:p>0.01183615</text:p>
          </table:table-cell>
          <table:table-cell office:value-type="float" office:value="0.01297375" calcext:value-type="float">
            <text:p>0.01297375</text:p>
          </table:table-cell>
          <table:table-cell/>
          <table:table-cell office:value-type="float" office:value="-1.794872" calcext:value-type="float">
            <text:p>-1.79487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083733" calcext:value-type="float">
            <text:p>0.0083733</text:p>
          </table:table-cell>
          <table:table-cell office:value-type="float" office:value="17" calcext:value-type="float">
            <text:p>17</text:p>
          </table:table-cell>
          <table:table-cell office:value-type="float" office:value="0.007935775" calcext:value-type="float">
            <text:p>0.007935775</text:p>
          </table:table-cell>
          <table:table-cell table:number-columns-repeated="2"/>
          <table:table-cell office:value-type="float" office:value="-1.282051" calcext:value-type="float">
            <text:p>-1.282051</text:p>
          </table:table-cell>
          <table:table-cell office:value-type="float" office:value="0.027745775" calcext:value-type="float">
            <text:p>0.027745775</text:p>
          </table:table-cell>
          <table:table-cell office:value-type="float" office:value="0.0083733" calcext:value-type="float">
            <text:p>0.0083733</text:p>
          </table:table-cell>
          <table:table-cell office:value-type="float" office:value="0.008316525" calcext:value-type="float">
            <text:p>0.008316525</text:p>
          </table:table-cell>
          <table:table-cell/>
          <table:table-cell office:value-type="float" office:value="-1.282051" calcext:value-type="float">
            <text:p>-1.2820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057599" calcext:value-type="float">
            <text:p>0.0057599</text:p>
          </table:table-cell>
          <table:table-cell office:value-type="float" office:value="17" calcext:value-type="float">
            <text:p>17</text:p>
          </table:table-cell>
          <table:table-cell office:value-type="float" office:value="0.00541525" calcext:value-type="float">
            <text:p>0.00541525</text:p>
          </table:table-cell>
          <table:table-cell table:number-columns-repeated="2"/>
          <table:table-cell office:value-type="float" office:value="-0.769231" calcext:value-type="float">
            <text:p>-0.769231</text:p>
          </table:table-cell>
          <table:table-cell office:value-type="float" office:value="0.024630275" calcext:value-type="float">
            <text:p>0.024630275</text:p>
          </table:table-cell>
          <table:table-cell office:value-type="float" office:value="0.0057599" calcext:value-type="float">
            <text:p>0.0057599</text:p>
          </table:table-cell>
          <table:table-cell office:value-type="float" office:value="0.005972375" calcext:value-type="float">
            <text:p>0.005972375</text:p>
          </table:table-cell>
          <table:table-cell/>
          <table:table-cell office:value-type="float" office:value="-0.769231" calcext:value-type="float">
            <text:p>-0.7692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03807775" calcext:value-type="float">
            <text:p>0.003807775</text:p>
          </table:table-cell>
          <table:table-cell office:value-type="float" office:value="17" calcext:value-type="float">
            <text:p>17</text:p>
          </table:table-cell>
          <table:table-cell office:value-type="float" office:value="0.003544825" calcext:value-type="float">
            <text:p>0.003544825</text:p>
          </table:table-cell>
          <table:table-cell table:number-columns-repeated="2"/>
          <table:table-cell office:value-type="float" office:value="-0.25641" calcext:value-type="float">
            <text:p>-0.25641</text:p>
          </table:table-cell>
          <table:table-cell office:value-type="float" office:value="0.007965575" calcext:value-type="float">
            <text:p>0.007965575</text:p>
          </table:table-cell>
          <table:table-cell office:value-type="float" office:value="0.003807775" calcext:value-type="float">
            <text:p>0.003807775</text:p>
          </table:table-cell>
          <table:table-cell office:value-type="float" office:value="0.003693675" calcext:value-type="float">
            <text:p>0.003693675</text:p>
          </table:table-cell>
          <table:table-cell/>
          <table:table-cell office:value-type="float" office:value="-0.25641" calcext:value-type="float">
            <text:p>-0.256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02405975" calcext:value-type="float">
            <text:p>0.002405975</text:p>
          </table:table-cell>
          <table:table-cell office:value-type="float" office:value="17" calcext:value-type="float">
            <text:p>17</text:p>
          </table:table-cell>
          <table:table-cell office:value-type="float" office:value="0.0022211" calcext:value-type="float">
            <text:p>0.0022211</text:p>
          </table:table-cell>
          <table:table-cell table:number-columns-repeated="2"/>
          <table:table-cell office:value-type="float" office:value="0.25641" calcext:value-type="float">
            <text:p>0.25641</text:p>
          </table:table-cell>
          <table:table-cell office:value-type="float" office:value="0.01913455" calcext:value-type="float">
            <text:p>0.01913455</text:p>
          </table:table-cell>
          <table:table-cell office:value-type="float" office:value="0.002405975" calcext:value-type="float">
            <text:p>0.002405975</text:p>
          </table:table-cell>
          <table:table-cell office:value-type="float" office:value="0.002332425" calcext:value-type="float">
            <text:p>0.002332425</text:p>
          </table:table-cell>
          <table:table-cell/>
          <table:table-cell office:value-type="float" office:value="0.25641" calcext:value-type="float">
            <text:p>0.25641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1422425" calcext:value-type="float">
            <text:p>0.001422425</text:p>
          </table:table-cell>
          <table:table-cell office:value-type="float" office:value="17" calcext:value-type="float">
            <text:p>17</text:p>
          </table:table-cell>
          <table:table-cell office:value-type="float" office:value="0.001320675" calcext:value-type="float">
            <text:p>0.001320675</text:p>
          </table:table-cell>
          <table:table-cell table:number-columns-repeated="2"/>
          <table:table-cell office:value-type="float" office:value="0.769231" calcext:value-type="float">
            <text:p>0.769231</text:p>
          </table:table-cell>
          <table:table-cell office:value-type="float" office:value="0.00235615" calcext:value-type="float">
            <text:p>0.00235615</text:p>
          </table:table-cell>
          <table:table-cell office:value-type="float" office:value="0.001422425" calcext:value-type="float">
            <text:p>0.001422425</text:p>
          </table:table-cell>
          <table:table-cell office:value-type="float" office:value="0.00143055" calcext:value-type="float">
            <text:p>0.00143055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007903" calcext:value-type="float">
            <text:p>0.0007903</text:p>
          </table:table-cell>
          <table:table-cell office:value-type="float" office:value="17" calcext:value-type="float">
            <text:p>17</text:p>
          </table:table-cell>
          <table:table-cell office:value-type="float" office:value="0.00073405" calcext:value-type="float">
            <text:p>0.00073405</text:p>
          </table:table-cell>
          <table:table-cell table:number-columns-repeated="2"/>
          <table:table-cell office:value-type="float" office:value="1.282051" calcext:value-type="float">
            <text:p>1.282051</text:p>
          </table:table-cell>
          <table:table-cell office:value-type="float" office:value="0.001142225" calcext:value-type="float">
            <text:p>0.001142225</text:p>
          </table:table-cell>
          <table:table-cell office:value-type="float" office:value="0.0007903" calcext:value-type="float">
            <text:p>0.0007903</text:p>
          </table:table-cell>
          <table:table-cell office:value-type="float" office:value="0.00079985" calcext:value-type="float">
            <text:p>0.00079985</text:p>
          </table:table-cell>
          <table:table-cell/>
          <table:table-cell office:value-type="float" office:value="1.282051" calcext:value-type="float">
            <text:p>1.2820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0413325" calcext:value-type="float">
            <text:p>0.000413325</text:p>
          </table:table-cell>
          <table:table-cell office:value-type="float" office:value="17" calcext:value-type="float">
            <text:p>17</text:p>
          </table:table-cell>
          <table:table-cell office:value-type="float" office:value="0.00038035" calcext:value-type="float">
            <text:p>0.00038035</text:p>
          </table:table-cell>
          <table:table-cell table:number-columns-repeated="2"/>
          <table:table-cell office:value-type="float" office:value="1.794872" calcext:value-type="float">
            <text:p>1.794872</text:p>
          </table:table-cell>
          <table:table-cell office:value-type="float" office:value="0.0006269" calcext:value-type="float">
            <text:p>0.0006269</text:p>
          </table:table-cell>
          <table:table-cell office:value-type="float" office:value="0.000413325" calcext:value-type="float">
            <text:p>0.000413325</text:p>
          </table:table-cell>
          <table:table-cell office:value-type="float" office:value="0.00040435" calcext:value-type="float">
            <text:p>0.00040435</text:p>
          </table:table-cell>
          <table:table-cell/>
          <table:table-cell office:value-type="float" office:value="1.794872" calcext:value-type="float">
            <text:p>1.7948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01881" calcext:value-type="float">
            <text:p>0.0001881</text:p>
          </table:table-cell>
          <table:table-cell office:value-type="float" office:value="16" calcext:value-type="float">
            <text:p>16</text:p>
          </table:table-cell>
          <table:table-cell office:value-type="float" office:value="0.000182125" calcext:value-type="float">
            <text:p>0.000182125</text:p>
          </table:table-cell>
          <table:table-cell table:number-columns-repeated="2"/>
          <table:table-cell office:value-type="float" office:value="2.307692" calcext:value-type="float">
            <text:p>2.307692</text:p>
          </table:table-cell>
          <table:table-cell office:value-type="float" office:value="0.00032285" calcext:value-type="float">
            <text:p>0.00032285</text:p>
          </table:table-cell>
          <table:table-cell office:value-type="float" office:value="0.0001881" calcext:value-type="float">
            <text:p>0.0001881</text:p>
          </table:table-cell>
          <table:table-cell office:value-type="float" office:value="0.000194475" calcext:value-type="float">
            <text:p>0.000194475</text:p>
          </table:table-cell>
          <table:table-cell/>
          <table:table-cell office:value-type="float" office:value="2.307692" calcext:value-type="float">
            <text:p>2.3076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0082925" calcext:value-type="float">
            <text:p>0.000082925</text:p>
          </table:table-cell>
          <table:table-cell office:value-type="float" office:value="16" calcext:value-type="float">
            <text:p>16</text:p>
          </table:table-cell>
          <table:table-cell office:value-type="float" office:value="0.0000806" calcext:value-type="float">
            <text:p>0.0000806</text:p>
          </table:table-cell>
          <table:table-cell table:number-columns-repeated="2"/>
          <table:table-cell office:value-type="float" office:value="2.820513" calcext:value-type="float">
            <text:p>2.820513</text:p>
          </table:table-cell>
          <table:table-cell office:value-type="float" office:value="0.000154225" calcext:value-type="float">
            <text:p>0.000154225</text:p>
          </table:table-cell>
          <table:table-cell office:value-type="float" office:value="0.000082925" calcext:value-type="float">
            <text:p>0.000082925</text:p>
          </table:table-cell>
          <table:table-cell office:value-type="float" office:value="0.0000869" calcext:value-type="float">
            <text:p>0.0000869</text:p>
          </table:table-cell>
          <table:table-cell/>
          <table:table-cell office:value-type="float" office:value="2.820513" calcext:value-type="float">
            <text:p>2.8205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0034675" calcext:value-type="float">
            <text:p>0.000034675</text:p>
          </table:table-cell>
          <table:table-cell office:value-type="float" office:value="16" calcext:value-type="float">
            <text:p>16</text:p>
          </table:table-cell>
          <table:table-cell office:value-type="float" office:value="0.000032875" calcext:value-type="float">
            <text:p>0.000032875</text:p>
          </table:table-cell>
          <table:table-cell table:number-columns-repeated="2"/>
          <table:table-cell office:value-type="float" office:value="3.333333" calcext:value-type="float">
            <text:p>3.333333</text:p>
          </table:table-cell>
          <table:table-cell office:value-type="float" office:value="0.00006815" calcext:value-type="float">
            <text:p>0.00006815</text:p>
          </table:table-cell>
          <table:table-cell office:value-type="float" office:value="0.000034675" calcext:value-type="float">
            <text:p>0.000034675</text:p>
          </table:table-cell>
          <table:table-cell office:value-type="float" office:value="0.000032775" calcext:value-type="float">
            <text:p>0.000032775</text:p>
          </table:table-cell>
          <table:table-cell/>
          <table:table-cell office:value-type="float" office:value="3.333333" calcext:value-type="float">
            <text:p>3.333333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012675" calcext:value-type="float">
            <text:p>0.000012675</text:p>
          </table:table-cell>
          <table:table-cell office:value-type="float" office:value="16" calcext:value-type="float">
            <text:p>16</text:p>
          </table:table-cell>
          <table:table-cell office:value-type="float" office:value="0.00001185" calcext:value-type="float">
            <text:p>0.00001185</text:p>
          </table:table-cell>
          <table:table-cell table:number-columns-repeated="2"/>
          <table:table-cell office:value-type="float" office:value="3.846154" calcext:value-type="float">
            <text:p>3.846154</text:p>
          </table:table-cell>
          <table:table-cell office:value-type="float" office:value="0.00002745" calcext:value-type="float">
            <text:p>0.00002745</text:p>
          </table:table-cell>
          <table:table-cell office:value-type="float" office:value="0.000012675" calcext:value-type="float">
            <text:p>0.000012675</text:p>
          </table:table-cell>
          <table:table-cell office:value-type="float" office:value="0.00001265" calcext:value-type="float">
            <text:p>0.00001265</text:p>
          </table:table-cell>
          <table:table-cell/>
          <table:table-cell office:value-type="float" office:value="3.846154" calcext:value-type="float">
            <text:p>3.8461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0039" calcext:value-type="float">
            <text:p>0.0000039</text:p>
          </table:table-cell>
          <table:table-cell office:value-type="float" office:value="16" calcext:value-type="float">
            <text:p>16</text:p>
          </table:table-cell>
          <table:table-cell office:value-type="float" office:value="0.00000365" calcext:value-type="float">
            <text:p>0.00000365</text:p>
          </table:table-cell>
          <table:table-cell table:number-columns-repeated="2"/>
          <table:table-cell office:value-type="float" office:value="4.358974" calcext:value-type="float">
            <text:p>4.358974</text:p>
          </table:table-cell>
          <table:table-cell office:value-type="float" office:value="0.00000955" calcext:value-type="float">
            <text:p>0.00000955</text:p>
          </table:table-cell>
          <table:table-cell office:value-type="float" office:value="0.0000039" calcext:value-type="float">
            <text:p>0.0000039</text:p>
          </table:table-cell>
          <table:table-cell office:value-type="float" office:value="0.000003825" calcext:value-type="float">
            <text:p>0.000003825</text:p>
          </table:table-cell>
          <table:table-cell/>
          <table:table-cell office:value-type="float" office:value="4.358974" calcext:value-type="float">
            <text:p>4.358974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16" calcext:value-type="float">
            <text:p>16</text:p>
          </table:table-cell>
          <table:table-cell office:value-type="float" office:value="0.0000012" calcext:value-type="float">
            <text:p>0.0000012</text:p>
          </table:table-cell>
          <table:table-cell table:number-columns-repeated="2"/>
          <table:table-cell office:value-type="float" office:value="4.871795" calcext:value-type="float">
            <text:p>4.871795</text:p>
          </table:table-cell>
          <table:table-cell office:value-type="float" office:value="0.000003225" calcext:value-type="float">
            <text:p>0.000003225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000012" calcext:value-type="float">
            <text:p>0.0000012</text:p>
          </table:table-cell>
          <table:table-cell/>
          <table:table-cell office:value-type="float" office:value="4.871795" calcext:value-type="float">
            <text:p>4.87179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5" calcext:value-type="float">
            <text:p>0.000000325</text:p>
          </table:table-cell>
          <table:table-cell table:number-columns-repeated="2"/>
          <table:table-cell office:value-type="float" office:value="5.384615" calcext:value-type="float">
            <text:p>5.384615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0.000000225" calcext:value-type="float">
            <text:p>0.000000225</text:p>
          </table:table-cell>
          <table:table-cell/>
          <table:table-cell office:value-type="float" office:value="5.384615" calcext:value-type="float">
            <text:p>5.38461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16" calcext:value-type="float">
            <text:p>16</text:p>
          </table:table-cell>
          <table:table-cell office:value-type="float" office:value="0.00000005" calcext:value-type="float">
            <text:p>0.00000005</text:p>
          </table:table-cell>
          <table:table-cell table:number-columns-repeated="2"/>
          <table:table-cell office:value-type="float" office:value="5.897436" calcext:value-type="float">
            <text:p>5.897436</text:p>
          </table:table-cell>
          <table:table-cell office:value-type="float" office:value="0.00000015" calcext:value-type="float">
            <text:p>0.00000015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97436" calcext:value-type="float">
            <text:p>5.897436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410256" calcext:value-type="float">
            <text:p>6.410256</text:p>
          </table:table-cell>
          <table:table-cell office:value-type="float" office:value="0.000000075" calcext:value-type="float">
            <text:p>0.0000000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10256" calcext:value-type="float">
            <text:p>6.410256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923077" calcext:value-type="float">
            <text:p>6.9230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923077" calcext:value-type="float">
            <text:p>6.92307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435897" calcext:value-type="float">
            <text:p>7.4358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435897" calcext:value-type="float">
            <text:p>7.43589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48718" calcext:value-type="float">
            <text:p>7.948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948718" calcext:value-type="float">
            <text:p>7.948718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461538" calcext:value-type="float">
            <text:p>8.4615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461538" calcext:value-type="float">
            <text:p>8.461538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974359" calcext:value-type="float">
            <text:p>8.9743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974359" calcext:value-type="float">
            <text:p>8.974359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87179" calcext:value-type="float">
            <text:p>9.4871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487179" calcext:value-type="float">
            <text:p>9.487179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4:47:12.690131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7:59:06.272153975</meta:creation-date>
    <dc:date>2017-04-12T19:06:38.781928647</dc:date>
    <meta:editing-duration>PT2H21M45S</meta:editing-duration>
    <meta:editing-cycles>6</meta:editing-cycles>
    <meta:generator>LibreOffice/5.1.6.2$Linux_X86_64 LibreOffice_project/10m0$Build-2</meta:generator>
    <meta:document-statistic meta:table-count="5" meta:cell-count="165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column-mapping="0 2 1" chart:style-name="ch1">
        <chart:title svg:x="8.592cm" svg:y="0.316cm" chart:style-name="ch2">
          <text:p>QPSK</text:p>
        </chart:title>
        <chart:legend chart:legend-position="end" svg:x="14.891cm" svg:y="3.678cm" style:legend-expansion="high" chart:style-name="ch3"/>
        <chart:plot-area chart:style-name="ch4" table:cell-range-address="QPSK.A2:QPSK.D42" chart:data-source-has-labels="both" svg:x="0.368cm" svg:y="1.273cm" svg:width="14.155cm" svg:height="7.499cm">
          <chartooo:coordinate-region svg:x="1.836cm" svg:y="1.472cm" svg:width="12.065cm" svg:height="6.653cm"/>
          <chart:axis chart:dimension="x" chart:name="primary-x" chart:style-name="ch5" chartooo:axis-type="auto">
            <chart:categories table:cell-range-address="QPSK.C3:QPSK.C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QPSK.B3:QPSK.B42" chart:label-cell-address="QPSK.B2:QPSK.B2" chart:class="chart:scatter">
            <chart:domain table:cell-range-address="QPSK.A3:QPSK.A42"/>
            <chart:data-point chart:repeated="40"/>
          </chart:series>
          <chart:series chart:attached-axis="primary-y" chart:style-name="ch11" chart:values-cell-range-address="QPSK.D3:QPSK.D42" chart:label-cell-address="QPSK.D2:QPSK.D2" chart:class="chart:scatter">
            <chart:data-point chart:repeated="40"/>
          </chart:series>
          <chart:series chart:attached-axis="secondary-y" chart:style-name="ch12" chart:values-cell-range-address="QPSK.C3:QPSK.C42" chart:label-cell-address="QPSK.C2:QPSK.C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</text:p>
                <draw:g>
                  <svg:desc>QPSK.B2:QPSK.B2</svg:desc>
                </draw:g>
              </table:table-cell>
              <table:table-cell office:value-type="string">
                <text:p>BER (BL)</text:p>
                <draw:g>
                  <svg:desc>QPSK.D2:QPSK.D2</svg:desc>
                </draw:g>
              </table:table-cell>
              <table:table-cell office:value-type="string">
                <text:p> num_clusters</text:p>
                <draw:g>
                  <svg:desc>QPSK.C2:QPSK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PSK.C3:QPSK.C42</svg:desc>
                </draw:g>
              </table:table-cell>
              <table:table-cell office:value-type="float" office:value="-10">
                <text:p>-10</text:p>
                <draw:g>
                  <svg:desc>QPSK.A3:QPSK.A42</svg:desc>
                </draw:g>
              </table:table-cell>
              <table:table-cell office:value-type="float" office:value="0.50006925">
                <text:p>0.50006925</text:p>
                <draw:g>
                  <svg:desc>QPSK.B3:QPSK.B42</svg:desc>
                </draw:g>
              </table:table-cell>
              <table:table-cell office:value-type="float" office:value="0.1854262">
                <text:p>0.1854262</text:p>
                <draw:g>
                  <svg:desc>QPSK.D3:QPSK.D42</svg:desc>
                </draw:g>
              </table:table-cell>
              <table:table-cell office:value-type="float" office:value="1">
                <text:p>1</text:p>
                <draw:g>
                  <svg:desc>QPSK.C3:QPSK.C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.487179">
                <text:p>-9.487179</text:p>
              </table:table-cell>
              <table:table-cell office:value-type="float" office:value="0.19474955">
                <text:p>0.19474955</text:p>
              </table:table-cell>
              <table:table-cell office:value-type="float" office:value="0.1711902">
                <text:p>0.17119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74359">
                <text:p>-8.974359</text:p>
              </table:table-cell>
              <table:table-cell office:value-type="float" office:value="0.17644855">
                <text:p>0.17644855</text:p>
              </table:table-cell>
              <table:table-cell office:value-type="float" office:value="0.15695405">
                <text:p>0.15695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554825">
                <text:p>0.1554825</text:p>
              </table:table-cell>
              <table:table-cell office:value-type="float" office:value="0.1427169">
                <text:p>0.1427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30723">
                <text:p>0.130723</text:p>
              </table:table-cell>
              <table:table-cell office:value-type="float" office:value="0.12858965">
                <text:p>0.12858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1660085">
                <text:p>0.11660085</text:p>
              </table:table-cell>
              <table:table-cell office:value-type="float" office:value="0.11469555">
                <text:p>0.11469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022434">
                <text:p>0.1022434</text:p>
              </table:table-cell>
              <table:table-cell office:value-type="float" office:value="0.10121675">
                <text:p>0.10121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1007065">
                <text:p>0.11007065</text:p>
              </table:table-cell>
              <table:table-cell office:value-type="float" office:value="0.0881389">
                <text:p>0.08813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897436">
                <text:p>-5.897436</text:p>
              </table:table-cell>
              <table:table-cell office:value-type="float" office:value="0.07608875">
                <text:p>0.07608875</text:p>
              </table:table-cell>
              <table:table-cell office:value-type="float" office:value="0.07569875">
                <text:p>0.07569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6456355">
                <text:p>0.06456355</text:p>
              </table:table-cell>
              <table:table-cell office:value-type="float" office:value="0.0640003">
                <text:p>0.0640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537376">
                <text:p>0.0537376</text:p>
              </table:table-cell>
              <table:table-cell office:value-type="float" office:value="0.05319435">
                <text:p>0.05319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43791">
                <text:p>0.043791</text:p>
              </table:table-cell>
              <table:table-cell office:value-type="float" office:value="0.0433662">
                <text:p>0.0433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351161">
                <text:p>0.0351161</text:p>
              </table:table-cell>
              <table:table-cell office:value-type="float" office:value="0.03460125">
                <text:p>0.03460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272992">
                <text:p>0.0272992</text:p>
              </table:table-cell>
              <table:table-cell office:value-type="float" office:value="0.0269212">
                <text:p>0.0269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206962">
                <text:p>0.0206962</text:p>
              </table:table-cell>
              <table:table-cell office:value-type="float" office:value="0.0204058">
                <text:p>0.0204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152218">
                <text:p>0.0152218</text:p>
              </table:table-cell>
              <table:table-cell office:value-type="float" office:value="0.01502465">
                <text:p>0.01502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108056">
                <text:p>0.0108056</text:p>
              </table:table-cell>
              <table:table-cell office:value-type="float" office:value="0.01068355">
                <text:p>0.01068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073992">
                <text:p>0.0073992</text:p>
              </table:table-cell>
              <table:table-cell office:value-type="float" office:value="0.00730975">
                <text:p>0.00730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048658">
                <text:p>0.0048658</text:p>
              </table:table-cell>
              <table:table-cell office:value-type="float" office:value="0.00479535">
                <text:p>0.00479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25641">
                <text:p>-0.25641</text:p>
              </table:table-cell>
              <table:table-cell office:value-type="float" office:value="0.00304725">
                <text:p>0.00304725</text:p>
              </table:table-cell>
              <table:table-cell office:value-type="float" office:value="0.0030098">
                <text:p>0.0030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641">
                <text:p>0.25641</text:p>
              </table:table-cell>
              <table:table-cell office:value-type="float" office:value="0.00181925">
                <text:p>0.00181925</text:p>
              </table:table-cell>
              <table:table-cell office:value-type="float" office:value="0.00178545">
                <text:p>0.00178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9231">
                <text:p>0.769231</text:p>
              </table:table-cell>
              <table:table-cell office:value-type="float" office:value="0.00101405">
                <text:p>0.00101405</text:p>
              </table:table-cell>
              <table:table-cell office:value-type="float" office:value="0.00099605">
                <text:p>0.00099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82051">
                <text:p>1.282051</text:p>
              </table:table-cell>
              <table:table-cell office:value-type="float" office:value="0.0005298">
                <text:p>0.0005298</text:p>
              </table:table-cell>
              <table:table-cell office:value-type="float" office:value="0.0005164">
                <text:p>0.0005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2605">
                <text:p>0.0002605</text:p>
              </table:table-cell>
              <table:table-cell office:value-type="float" office:value="0.0002518">
                <text:p>0.0002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11545">
                <text:p>0.00011545</text:p>
              </table:table-cell>
              <table:table-cell office:value-type="float" office:value="0.0001135">
                <text:p>0.0001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04615">
                <text:p>0.00004615</text:p>
              </table:table-cell>
              <table:table-cell office:value-type="float" office:value="0.0000456">
                <text:p>0.0000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0167">
                <text:p>0.0000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0535">
                <text:p>0.00000535</text:p>
              </table:table-cell>
              <table:table-cell office:value-type="float" office:value="0.00000575">
                <text:p>0.00000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205">
                <text:p>0.00000205</text:p>
              </table:table-cell>
              <table:table-cell office:value-type="float" office:value="0.0000018">
                <text:p>0.0000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045">
                <text:p>0.00000045</text:p>
              </table:table-cell>
              <table:table-cell office:value-type="float" office:value="0.0000004">
                <text:p>0.0000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97436">
                <text:p>5.89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410256">
                <text:p>6.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605cm" svg:y="0.315cm" chart:style-name="ch2">
          <text:p>8PSK over training points</text:p>
        </chart:title>
        <chart:legend chart:legend-position="end" svg:x="16.135cm" svg:y="3.678cm" style:legend-expansion="high" chart:style-name="ch3"/>
        <chart:plot-area chart:style-name="ch4" table:cell-range-address="8PSK.L2:8PSK.O42" chart:data-source-has-labels="row" svg:x="0.368cm" svg:y="1.273cm" svg:width="15.399cm" svg:height="7.499cm">
          <chartooo:coordinate-region svg:x="0.989cm" svg:y="1.472cm" svg:width="14.591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8PSK.M3:8PSK.M42" chart:label-cell-address="8PSK.M2:8PSK.M2" chart:class="chart:scatter">
            <chart:domain table:cell-range-address="8PSK.L3:8PSK.L42"/>
            <chart:data-point chart:repeated="40"/>
          </chart:series>
          <chart:series chart:attached-axis="primary-y" chart:style-name="ch11" chart:values-cell-range-address="8PSK.N3:8PSK.N42" chart:label-cell-address="8PSK.N2:8PSK.N2" chart:class="chart:scatter">
            <chart:data-point chart:repeated="40"/>
          </chart:series>
          <chart:series chart:attached-axis="primary-y" chart:style-name="ch12" chart:values-cell-range-address="8PSK.O3:8PSK.O42" chart:label-cell-address="8PSK.O2:8PSK.O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</text:p>
                <draw:g>
                  <svg:desc>8PSK.M2:8PSK.M2</svg:desc>
                </draw:g>
              </table:table-cell>
              <table:table-cell office:value-type="string">
                <text:p>1000</text:p>
                <draw:g>
                  <svg:desc>8PSK.N2:8PSK.N2</svg:desc>
                </draw:g>
              </table:table-cell>
              <table:table-cell office:value-type="string">
                <text:p>10000</text:p>
                <draw:g>
                  <svg:desc>8PSK.O2:8PSK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8PSK.L3:8PSK.L42</svg:desc>
                </draw:g>
              </table:table-cell>
              <table:table-cell office:value-type="float" office:value="19">
                <text:p>19</text:p>
                <draw:g>
                  <svg:desc>8PSK.M3:8PSK.M42</svg:desc>
                </draw:g>
              </table:table-cell>
              <table:table-cell office:value-type="float" office:value="20">
                <text:p>20</text:p>
                <draw:g>
                  <svg:desc>8PSK.N3:8PSK.N42</svg:desc>
                </draw:g>
              </table:table-cell>
              <table:table-cell office:value-type="float" office:value="1">
                <text:p>1</text:p>
                <draw:g>
                  <svg:desc>8PSK.O3:8PSK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column-mapping="0 2 1" chart:style-name="ch1">
        <chart:title svg:x="8.594cm" svg:y="0.318cm" chart:style-name="ch2">
          <text:p>BPSK</text:p>
        </chart:title>
        <chart:legend chart:legend-position="end" svg:x="14.997cm" svg:y="3.678cm" style:legend-expansion="high" chart:style-name="ch3"/>
        <chart:plot-area chart:style-name="ch4" table:cell-range-address="BPSK.A2:BPSK.D42" chart:data-source-has-labels="both" svg:x="0.368cm" svg:y="1.273cm" svg:width="14.261cm" svg:height="7.499cm">
          <chartooo:coordinate-region svg:x="1.836cm" svg:y="1.472cm" svg:width="12.17cm" svg:height="6.653cm"/>
          <chart:axis chart:dimension="x" chart:name="primary-x" chart:style-name="ch5" chartooo:axis-type="auto">
            <chart:categories table:cell-range-address="BPSK.C3:BPSK.C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PSK.B3:BPSK.B42" chart:label-cell-address="BPSK.B2:BPSK.B2" chart:class="chart:scatter">
            <chart:domain table:cell-range-address="BPSK.A3:BPSK.A42"/>
            <chart:data-point chart:repeated="40"/>
          </chart:series>
          <chart:series chart:attached-axis="primary-y" chart:style-name="ch11" chart:values-cell-range-address="BPSK.D3:BPSK.D42" chart:label-cell-address="BPSK.D2:BPSK.D2" chart:class="chart:scatter">
            <chart:data-point chart:repeated="40"/>
          </chart:series>
          <chart:series chart:attached-axis="secondary-y" chart:style-name="ch12" chart:values-cell-range-address="BPSK.C3:BPSK.C42" chart:label-cell-address="BPSK.C2:BPSK.C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</text:p>
                <draw:g>
                  <svg:desc>BPSK.B2:BPSK.B2</svg:desc>
                </draw:g>
              </table:table-cell>
              <table:table-cell office:value-type="string">
                <text:p> BER (BL)</text:p>
                <draw:g>
                  <svg:desc>BPSK.D2:BPSK.D2</svg:desc>
                </draw:g>
              </table:table-cell>
              <table:table-cell office:value-type="string">
                <text:p>num_clusters</text:p>
                <draw:g>
                  <svg:desc>BPSK.C2:BPSK.C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BPSK.C3:BPSK.C42</svg:desc>
                </draw:g>
              </table:table-cell>
              <table:table-cell office:value-type="float" office:value="-10">
                <text:p>-10</text:p>
                <draw:g>
                  <svg:desc>BPSK.A3:BPSK.A42</svg:desc>
                </draw:g>
              </table:table-cell>
              <table:table-cell office:value-type="float" office:value="0.2658558">
                <text:p>0.2658558</text:p>
                <draw:g>
                  <svg:desc>BPSK.B3:BPSK.B42</svg:desc>
                </draw:g>
              </table:table-cell>
              <table:table-cell office:value-type="float" office:value="0.2634388">
                <text:p>0.2634388</text:p>
                <draw:g>
                  <svg:desc>BPSK.D3:BPSK.D42</svg:desc>
                </draw:g>
              </table:table-cell>
              <table:table-cell office:value-type="float" office:value="20">
                <text:p>20</text:p>
                <draw:g>
                  <svg:desc>BPSK.C3:BPSK.C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599949">
                <text:p>0.2599949</text:p>
              </table:table-cell>
              <table:table-cell office:value-type="float" office:value="0.2510673">
                <text:p>0.2510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425017">
                <text:p>0.2425017</text:p>
              </table:table-cell>
              <table:table-cell office:value-type="float" office:value="0.2382162">
                <text:p>0.2382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8.461538">
                <text:p>-8.461538</text:p>
              </table:table-cell>
              <table:table-cell office:value-type="float" office:value="0.2311961">
                <text:p>0.2311961</text:p>
              </table:table-cell>
              <table:table-cell office:value-type="float" office:value="0.2250004">
                <text:p>0.2250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7.948718">
                <text:p>-7.948718</text:p>
              </table:table-cell>
              <table:table-cell office:value-type="float" office:value="0.2145596">
                <text:p>0.2145596</text:p>
              </table:table-cell>
              <table:table-cell office:value-type="float" office:value="0.2114906">
                <text:p>0.21149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2030719">
                <text:p>0.2030719</text:p>
              </table:table-cell>
              <table:table-cell office:value-type="float" office:value="0.1976491">
                <text:p>0.19764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951396">
                <text:p>0.1951396</text:p>
              </table:table-cell>
              <table:table-cell office:value-type="float" office:value="0.1836095">
                <text:p>0.18360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742196">
                <text:p>0.1742196</text:p>
              </table:table-cell>
              <table:table-cell office:value-type="float" office:value="0.169366">
                <text:p>0.1693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718091">
                <text:p>0.1718091</text:p>
              </table:table-cell>
              <table:table-cell office:value-type="float" office:value="0.155164">
                <text:p>0.155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.384615">
                <text:p>-5.384615</text:p>
              </table:table-cell>
              <table:table-cell office:value-type="float" office:value="0.5001265">
                <text:p>0.5001265</text:p>
              </table:table-cell>
              <table:table-cell office:value-type="float" office:value="0.1409248">
                <text:p>0.1409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871795">
                <text:p>-4.871795</text:p>
              </table:table-cell>
              <table:table-cell office:value-type="float" office:value="0.149859">
                <text:p>0.149859</text:p>
              </table:table-cell>
              <table:table-cell office:value-type="float" office:value="0.1268017">
                <text:p>0.1268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.358974">
                <text:p>-4.358974</text:p>
              </table:table-cell>
              <table:table-cell office:value-type="float" office:value="0.1242022">
                <text:p>0.1242022</text:p>
              </table:table-cell>
              <table:table-cell office:value-type="float" office:value="0.1129362">
                <text:p>0.11293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.846154">
                <text:p>-3.846154</text:p>
              </table:table-cell>
              <table:table-cell office:value-type="float" office:value="0.1127455">
                <text:p>0.1127455</text:p>
              </table:table-cell>
              <table:table-cell office:value-type="float" office:value="0.0995175">
                <text:p>0.0995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.333333">
                <text:p>-3.333333</text:p>
              </table:table-cell>
              <table:table-cell office:value-type="float" office:value="0.1025388">
                <text:p>0.1025388</text:p>
              </table:table-cell>
              <table:table-cell office:value-type="float" office:value="0.0865246">
                <text:p>0.08652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9956">
                <text:p>0.09956</text:p>
              </table:table-cell>
              <table:table-cell office:value-type="float" office:value="0.0741404">
                <text:p>0.07414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636218">
                <text:p>0.0636218</text:p>
              </table:table-cell>
              <table:table-cell office:value-type="float" office:value="0.0625496">
                <text:p>0.0625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525972">
                <text:p>0.0525972</text:p>
              </table:table-cell>
              <table:table-cell office:value-type="float" office:value="0.0518515">
                <text:p>0.0518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42734">
                <text:p>0.042734</text:p>
              </table:table-cell>
              <table:table-cell office:value-type="float" office:value="0.0421175">
                <text:p>0.0421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342288">
                <text:p>0.0342288</text:p>
              </table:table-cell>
              <table:table-cell office:value-type="float" office:value="0.033505">
                <text:p>0.033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25641">
                <text:p>-0.25641</text:p>
              </table:table-cell>
              <table:table-cell office:value-type="float" office:value="0.026457">
                <text:p>0.026457</text:p>
              </table:table-cell>
              <table:table-cell office:value-type="float" office:value="0.0259805">
                <text:p>0.0259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641">
                <text:p>0.25641</text:p>
              </table:table-cell>
              <table:table-cell office:value-type="float" office:value="0.0199551">
                <text:p>0.0199551</text:p>
              </table:table-cell>
              <table:table-cell office:value-type="float" office:value="0.0196429">
                <text:p>0.0196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9231">
                <text:p>0.769231</text:p>
              </table:table-cell>
              <table:table-cell office:value-type="float" office:value="0.0145766">
                <text:p>0.0145766</text:p>
              </table:table-cell>
              <table:table-cell office:value-type="float" office:value="0.014413">
                <text:p>0.014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82051">
                <text:p>1.282051</text:p>
              </table:table-cell>
              <table:table-cell office:value-type="float" office:value="0.0103583">
                <text:p>0.0103583</text:p>
              </table:table-cell>
              <table:table-cell office:value-type="float" office:value="0.0102203">
                <text:p>0.0102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94872">
                <text:p>1.794872</text:p>
              </table:table-cell>
              <table:table-cell office:value-type="float" office:value="0.0070358">
                <text:p>0.0070358</text:p>
              </table:table-cell>
              <table:table-cell office:value-type="float" office:value="0.0069691">
                <text:p>0.0069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07692">
                <text:p>2.307692</text:p>
              </table:table-cell>
              <table:table-cell office:value-type="float" office:value="0.0045792">
                <text:p>0.0045792</text:p>
              </table:table-cell>
              <table:table-cell office:value-type="float" office:value="0.0045303">
                <text:p>0.0045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820513">
                <text:p>2.820513</text:p>
              </table:table-cell>
              <table:table-cell office:value-type="float" office:value="0.0028638">
                <text:p>0.0028638</text:p>
              </table:table-cell>
              <table:table-cell office:value-type="float" office:value="0.0028393">
                <text:p>0.0028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33333">
                <text:p>3.333333</text:p>
              </table:table-cell>
              <table:table-cell office:value-type="float" office:value="0.0016914">
                <text:p>0.0016914</text:p>
              </table:table-cell>
              <table:table-cell office:value-type="float" office:value="0.0016742">
                <text:p>0.0016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9324">
                <text:p>0.0009324</text:p>
              </table:table-cell>
              <table:table-cell office:value-type="float" office:value="0.000917">
                <text:p>0.000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482">
                <text:p>0.000482</text:p>
              </table:table-cell>
              <table:table-cell office:value-type="float" office:value="0.0004754">
                <text:p>0.0004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2326">
                <text:p>0.0002326</text:p>
              </table:table-cell>
              <table:table-cell office:value-type="float" office:value="0.0002253">
                <text:p>0.0002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1025">
                <text:p>0.0001025</text:p>
              </table:table-cell>
              <table:table-cell office:value-type="float" office:value="0.0000999">
                <text:p>0.0000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406">
                <text:p>0.0000406</text:p>
              </table:table-cell>
              <table:table-cell office:value-type="float" office:value="0.0000406">
                <text:p>0.0000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147">
                <text:p>0.0000147</text:p>
              </table:table-cell>
              <table:table-cell office:value-type="float" office:value="0.0000145">
                <text:p>0.0000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923077">
                <text:p>6.9230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7">
                <text:p>0.0000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435897">
                <text:p>7.435897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17">
                <text:p>0.0000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948718">
                <text:p>7.94871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461538">
                <text:p>8.46153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column-mapping="1 3 2" chart:style-name="ch1">
        <chart:title svg:x="8.378cm" svg:y="0.315cm" chart:style-name="ch2">
          <text:p>16QAM</text:p>
        </chart:title>
        <chart:legend chart:legend-position="end" svg:x="14.891cm" svg:y="3.678cm" style:legend-expansion="high" chart:style-name="ch3"/>
        <chart:plot-area chart:style-name="ch4" table:cell-range-address="16QAM.A3:16QAM.C42 16QAM.B2:16QAM.C2 16QAM.D2:16QAM.D42" chart:data-source-has-labels="row" svg:x="0.368cm" svg:y="1.273cm" svg:width="14.155cm" svg:height="7.499cm">
          <chartooo:coordinate-region svg:x="1.836cm" svg:y="1.472cm" svg:width="12.065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16QAM.B3:16QAM.B42" chart:label-cell-address="16QAM.B2:16QAM.B2" chart:class="chart:scatter">
            <chart:domain table:cell-range-address="16QAM.A3:16QAM.A42"/>
            <chart:data-point chart:repeated="40"/>
          </chart:series>
          <chart:series chart:attached-axis="primary-y" chart:style-name="ch11" chart:values-cell-range-address="16QAM.D3:16QAM.D42" chart:label-cell-address="16QAM.D2:16QAM.D2" chart:class="chart:scatter">
            <chart:data-point chart:repeated="40"/>
          </chart:series>
          <chart:series chart:attached-axis="secondary-y" chart:style-name="ch12" chart:values-cell-range-address="16QAM.C3:16QAM.C42" chart:label-cell-address="16QAM.C2:16QAM.C2" chart:class="chart:scatter">
            <chart:data-point chart:repeated="8"/>
            <chart:data-point chart:style-name="ch13"/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 </text:p>
                <draw:g>
                  <svg:desc>16QAM.B2:16QAM.B2</svg:desc>
                </draw:g>
              </table:table-cell>
              <table:table-cell office:value-type="string">
                <text:p>BER (BL)</text:p>
                <draw:g>
                  <svg:desc>16QAM.D2:16QAM.D2</svg:desc>
                </draw:g>
              </table:table-cell>
              <table:table-cell office:value-type="string">
                <text:p> num_clusters</text:p>
                <draw:g>
                  <svg:desc>16QAM.C2:16QAM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16QAM.A3:16QAM.A42</svg:desc>
                </draw:g>
              </table:table-cell>
              <table:table-cell office:value-type="float" office:value="0.18849665">
                <text:p>0.18849665</text:p>
                <draw:g>
                  <svg:desc>16QAM.B3:16QAM.B42</svg:desc>
                </draw:g>
              </table:table-cell>
              <table:table-cell office:value-type="float" office:value="0.1521169">
                <text:p>0.1521169</text:p>
                <draw:g>
                  <svg:desc>16QAM.D3:16QAM.D42</svg:desc>
                </draw:g>
              </table:table-cell>
              <table:table-cell office:value-type="float" office:value="12">
                <text:p>12</text:p>
                <draw:g>
                  <svg:desc>16QAM.C3:16QAM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93110875">
                <text:p>0.293110875</text:p>
              </table:table-cell>
              <table:table-cell office:value-type="float" office:value="0.14056865">
                <text:p>0.14056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89257725">
                <text:p>0.289257725</text:p>
              </table:table-cell>
              <table:table-cell office:value-type="float" office:value="0.1292271">
                <text:p>0.1292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4747875">
                <text:p>0.14747875</text:p>
              </table:table-cell>
              <table:table-cell office:value-type="float" office:value="0.118067475">
                <text:p>0.1180674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6919595">
                <text:p>0.16919595</text:p>
              </table:table-cell>
              <table:table-cell office:value-type="float" office:value="0.107085325">
                <text:p>0.107085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22754725">
                <text:p>0.122754725</text:p>
              </table:table-cell>
              <table:table-cell office:value-type="float" office:value="0.096305325">
                <text:p>0.096305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22011725">
                <text:p>0.122011725</text:p>
              </table:table-cell>
              <table:table-cell office:value-type="float" office:value="0.085789225">
                <text:p>0.08578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0870252">
                <text:p>0.0870252</text:p>
              </table:table-cell>
              <table:table-cell office:value-type="float" office:value="0.07563985">
                <text:p>0.075639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088611775">
                <text:p>0.088611775</text:p>
              </table:table-cell>
              <table:table-cell office:value-type="float" office:value="0.0658436">
                <text:p>0.06584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60170575">
                <text:p>0.060170575</text:p>
              </table:table-cell>
              <table:table-cell office:value-type="float" office:value="0.056520075">
                <text:p>0.056520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510436">
                <text:p>0.0510436</text:p>
              </table:table-cell>
              <table:table-cell office:value-type="float" office:value="0.047791225">
                <text:p>0.0477912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478146">
                <text:p>0.0478146</text:p>
              </table:table-cell>
              <table:table-cell office:value-type="float" office:value="0.0397091">
                <text:p>0.03970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54386725">
                <text:p>0.054386725</text:p>
              </table:table-cell>
              <table:table-cell office:value-type="float" office:value="0.03234935">
                <text:p>0.032349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33751225">
                <text:p>0.033751225</text:p>
              </table:table-cell>
              <table:table-cell office:value-type="float" office:value="0.02578835">
                <text:p>0.025788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5758025">
                <text:p>0.035758025</text:p>
              </table:table-cell>
              <table:table-cell office:value-type="float" office:value="0.020071675">
                <text:p>0.0200716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16053925">
                <text:p>0.016053925</text:p>
              </table:table-cell>
              <table:table-cell office:value-type="float" office:value="0.015202525">
                <text:p>0.015202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1183615">
                <text:p>0.01183615</text:p>
              </table:table-cell>
              <table:table-cell office:value-type="float" office:value="0.011179875">
                <text:p>0.0111798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083733">
                <text:p>0.0083733</text:p>
              </table:table-cell>
              <table:table-cell office:value-type="float" office:value="0.007935775">
                <text:p>0.0079357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057599">
                <text:p>0.0057599</text:p>
              </table:table-cell>
              <table:table-cell office:value-type="float" office:value="0.00541525">
                <text:p>0.00541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03807775">
                <text:p>0.003807775</text:p>
              </table:table-cell>
              <table:table-cell office:value-type="float" office:value="0.003544825">
                <text:p>0.0035448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02405975">
                <text:p>0.002405975</text:p>
              </table:table-cell>
              <table:table-cell office:value-type="float" office:value="0.0022211">
                <text:p>0.0022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1422425">
                <text:p>0.001422425</text:p>
              </table:table-cell>
              <table:table-cell office:value-type="float" office:value="0.001320675">
                <text:p>0.0013206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07903">
                <text:p>0.0007903</text:p>
              </table:table-cell>
              <table:table-cell office:value-type="float" office:value="0.00073405">
                <text:p>0.00073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413325">
                <text:p>0.000413325</text:p>
              </table:table-cell>
              <table:table-cell office:value-type="float" office:value="0.00038035">
                <text:p>0.00038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1881">
                <text:p>0.0001881</text:p>
              </table:table-cell>
              <table:table-cell office:value-type="float" office:value="0.000182125">
                <text:p>0.000182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082925">
                <text:p>0.000082925</text:p>
              </table:table-cell>
              <table:table-cell office:value-type="float" office:value="0.0000806">
                <text:p>0.00008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34675">
                <text:p>0.000034675</text:p>
              </table:table-cell>
              <table:table-cell office:value-type="float" office:value="0.000032875">
                <text:p>0.00003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12675">
                <text:p>0.000012675</text:p>
              </table:table-cell>
              <table:table-cell office:value-type="float" office:value="0.00001185">
                <text:p>0.00001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365">
                <text:p>0.000003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125">
                <text:p>0.00000125</text:p>
              </table:table-cell>
              <table:table-cell office:value-type="float" office:value="0.0000012">
                <text:p>0.00000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275">
                <text:p>0.000000275</text:p>
              </table:table-cell>
              <table:table-cell office:value-type="float" office:value="0.000000325">
                <text:p>0.0000003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column-mapping="0 2 1" chart:style-name="ch1">
        <chart:title svg:x="8.563cm" svg:y="0.315cm" chart:style-name="ch2">
          <text:p>8PSK</text:p>
        </chart:title>
        <chart:legend chart:legend-position="end" svg:x="14.891cm" svg:y="3.678cm" style:legend-expansion="high" chart:style-name="ch3"/>
        <chart:plot-area chart:style-name="ch4" table:cell-range-address="8PSK.A2:8PSK.D42" chart:data-source-has-labels="both" svg:x="0.368cm" svg:y="1.273cm" svg:width="14.155cm" svg:height="7.499cm">
          <chartooo:coordinate-region svg:x="1.837cm" svg:y="1.472cm" svg:width="12.064cm" svg:height="6.653cm"/>
          <chart:axis chart:dimension="x" chart:name="primary-x" chart:style-name="ch5" chartooo:axis-type="auto">
            <chart:categories table:cell-range-address="8PSK.C3:8PSK.C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8PSK.B3:8PSK.B42" chart:label-cell-address="8PSK.B2:8PSK.B2" chart:class="chart:scatter">
            <chart:domain table:cell-range-address="8PSK.A3:8PSK.A42"/>
            <chart:data-point chart:repeated="40"/>
          </chart:series>
          <chart:series chart:attached-axis="primary-y" chart:style-name="ch11" chart:values-cell-range-address="8PSK.D3:8PSK.D42" chart:label-cell-address="8PSK.D2:8PSK.D2" chart:class="chart:scatter">
            <chart:data-point chart:repeated="40"/>
          </chart:series>
          <chart:series chart:attached-axis="secondary-y" chart:style-name="ch12" chart:values-cell-range-address="8PSK.C3:8PSK.C42" chart:label-cell-address="8PSK.C2:8PSK.C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BER</text:p>
                <draw:g>
                  <svg:desc>8PSK.B2:8PSK.B2</svg:desc>
                </draw:g>
              </table:table-cell>
              <table:table-cell office:value-type="string">
                <text:p> BER (BL)</text:p>
                <draw:g>
                  <svg:desc>8PSK.D2:8PSK.D2</svg:desc>
                </draw:g>
              </table:table-cell>
              <table:table-cell office:value-type="string">
                <text:p> num_clusters</text:p>
                <draw:g>
                  <svg:desc>8PSK.C2:8PSK.C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8PSK.C3:8PSK.C42</svg:desc>
                </draw:g>
              </table:table-cell>
              <table:table-cell office:value-type="float" office:value="-10">
                <text:p>-10</text:p>
                <draw:g>
                  <svg:desc>8PSK.A3:8PSK.A42</svg:desc>
                </draw:g>
              </table:table-cell>
              <table:table-cell office:value-type="float" office:value="0.1998287333">
                <text:p>0.1998287333</text:p>
                <draw:g>
                  <svg:desc>8PSK.B3:8PSK.B42</svg:desc>
                </draw:g>
              </table:table-cell>
              <table:table-cell office:value-type="float" office:value="0.1761349333">
                <text:p>0.1761349333</text:p>
                <draw:g>
                  <svg:desc>8PSK.D3:8PSK.D42</svg:desc>
                </draw:g>
              </table:table-cell>
              <table:table-cell office:value-type="float" office:value="20">
                <text:p>20</text:p>
                <draw:g>
                  <svg:desc>8PSK.C3:8PSK.C42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9.487179">
                <text:p>-9.487179</text:p>
              </table:table-cell>
              <table:table-cell office:value-type="float" office:value="0.1962289667">
                <text:p>0.1962289667</text:p>
              </table:table-cell>
              <table:table-cell office:value-type="float" office:value="0.1633244">
                <text:p>0.16332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74359">
                <text:p>-8.974359</text:p>
              </table:table-cell>
              <table:table-cell office:value-type="float" office:value="0.1738536">
                <text:p>0.1738536</text:p>
              </table:table-cell>
              <table:table-cell office:value-type="float" office:value="0.1506889667">
                <text:p>0.1506889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672653667">
                <text:p>0.1672653667</text:p>
              </table:table-cell>
              <table:table-cell office:value-type="float" office:value="0.138378">
                <text:p>0.138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581524333">
                <text:p>0.1581524333</text:p>
              </table:table-cell>
              <table:table-cell office:value-type="float" office:value="0.1264478">
                <text:p>0.1264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445426667">
                <text:p>0.1445426667</text:p>
              </table:table-cell>
              <table:table-cell office:value-type="float" office:value="0.1148963333">
                <text:p>0.1148963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6.923077">
                <text:p>-6.923077</text:p>
              </table:table-cell>
              <table:table-cell office:value-type="float" office:value="0.2131547333">
                <text:p>0.2131547333</text:p>
              </table:table-cell>
              <table:table-cell office:value-type="float" office:value="0.1037503">
                <text:p>0.1037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159118">
                <text:p>0.1159118</text:p>
              </table:table-cell>
              <table:table-cell office:value-type="float" office:value="0.0930677333">
                <text:p>0.09306773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.897436">
                <text:p>-5.897436</text:p>
              </table:table-cell>
              <table:table-cell office:value-type="float" office:value="0.0973817667">
                <text:p>0.0973817667</text:p>
              </table:table-cell>
              <table:table-cell office:value-type="float" office:value="0.0828203333">
                <text:p>0.082820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940481333">
                <text:p>0.0940481333</text:p>
              </table:table-cell>
              <table:table-cell office:value-type="float" office:value="0.0730601">
                <text:p>0.0730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835922">
                <text:p>0.0835922</text:p>
              </table:table-cell>
              <table:table-cell office:value-type="float" office:value="0.0637843667">
                <text:p>0.0637843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760025333">
                <text:p>0.0760025333</text:p>
              </table:table-cell>
              <table:table-cell office:value-type="float" office:value="0.0550328333">
                <text:p>0.0550328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587107333">
                <text:p>0.0587107333</text:p>
              </table:table-cell>
              <table:table-cell office:value-type="float" office:value="0.0468316333">
                <text:p>0.0468316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523614667">
                <text:p>0.0523614667</text:p>
              </table:table-cell>
              <table:table-cell office:value-type="float" office:value="0.0392495">
                <text:p>0.0392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31746667">
                <text:p>0.0331746667</text:p>
              </table:table-cell>
              <table:table-cell office:value-type="float" office:value="0.0323273667">
                <text:p>0.0323273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264527667">
                <text:p>0.0264527667</text:p>
              </table:table-cell>
              <table:table-cell office:value-type="float" office:value="0.0260790667">
                <text:p>0.0260790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314835">
                <text:p>0.0314835</text:p>
              </table:table-cell>
              <table:table-cell office:value-type="float" office:value="0.0205753333">
                <text:p>0.020575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160398333">
                <text:p>0.0160398333</text:p>
              </table:table-cell>
              <table:table-cell office:value-type="float" office:value="0.0158297">
                <text:p>0.0158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119818667">
                <text:p>0.0119818667</text:p>
              </table:table-cell>
              <table:table-cell office:value-type="float" office:value="0.0118337667">
                <text:p>0.0118337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25641">
                <text:p>-0.25641</text:p>
              </table:table-cell>
              <table:table-cell office:value-type="float" office:value="0.008667">
                <text:p>0.008667</text:p>
              </table:table-cell>
              <table:table-cell office:value-type="float" office:value="0.0085566">
                <text:p>0.00855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641">
                <text:p>0.25641</text:p>
              </table:table-cell>
              <table:table-cell office:value-type="float" office:value="0.0060683667">
                <text:p>0.0060683667</text:p>
              </table:table-cell>
              <table:table-cell office:value-type="float" office:value="0.0059824">
                <text:p>0.0059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69231">
                <text:p>0.769231</text:p>
              </table:table-cell>
              <table:table-cell office:value-type="float" office:value="0.0040660333">
                <text:p>0.0040660333</text:p>
              </table:table-cell>
              <table:table-cell office:value-type="float" office:value="0.0040092333">
                <text:p>0.0040092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82051">
                <text:p>1.282051</text:p>
              </table:table-cell>
              <table:table-cell office:value-type="float" office:value="0.0026064333">
                <text:p>0.0026064333</text:p>
              </table:table-cell>
              <table:table-cell office:value-type="float" office:value="0.0025723">
                <text:p>0.0025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94872">
                <text:p>1.794872</text:p>
              </table:table-cell>
              <table:table-cell office:value-type="float" office:value="0.0015929333">
                <text:p>0.0015929333</text:p>
              </table:table-cell>
              <table:table-cell office:value-type="float" office:value="0.0015724667">
                <text:p>0.0015724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9296333">
                <text:p>0.0009296333</text:p>
              </table:table-cell>
              <table:table-cell office:value-type="float" office:value="0.0009078667">
                <text:p>0.0009078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5005333">
                <text:p>0.0005005333</text:p>
              </table:table-cell>
              <table:table-cell office:value-type="float" office:value="0.0004872333">
                <text:p>0.0004872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2511">
                <text:p>0.0002511</text:p>
              </table:table-cell>
              <table:table-cell office:value-type="float" office:value="0.0002451667">
                <text:p>0.0002451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1158333">
                <text:p>0.0001158333</text:p>
              </table:table-cell>
              <table:table-cell office:value-type="float" office:value="0.0001132667">
                <text:p>0.0001132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504333">
                <text:p>0.0000504333</text:p>
              </table:table-cell>
              <table:table-cell office:value-type="float" office:value="0.0000478667">
                <text:p>0.0000478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0181">
                <text:p>0.0000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68667">
                <text:p>0.0000068667</text:p>
              </table:table-cell>
              <table:table-cell office:value-type="float" office:value="0.0000066">
                <text:p>0.0000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22667">
                <text:p>0.0000022667</text:p>
              </table:table-cell>
              <table:table-cell office:value-type="float" office:value="0.0000022667">
                <text:p>0.0000022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06">
                <text:p>0.0000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23077">
                <text:p>6.923077</text:p>
              </table:table-cell>
              <table:table-cell office:value-type="float" office:value="0.0000001667">
                <text:p>0.0000001667</text:p>
              </table:table-cell>
              <table:table-cell office:value-type="float" office:value="0.0000001333">
                <text:p>0.0000001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435897">
                <text:p>7.435897</text:p>
              </table:table-cell>
              <table:table-cell office:value-type="float" office:value="0.0000000667">
                <text:p>0.0000000667</text:p>
              </table:table-cell>
              <table:table-cell office:value-type="float" office:value="0.0000000667">
                <text:p>0.0000000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42cm" svg:y="0.315cm" chart:style-name="ch2">
          <text:p>16QAM over training points</text:p>
        </chart:title>
        <chart:legend chart:legend-position="end" svg:x="16.135cm" svg:y="3.678cm" style:legend-expansion="high" chart:style-name="ch3"/>
        <chart:plot-area chart:style-name="ch4" table:cell-range-address="16QAM.G2:16QAM.J42" chart:data-source-has-labels="row" svg:x="0.368cm" svg:y="1.273cm" svg:width="15.399cm" svg:height="7.499cm">
          <chartooo:coordinate-region svg:x="1.836cm" svg:y="1.472cm" svg:width="13.744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16QAM.H3:16QAM.H42" chart:label-cell-address="16QAM.H2:16QAM.H2" chart:class="chart:scatter">
            <chart:domain table:cell-range-address="16QAM.G3:16QAM.G42"/>
            <chart:data-point chart:repeated="40"/>
          </chart:series>
          <chart:series chart:attached-axis="primary-y" chart:style-name="ch11" chart:values-cell-range-address="16QAM.I3:16QAM.I42" chart:label-cell-address="16QAM.I2:16QAM.I2" chart:class="chart:scatter">
            <chart:data-point chart:repeated="40"/>
          </chart:series>
          <chart:series chart:attached-axis="primary-y" chart:style-name="ch12" chart:values-cell-range-address="16QAM.J3:16QAM.J42" chart:label-cell-address="16QAM.J2:16QAM.J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16QAM.H2:16QAM.H2</svg:desc>
                </draw:g>
              </table:table-cell>
              <table:table-cell office:value-type="string">
                <text:p>1000</text:p>
                <draw:g>
                  <svg:desc>16QAM.I2:16QAM.I2</svg:desc>
                </draw:g>
              </table:table-cell>
              <table:table-cell office:value-type="string">
                <text:p>10000</text:p>
                <draw:g>
                  <svg:desc>16QAM.J2:16QAM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16QAM.G3:16QAM.G42</svg:desc>
                </draw:g>
              </table:table-cell>
              <table:table-cell office:value-type="float" office:value="0.247234275">
                <text:p>0.247234275</text:p>
                <draw:g>
                  <svg:desc>16QAM.H3:16QAM.H42</svg:desc>
                </draw:g>
              </table:table-cell>
              <table:table-cell office:value-type="float" office:value="0.18849665">
                <text:p>0.18849665</text:p>
                <draw:g>
                  <svg:desc>16QAM.I3:16QAM.I42</svg:desc>
                </draw:g>
              </table:table-cell>
              <table:table-cell office:value-type="float" office:value="0.301147375">
                <text:p>0.301147375</text:p>
                <draw:g>
                  <svg:desc>16QAM.J3:16QAM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409665">
                <text:p>0.2409665</text:p>
              </table:table-cell>
              <table:table-cell office:value-type="float" office:value="0.293110875">
                <text:p>0.293110875</text:p>
              </table:table-cell>
              <table:table-cell office:value-type="float" office:value="0.297131375">
                <text:p>0.29713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13236125">
                <text:p>0.213236125</text:p>
              </table:table-cell>
              <table:table-cell office:value-type="float" office:value="0.289257725">
                <text:p>0.289257725</text:p>
              </table:table-cell>
              <table:table-cell office:value-type="float" office:value="0.292964">
                <text:p>0.292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70087725">
                <text:p>0.170087725</text:p>
              </table:table-cell>
              <table:table-cell office:value-type="float" office:value="0.14747875">
                <text:p>0.14747875</text:p>
              </table:table-cell>
              <table:table-cell office:value-type="float" office:value="0.289131425">
                <text:p>0.289131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61429175">
                <text:p>0.161429175</text:p>
              </table:table-cell>
              <table:table-cell office:value-type="float" office:value="0.16919595">
                <text:p>0.16919595</text:p>
              </table:table-cell>
              <table:table-cell office:value-type="float" office:value="0.285269225">
                <text:p>0.285269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320038">
                <text:p>0.1320038</text:p>
              </table:table-cell>
              <table:table-cell office:value-type="float" office:value="0.122754725">
                <text:p>0.122754725</text:p>
              </table:table-cell>
              <table:table-cell office:value-type="float" office:value="0.281757375">
                <text:p>0.281757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653837">
                <text:p>0.1653837</text:p>
              </table:table-cell>
              <table:table-cell office:value-type="float" office:value="0.122011725">
                <text:p>0.122011725</text:p>
              </table:table-cell>
              <table:table-cell office:value-type="float" office:value="0.278131575">
                <text:p>0.27813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33286025">
                <text:p>0.133286025</text:p>
              </table:table-cell>
              <table:table-cell office:value-type="float" office:value="0.0870252">
                <text:p>0.0870252</text:p>
              </table:table-cell>
              <table:table-cell office:value-type="float" office:value="0.275120425">
                <text:p>0.275120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19630075">
                <text:p>0.119630075</text:p>
              </table:table-cell>
              <table:table-cell office:value-type="float" office:value="0.088611775">
                <text:p>0.088611775</text:p>
              </table:table-cell>
              <table:table-cell office:value-type="float" office:value="0.27194685">
                <text:p>0.27194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82811775">
                <text:p>0.082811775</text:p>
              </table:table-cell>
              <table:table-cell office:value-type="float" office:value="0.060170575">
                <text:p>0.060170575</text:p>
              </table:table-cell>
              <table:table-cell office:value-type="float" office:value="0.05718125">
                <text:p>0.0571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70910775">
                <text:p>0.070910775</text:p>
              </table:table-cell>
              <table:table-cell office:value-type="float" office:value="0.0510436">
                <text:p>0.0510436</text:p>
              </table:table-cell>
              <table:table-cell office:value-type="float" office:value="0.0482444">
                <text:p>0.0482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959224">
                <text:p>0.0959224</text:p>
              </table:table-cell>
              <table:table-cell office:value-type="float" office:value="0.0478146">
                <text:p>0.0478146</text:p>
              </table:table-cell>
              <table:table-cell office:value-type="float" office:value="0.053239">
                <text:p>0.053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64237725">
                <text:p>0.064237725</text:p>
              </table:table-cell>
              <table:table-cell office:value-type="float" office:value="0.054386725">
                <text:p>0.054386725</text:p>
              </table:table-cell>
              <table:table-cell office:value-type="float" office:value="0.03256605">
                <text:p>0.0325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5902955">
                <text:p>0.05902955</text:p>
              </table:table-cell>
              <table:table-cell office:value-type="float" office:value="0.033751225">
                <text:p>0.033751225</text:p>
              </table:table-cell>
              <table:table-cell office:value-type="float" office:value="0.02595685">
                <text:p>0.02595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892635">
                <text:p>0.03892635</text:p>
              </table:table-cell>
              <table:table-cell office:value-type="float" office:value="0.035758025">
                <text:p>0.035758025</text:p>
              </table:table-cell>
              <table:table-cell office:value-type="float" office:value="0.0201582">
                <text:p>0.0201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524428">
                <text:p>0.0524428</text:p>
              </table:table-cell>
              <table:table-cell office:value-type="float" office:value="0.016053925">
                <text:p>0.016053925</text:p>
              </table:table-cell>
              <table:table-cell office:value-type="float" office:value="0.01527825">
                <text:p>0.01527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4972985">
                <text:p>0.04972985</text:p>
              </table:table-cell>
              <table:table-cell office:value-type="float" office:value="0.01183615">
                <text:p>0.01183615</text:p>
              </table:table-cell>
              <table:table-cell office:value-type="float" office:value="0.01297375">
                <text:p>0.01297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27745775">
                <text:p>0.027745775</text:p>
              </table:table-cell>
              <table:table-cell office:value-type="float" office:value="0.0083733">
                <text:p>0.0083733</text:p>
              </table:table-cell>
              <table:table-cell office:value-type="float" office:value="0.008316525">
                <text:p>0.008316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24630275">
                <text:p>0.024630275</text:p>
              </table:table-cell>
              <table:table-cell office:value-type="float" office:value="0.0057599">
                <text:p>0.0057599</text:p>
              </table:table-cell>
              <table:table-cell office:value-type="float" office:value="0.005972375">
                <text:p>0.005972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07965575">
                <text:p>0.007965575</text:p>
              </table:table-cell>
              <table:table-cell office:value-type="float" office:value="0.003807775">
                <text:p>0.003807775</text:p>
              </table:table-cell>
              <table:table-cell office:value-type="float" office:value="0.003693675">
                <text:p>0.003693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1913455">
                <text:p>0.01913455</text:p>
              </table:table-cell>
              <table:table-cell office:value-type="float" office:value="0.002405975">
                <text:p>0.002405975</text:p>
              </table:table-cell>
              <table:table-cell office:value-type="float" office:value="0.002332425">
                <text:p>0.002332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235615">
                <text:p>0.00235615</text:p>
              </table:table-cell>
              <table:table-cell office:value-type="float" office:value="0.001422425">
                <text:p>0.001422425</text:p>
              </table:table-cell>
              <table:table-cell office:value-type="float" office:value="0.00143055">
                <text:p>0.0014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1142225">
                <text:p>0.001142225</text:p>
              </table:table-cell>
              <table:table-cell office:value-type="float" office:value="0.0007903">
                <text:p>0.0007903</text:p>
              </table:table-cell>
              <table:table-cell office:value-type="float" office:value="0.00079985">
                <text:p>0.00079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6269">
                <text:p>0.0006269</text:p>
              </table:table-cell>
              <table:table-cell office:value-type="float" office:value="0.000413325">
                <text:p>0.000413325</text:p>
              </table:table-cell>
              <table:table-cell office:value-type="float" office:value="0.00040435">
                <text:p>0.00040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32285">
                <text:p>0.00032285</text:p>
              </table:table-cell>
              <table:table-cell office:value-type="float" office:value="0.0001881">
                <text:p>0.0001881</text:p>
              </table:table-cell>
              <table:table-cell office:value-type="float" office:value="0.000194475">
                <text:p>0.000194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154225">
                <text:p>0.000154225</text:p>
              </table:table-cell>
              <table:table-cell office:value-type="float" office:value="0.000082925">
                <text:p>0.000082925</text:p>
              </table:table-cell>
              <table:table-cell office:value-type="float" office:value="0.0000869">
                <text:p>0.00008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6815">
                <text:p>0.00006815</text:p>
              </table:table-cell>
              <table:table-cell office:value-type="float" office:value="0.000034675">
                <text:p>0.000034675</text:p>
              </table:table-cell>
              <table:table-cell office:value-type="float" office:value="0.000032775">
                <text:p>0.000032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2745">
                <text:p>0.00002745</text:p>
              </table:table-cell>
              <table:table-cell office:value-type="float" office:value="0.000012675">
                <text:p>0.000012675</text:p>
              </table:table-cell>
              <table:table-cell office:value-type="float" office:value="0.00001265">
                <text:p>0.00001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955">
                <text:p>0.00000955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3825">
                <text:p>0.000003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3225">
                <text:p>0.000003225</text:p>
              </table:table-cell>
              <table:table-cell office:value-type="float" office:value="0.00000125">
                <text:p>0.00000125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275">
                <text:p>0.000000275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015">
                <text:p>0.0000001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00075">
                <text:p>0.00000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42cm" svg:y="0.315cm" chart:style-name="ch2">
          <text:p>16QAM over training points</text:p>
        </chart:title>
        <chart:legend chart:legend-position="end" svg:x="16.135cm" svg:y="3.678cm" style:legend-expansion="high" chart:style-name="ch3"/>
        <chart:plot-area chart:style-name="ch4" table:cell-range-address="16QAM.L2:16QAM.O42" chart:data-source-has-labels="row" svg:x="0.368cm" svg:y="1.273cm" svg:width="15.399cm" svg:height="7.499cm">
          <chartooo:coordinate-region svg:x="0.989cm" svg:y="1.472cm" svg:width="14.591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16QAM.M3:16QAM.M42" chart:label-cell-address="16QAM.M2:16QAM.M2" chart:class="chart:scatter">
            <chart:domain table:cell-range-address="16QAM.L3:16QAM.L42"/>
            <chart:data-point chart:repeated="40"/>
          </chart:series>
          <chart:series chart:attached-axis="primary-y" chart:style-name="ch11" chart:values-cell-range-address="16QAM.N3:16QAM.N42" chart:label-cell-address="16QAM.N2:16QAM.N2" chart:class="chart:scatter">
            <chart:data-point chart:repeated="40"/>
          </chart:series>
          <chart:series chart:attached-axis="primary-y" chart:style-name="ch12" chart:values-cell-range-address="16QAM.O3:16QAM.O42" chart:label-cell-address="16QAM.O2:16QAM.O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</text:p>
                <draw:g>
                  <svg:desc>16QAM.M2:16QAM.M2</svg:desc>
                </draw:g>
              </table:table-cell>
              <table:table-cell office:value-type="string">
                <text:p>1000</text:p>
                <draw:g>
                  <svg:desc>16QAM.N2:16QAM.N2</svg:desc>
                </draw:g>
              </table:table-cell>
              <table:table-cell office:value-type="string">
                <text:p>10000</text:p>
                <draw:g>
                  <svg:desc>16QAM.O2:16QAM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16QAM.L3:16QAM.L42</svg:desc>
                </draw:g>
              </table:table-cell>
              <table:table-cell office:value-type="float" office:value="12">
                <text:p>12</text:p>
                <draw:g>
                  <svg:desc>16QAM.M3:16QAM.M42</svg:desc>
                </draw:g>
              </table:table-cell>
              <table:table-cell office:value-type="float" office:value="12">
                <text:p>12</text:p>
                <draw:g>
                  <svg:desc>16QAM.N3:16QAM.N42</svg:desc>
                </draw:g>
              </table:table-cell>
              <table:table-cell office:value-type="float" office:value="4">
                <text:p>4</text:p>
                <draw:g>
                  <svg:desc>16QAM.O3:16QAM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552cm" svg:y="0.315cm" chart:style-name="ch2">
          <text:p>QPSK over training points</text:p>
        </chart:title>
        <chart:legend chart:legend-position="end" svg:x="16.135cm" svg:y="3.678cm" style:legend-expansion="high" chart:style-name="ch3"/>
        <chart:plot-area chart:style-name="ch4" table:cell-range-address="QPSK.G2:QPSK.J42" chart:data-source-has-labels="row" svg:x="0.368cm" svg:y="1.273cm" svg:width="15.399cm" svg:height="7.499cm">
          <chartooo:coordinate-region svg:x="1.836cm" svg:y="1.472cm" svg:width="13.744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QPSK.H3:QPSK.H42" chart:label-cell-address="QPSK.H2:QPSK.H2" chart:class="chart:scatter">
            <chart:domain table:cell-range-address="QPSK.G3:QPSK.G42"/>
            <chart:data-point chart:repeated="40"/>
          </chart:series>
          <chart:series chart:attached-axis="primary-y" chart:style-name="ch11" chart:values-cell-range-address="QPSK.I3:QPSK.I42" chart:label-cell-address="QPSK.I2:QPSK.I2" chart:class="chart:scatter">
            <chart:data-point chart:repeated="40"/>
          </chart:series>
          <chart:series chart:attached-axis="primary-y" chart:style-name="ch12" chart:values-cell-range-address="QPSK.J3:QPSK.J42" chart:label-cell-address="QPSK.J2:QPSK.J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QPSK.H2:QPSK.H2</svg:desc>
                </draw:g>
              </table:table-cell>
              <table:table-cell office:value-type="string">
                <text:p>1000</text:p>
                <draw:g>
                  <svg:desc>QPSK.I2:QPSK.I2</svg:desc>
                </draw:g>
              </table:table-cell>
              <table:table-cell office:value-type="string">
                <text:p>10000</text:p>
                <draw:g>
                  <svg:desc>QPSK.J2:QPSK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QPSK.G3:QPSK.G42</svg:desc>
                </draw:g>
              </table:table-cell>
              <table:table-cell office:value-type="float" office:value="0.24304775">
                <text:p>0.24304775</text:p>
                <draw:g>
                  <svg:desc>QPSK.H3:QPSK.H42</svg:desc>
                </draw:g>
              </table:table-cell>
              <table:table-cell office:value-type="float" office:value="0.50006925">
                <text:p>0.50006925</text:p>
                <draw:g>
                  <svg:desc>QPSK.I3:QPSK.I42</svg:desc>
                </draw:g>
              </table:table-cell>
              <table:table-cell office:value-type="float" office:value="0.5001999">
                <text:p>0.5001999</text:p>
                <draw:g>
                  <svg:desc>QPSK.J3:QPSK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337635">
                <text:p>0.2337635</text:p>
              </table:table-cell>
              <table:table-cell office:value-type="float" office:value="0.19474955">
                <text:p>0.19474955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184939">
                <text:p>0.2184939</text:p>
              </table:table-cell>
              <table:table-cell office:value-type="float" office:value="0.17644855">
                <text:p>0.17644855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2064305">
                <text:p>0.2064305</text:p>
              </table:table-cell>
              <table:table-cell office:value-type="float" office:value="0.1554825">
                <text:p>0.1554825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699808">
                <text:p>0.1699808</text:p>
              </table:table-cell>
              <table:table-cell office:value-type="float" office:value="0.130723">
                <text:p>0.130723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4287095">
                <text:p>0.14287095</text:p>
              </table:table-cell>
              <table:table-cell office:value-type="float" office:value="0.11660085">
                <text:p>0.11660085</text:p>
              </table:table-cell>
              <table:table-cell office:value-type="float" office:value="0.1147426">
                <text:p>0.1147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2927785">
                <text:p>0.12927785</text:p>
              </table:table-cell>
              <table:table-cell office:value-type="float" office:value="0.1022434">
                <text:p>0.1022434</text:p>
              </table:table-cell>
              <table:table-cell office:value-type="float" office:value="0.1012084">
                <text:p>0.1012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182017">
                <text:p>0.1182017</text:p>
              </table:table-cell>
              <table:table-cell office:value-type="float" office:value="0.11007065">
                <text:p>0.11007065</text:p>
              </table:table-cell>
              <table:table-cell office:value-type="float" office:value="0.08816735">
                <text:p>0.08816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057667">
                <text:p>0.1057667</text:p>
              </table:table-cell>
              <table:table-cell office:value-type="float" office:value="0.07608875">
                <text:p>0.07608875</text:p>
              </table:table-cell>
              <table:table-cell office:value-type="float" office:value="0.075757">
                <text:p>0.07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9696565">
                <text:p>0.09696565</text:p>
              </table:table-cell>
              <table:table-cell office:value-type="float" office:value="0.06456355">
                <text:p>0.06456355</text:p>
              </table:table-cell>
              <table:table-cell office:value-type="float" office:value="0.06411105">
                <text:p>0.06411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78377">
                <text:p>0.078377</text:p>
              </table:table-cell>
              <table:table-cell office:value-type="float" office:value="0.0537376">
                <text:p>0.0537376</text:p>
              </table:table-cell>
              <table:table-cell office:value-type="float" office:value="0.05329705">
                <text:p>0.05329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6489205">
                <text:p>0.06489205</text:p>
              </table:table-cell>
              <table:table-cell office:value-type="float" office:value="0.043791">
                <text:p>0.043791</text:p>
              </table:table-cell>
              <table:table-cell office:value-type="float" office:value="0.04345745">
                <text:p>0.04345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510425">
                <text:p>0.0510425</text:p>
              </table:table-cell>
              <table:table-cell office:value-type="float" office:value="0.0351161">
                <text:p>0.0351161</text:p>
              </table:table-cell>
              <table:table-cell office:value-type="float" office:value="0.03469895">
                <text:p>0.0346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3758505">
                <text:p>0.03758505</text:p>
              </table:table-cell>
              <table:table-cell office:value-type="float" office:value="0.0272992">
                <text:p>0.0272992</text:p>
              </table:table-cell>
              <table:table-cell office:value-type="float" office:value="0.02702085">
                <text:p>0.0270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11844">
                <text:p>0.0311844</text:p>
              </table:table-cell>
              <table:table-cell office:value-type="float" office:value="0.0206962">
                <text:p>0.0206962</text:p>
              </table:table-cell>
              <table:table-cell office:value-type="float" office:value="0.0204798">
                <text:p>0.020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2369715">
                <text:p>0.02369715</text:p>
              </table:table-cell>
              <table:table-cell office:value-type="float" office:value="0.0152218">
                <text:p>0.0152218</text:p>
              </table:table-cell>
              <table:table-cell office:value-type="float" office:value="0.0150815">
                <text:p>0.0150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176655">
                <text:p>0.0176655</text:p>
              </table:table-cell>
              <table:table-cell office:value-type="float" office:value="0.0108056">
                <text:p>0.0108056</text:p>
              </table:table-cell>
              <table:table-cell office:value-type="float" office:value="0.0107265">
                <text:p>0.0107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109426">
                <text:p>0.0109426</text:p>
              </table:table-cell>
              <table:table-cell office:value-type="float" office:value="0.0073992">
                <text:p>0.0073992</text:p>
              </table:table-cell>
              <table:table-cell office:value-type="float" office:value="0.00733815">
                <text:p>0.0073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0811095">
                <text:p>0.00811095</text:p>
              </table:table-cell>
              <table:table-cell office:value-type="float" office:value="0.0048658">
                <text:p>0.0048658</text:p>
              </table:table-cell>
              <table:table-cell office:value-type="float" office:value="0.00480165">
                <text:p>0.00480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047871">
                <text:p>0.0047871</text:p>
              </table:table-cell>
              <table:table-cell office:value-type="float" office:value="0.00304725">
                <text:p>0.00304725</text:p>
              </table:table-cell>
              <table:table-cell office:value-type="float" office:value="0.00301705">
                <text:p>0.00301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031493">
                <text:p>0.0031493</text:p>
              </table:table-cell>
              <table:table-cell office:value-type="float" office:value="0.00181925">
                <text:p>0.00181925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18242">
                <text:p>0.0018242</text:p>
              </table:table-cell>
              <table:table-cell office:value-type="float" office:value="0.00101405">
                <text:p>0.00101405</text:p>
              </table:table-cell>
              <table:table-cell office:value-type="float" office:value="0.0010042">
                <text:p>0.0010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09869">
                <text:p>0.0009869</text:p>
              </table:table-cell>
              <table:table-cell office:value-type="float" office:value="0.0005298">
                <text:p>0.0005298</text:p>
              </table:table-cell>
              <table:table-cell office:value-type="float" office:value="0.00052155">
                <text:p>0.00052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4982">
                <text:p>0.0004982</text:p>
              </table:table-cell>
              <table:table-cell office:value-type="float" office:value="0.0002605">
                <text:p>0.0002605</text:p>
              </table:table-cell>
              <table:table-cell office:value-type="float" office:value="0.00025335">
                <text:p>0.00025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22995">
                <text:p>0.00022995</text:p>
              </table:table-cell>
              <table:table-cell office:value-type="float" office:value="0.00011545">
                <text:p>0.00011545</text:p>
              </table:table-cell>
              <table:table-cell office:value-type="float" office:value="0.00011285">
                <text:p>0.00011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09785">
                <text:p>0.00009785</text:p>
              </table:table-cell>
              <table:table-cell office:value-type="float" office:value="0.00004615">
                <text:p>0.00004615</text:p>
              </table:table-cell>
              <table:table-cell office:value-type="float" office:value="0.0000461">
                <text:p>0.0000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3705">
                <text:p>0.00003705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01575">
                <text:p>0.00001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128">
                <text:p>0.0000128</text:p>
              </table:table-cell>
              <table:table-cell office:value-type="float" office:value="0.00000535">
                <text:p>0.00000535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335">
                <text:p>0.00000335</text:p>
              </table:table-cell>
              <table:table-cell office:value-type="float" office:value="0.00000205">
                <text:p>0.00000205</text:p>
              </table:table-cell>
              <table:table-cell office:value-type="float" office:value="0.00000185">
                <text:p>0.00000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085">
                <text:p>0.00000085</text:p>
              </table:table-cell>
              <table:table-cell office:value-type="float" office:value="0.00000045">
                <text:p>0.00000045</text:p>
              </table:table-cell>
              <table:table-cell office:value-type="float" office:value="0.00000035">
                <text:p>0.00000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5">
                <text:p>0.00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552cm" svg:y="0.315cm" chart:style-name="ch2">
          <text:p>QPSK over training points</text:p>
        </chart:title>
        <chart:legend chart:legend-position="end" svg:x="16.135cm" svg:y="3.678cm" style:legend-expansion="high" chart:style-name="ch3"/>
        <chart:plot-area chart:style-name="ch4" table:cell-range-address="QPSK.L2:QPSK.O42" chart:data-source-has-labels="row" svg:x="0.368cm" svg:y="1.273cm" svg:width="15.399cm" svg:height="7.499cm">
          <chartooo:coordinate-region svg:x="0.989cm" svg:y="1.472cm" svg:width="14.591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QPSK.M3:QPSK.M42" chart:label-cell-address="QPSK.M2:QPSK.M2" chart:class="chart:scatter">
            <chart:domain table:cell-range-address="QPSK.L3:QPSK.L42"/>
            <chart:data-point chart:repeated="40"/>
          </chart:series>
          <chart:series chart:attached-axis="primary-y" chart:style-name="ch11" chart:values-cell-range-address="QPSK.N3:QPSK.N42" chart:label-cell-address="QPSK.N2:QPSK.N2" chart:class="chart:scatter">
            <chart:data-point chart:repeated="40"/>
          </chart:series>
          <chart:series chart:attached-axis="primary-y" chart:style-name="ch12" chart:values-cell-range-address="QPSK.O3:QPSK.O42" chart:label-cell-address="QPSK.O2:QPSK.O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</text:p>
                <draw:g>
                  <svg:desc>QPSK.M2:QPSK.M2</svg:desc>
                </draw:g>
              </table:table-cell>
              <table:table-cell office:value-type="string">
                <text:p>1000</text:p>
                <draw:g>
                  <svg:desc>QPSK.N2:QPSK.N2</svg:desc>
                </draw:g>
              </table:table-cell>
              <table:table-cell office:value-type="string">
                <text:p>10000</text:p>
                <draw:g>
                  <svg:desc>QPSK.O2:QPSK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QPSK.L3:QPSK.L42</svg:desc>
                </draw:g>
              </table:table-cell>
              <table:table-cell office:value-type="float" office:value="19">
                <text:p>19</text:p>
                <draw:g>
                  <svg:desc>QPSK.M3:QPSK.M42</svg:desc>
                </draw:g>
              </table:table-cell>
              <table:table-cell office:value-type="float" office:value="1">
                <text:p>1</text:p>
                <draw:g>
                  <svg:desc>QPSK.N3:QPSK.N42</svg:desc>
                </draw:g>
              </table:table-cell>
              <table:table-cell office:value-type="float" office:value="1">
                <text:p>1</text:p>
                <draw:g>
                  <svg:desc>QPSK.O3:QPSK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605cm" svg:y="0.315cm" chart:style-name="ch2">
          <text:p>8PSK over training points</text:p>
        </chart:title>
        <chart:legend chart:legend-position="end" svg:x="16.135cm" svg:y="3.678cm" style:legend-expansion="high" chart:style-name="ch3"/>
        <chart:plot-area chart:style-name="ch4" table:cell-range-address="8PSK.G2:8PSK.J42" chart:data-source-has-labels="row" svg:x="0.368cm" svg:y="1.273cm" svg:width="15.399cm" svg:height="7.499cm">
          <chartooo:coordinate-region svg:x="1.836cm" svg:y="1.472cm" svg:width="13.744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8PSK.H3:8PSK.H42" chart:label-cell-address="8PSK.H2:8PSK.H2" chart:class="chart:scatter">
            <chart:domain table:cell-range-address="8PSK.G3:8PSK.G42"/>
            <chart:data-point chart:repeated="40"/>
          </chart:series>
          <chart:series chart:attached-axis="primary-y" chart:style-name="ch11" chart:values-cell-range-address="8PSK.I3:8PSK.I42" chart:label-cell-address="8PSK.I2:8PSK.I2" chart:class="chart:scatter">
            <chart:data-point chart:repeated="40"/>
          </chart:series>
          <chart:series chart:attached-axis="primary-y" chart:style-name="ch12" chart:values-cell-range-address="8PSK.J3:8PSK.J42" chart:label-cell-address="8PSK.J2:8PSK.J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8PSK.H2:8PSK.H2</svg:desc>
                </draw:g>
              </table:table-cell>
              <table:table-cell office:value-type="string">
                <text:p>1000</text:p>
                <draw:g>
                  <svg:desc>8PSK.I2:8PSK.I2</svg:desc>
                </draw:g>
              </table:table-cell>
              <table:table-cell office:value-type="string">
                <text:p>10000</text:p>
                <draw:g>
                  <svg:desc>8PSK.J2:8PSK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8PSK.G3:8PSK.G42</svg:desc>
                </draw:g>
              </table:table-cell>
              <table:table-cell office:value-type="float" office:value="0.294478">
                <text:p>0.294478</text:p>
                <draw:g>
                  <svg:desc>8PSK.H3:8PSK.H42</svg:desc>
                </draw:g>
              </table:table-cell>
              <table:table-cell office:value-type="float" office:value="0.1998287333">
                <text:p>0.1998287333</text:p>
                <draw:g>
                  <svg:desc>8PSK.I3:8PSK.I42</svg:desc>
                </draw:g>
              </table:table-cell>
              <table:table-cell office:value-type="float" office:value="0.4998507">
                <text:p>0.4998507</text:p>
                <draw:g>
                  <svg:desc>8PSK.J3:8PSK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283808">
                <text:p>0.2283808</text:p>
              </table:table-cell>
              <table:table-cell office:value-type="float" office:value="0.1962289667">
                <text:p>0.1962289667</text:p>
              </table:table-cell>
              <table:table-cell office:value-type="float" office:value="0.4998507">
                <text:p>0.4998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789277">
                <text:p>0.2789277</text:p>
              </table:table-cell>
              <table:table-cell office:value-type="float" office:value="0.1738536">
                <text:p>0.1738536</text:p>
              </table:table-cell>
              <table:table-cell office:value-type="float" office:value="0.4998507">
                <text:p>0.4998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857322333">
                <text:p>0.1857322333</text:p>
              </table:table-cell>
              <table:table-cell office:value-type="float" office:value="0.1672653667">
                <text:p>0.1672653667</text:p>
              </table:table-cell>
              <table:table-cell office:value-type="float" office:value="0.2592105">
                <text:p>0.259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869186333">
                <text:p>0.1869186333</text:p>
              </table:table-cell>
              <table:table-cell office:value-type="float" office:value="0.1581524333">
                <text:p>0.1581524333</text:p>
              </table:table-cell>
              <table:table-cell office:value-type="float" office:value="0.2560115333">
                <text:p>0.2560115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636432333">
                <text:p>0.1636432333</text:p>
              </table:table-cell>
              <table:table-cell office:value-type="float" office:value="0.1445426667">
                <text:p>0.1445426667</text:p>
              </table:table-cell>
              <table:table-cell office:value-type="float" office:value="0.2503350667">
                <text:p>0.2503350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501486">
                <text:p>0.1501486</text:p>
              </table:table-cell>
              <table:table-cell office:value-type="float" office:value="0.2131547333">
                <text:p>0.2131547333</text:p>
              </table:table-cell>
              <table:table-cell office:value-type="float" office:value="0.1867061667">
                <text:p>0.1867061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382816667">
                <text:p>0.1382816667</text:p>
              </table:table-cell>
              <table:table-cell office:value-type="float" office:value="0.1159118">
                <text:p>0.1159118</text:p>
              </table:table-cell>
              <table:table-cell office:value-type="float" office:value="0.1622442333">
                <text:p>0.1622442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320262333">
                <text:p>0.1320262333</text:p>
              </table:table-cell>
              <table:table-cell office:value-type="float" office:value="0.0973817667">
                <text:p>0.0973817667</text:p>
              </table:table-cell>
              <table:table-cell office:value-type="float" office:value="0.1594131667">
                <text:p>0.159413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1201266333">
                <text:p>0.1201266333</text:p>
              </table:table-cell>
              <table:table-cell office:value-type="float" office:value="0.0940481333">
                <text:p>0.0940481333</text:p>
              </table:table-cell>
              <table:table-cell office:value-type="float" office:value="0.1544955667">
                <text:p>0.154495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1100386667">
                <text:p>0.1100386667</text:p>
              </table:table-cell>
              <table:table-cell office:value-type="float" office:value="0.0835922">
                <text:p>0.0835922</text:p>
              </table:table-cell>
              <table:table-cell office:value-type="float" office:value="0.1496569">
                <text:p>0.1496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987874667">
                <text:p>0.0987874667</text:p>
              </table:table-cell>
              <table:table-cell office:value-type="float" office:value="0.0760025333">
                <text:p>0.0760025333</text:p>
              </table:table-cell>
              <table:table-cell office:value-type="float" office:value="0.0553312667">
                <text:p>0.0553312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786407333">
                <text:p>0.0786407333</text:p>
              </table:table-cell>
              <table:table-cell office:value-type="float" office:value="0.0587107333">
                <text:p>0.0587107333</text:p>
              </table:table-cell>
              <table:table-cell office:value-type="float" office:value="0.0470257">
                <text:p>0.0470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766822">
                <text:p>0.0766822</text:p>
              </table:table-cell>
              <table:table-cell office:value-type="float" office:value="0.0523614667">
                <text:p>0.0523614667</text:p>
              </table:table-cell>
              <table:table-cell office:value-type="float" office:value="0.0394187">
                <text:p>0.0394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584334333">
                <text:p>0.0584334333</text:p>
              </table:table-cell>
              <table:table-cell office:value-type="float" office:value="0.0331746667">
                <text:p>0.0331746667</text:p>
              </table:table-cell>
              <table:table-cell office:value-type="float" office:value="0.0324322333">
                <text:p>0.0324322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543776667">
                <text:p>0.0543776667</text:p>
              </table:table-cell>
              <table:table-cell office:value-type="float" office:value="0.0264527667">
                <text:p>0.0264527667</text:p>
              </table:table-cell>
              <table:table-cell office:value-type="float" office:value="0.0261479667">
                <text:p>0.026147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475215333">
                <text:p>0.0475215333</text:p>
              </table:table-cell>
              <table:table-cell office:value-type="float" office:value="0.0314835">
                <text:p>0.0314835</text:p>
              </table:table-cell>
              <table:table-cell office:value-type="float" office:value="0.0206211">
                <text:p>0.0206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320406">
                <text:p>0.0320406</text:p>
              </table:table-cell>
              <table:table-cell office:value-type="float" office:value="0.0160398333">
                <text:p>0.0160398333</text:p>
              </table:table-cell>
              <table:table-cell office:value-type="float" office:value="0.0158691">
                <text:p>0.0158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364326667">
                <text:p>0.0364326667</text:p>
              </table:table-cell>
              <table:table-cell office:value-type="float" office:value="0.0119818667">
                <text:p>0.0119818667</text:p>
              </table:table-cell>
              <table:table-cell office:value-type="float" office:value="0.011878">
                <text:p>0.011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212275667">
                <text:p>0.0212275667</text:p>
              </table:table-cell>
              <table:table-cell office:value-type="float" office:value="0.008667">
                <text:p>0.008667</text:p>
              </table:table-cell>
              <table:table-cell office:value-type="float" office:value="0.0085993333">
                <text:p>0.008599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112597333">
                <text:p>0.0112597333</text:p>
              </table:table-cell>
              <table:table-cell office:value-type="float" office:value="0.0060683667">
                <text:p>0.0060683667</text:p>
              </table:table-cell>
              <table:table-cell office:value-type="float" office:value="0.0059992333">
                <text:p>0.0059992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47671667">
                <text:p>0.0047671667</text:p>
              </table:table-cell>
              <table:table-cell office:value-type="float" office:value="0.0040660333">
                <text:p>0.0040660333</text:p>
              </table:table-cell>
              <table:table-cell office:value-type="float" office:value="0.0040324333">
                <text:p>0.0040324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31018333">
                <text:p>0.0031018333</text:p>
              </table:table-cell>
              <table:table-cell office:value-type="float" office:value="0.0026064333">
                <text:p>0.0026064333</text:p>
              </table:table-cell>
              <table:table-cell office:value-type="float" office:value="0.0025855">
                <text:p>0.0025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19663333">
                <text:p>0.0019663333</text:p>
              </table:table-cell>
              <table:table-cell office:value-type="float" office:value="0.0015929333">
                <text:p>0.0015929333</text:p>
              </table:table-cell>
              <table:table-cell office:value-type="float" office:value="0.001577">
                <text:p>0.00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11629">
                <text:p>0.0011629</text:p>
              </table:table-cell>
              <table:table-cell office:value-type="float" office:value="0.0009296333">
                <text:p>0.0009296333</text:p>
              </table:table-cell>
              <table:table-cell office:value-type="float" office:value="0.0009090667">
                <text:p>0.0009090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6415333">
                <text:p>0.0006415333</text:p>
              </table:table-cell>
              <table:table-cell office:value-type="float" office:value="0.0005005333">
                <text:p>0.0005005333</text:p>
              </table:table-cell>
              <table:table-cell office:value-type="float" office:value="0.0004907">
                <text:p>0.0004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3340333">
                <text:p>0.0003340333</text:p>
              </table:table-cell>
              <table:table-cell office:value-type="float" office:value="0.0002511">
                <text:p>0.0002511</text:p>
              </table:table-cell>
              <table:table-cell office:value-type="float" office:value="0.0002478333">
                <text:p>0.0002478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1586667">
                <text:p>0.0001586667</text:p>
              </table:table-cell>
              <table:table-cell office:value-type="float" office:value="0.0001158333">
                <text:p>0.0001158333</text:p>
              </table:table-cell>
              <table:table-cell office:value-type="float" office:value="0.0001152667">
                <text:p>0.0001152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679333">
                <text:p>0.0000679333</text:p>
              </table:table-cell>
              <table:table-cell office:value-type="float" office:value="0.0000504333">
                <text:p>0.0000504333</text:p>
              </table:table-cell>
              <table:table-cell office:value-type="float" office:value="0.0000487333">
                <text:p>0.0000487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276">
                <text:p>0.0000276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0179333">
                <text:p>0.0000179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93667">
                <text:p>0.0000093667</text:p>
              </table:table-cell>
              <table:table-cell office:value-type="float" office:value="0.0000068667">
                <text:p>0.0000068667</text:p>
              </table:table-cell>
              <table:table-cell office:value-type="float" office:value="0.0000058667">
                <text:p>0.0000058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29667">
                <text:p>0.0000029667</text:p>
              </table:table-cell>
              <table:table-cell office:value-type="float" office:value="0.0000022667">
                <text:p>0.000002266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007333">
                <text:p>0.000000733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05667">
                <text:p>0.0000005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1667">
                <text:p>0.0000001667</text:p>
              </table:table-cell>
              <table:table-cell office:value-type="float" office:value="0.0000002667">
                <text:p>0.0000002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.0000000667">
                <text:p>0.0000000667</text:p>
              </table:table-cell>
              <table:table-cell office:value-type="float" office:value="0.0000000333">
                <text:p>0.0000000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